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2" svg:font-family="Courier" style:font-family-generic="modern" style:font-pitch="fixed"/>
    <style:font-face style:name="Courier1" svg:font-family="Courier" style:font-adornments="Bold" style:font-family-generic="modern" style:font-pitch="fixed"/>
    <style:font-face style:name="Courier" svg:font-family="Courier"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language="en" fo:country="US" officeooo:rsid="0010b5e9" officeooo:paragraph-rsid="005b600c"/>
    </style:style>
    <style:style style:name="P2" style:family="paragraph" style:parent-style-name="Standard">
      <style:paragraph-properties fo:text-align="justify" style:justify-single-word="false"/>
      <style:text-properties style:font-name="Times New Roman" fo:language="en" fo:country="US" officeooo:rsid="0010b5e9" officeooo:paragraph-rsid="0035cea7"/>
    </style:style>
    <style:style style:name="P3" style:family="paragraph" style:parent-style-name="Standard">
      <style:paragraph-properties fo:text-align="justify" style:justify-single-word="false"/>
      <style:text-properties style:font-name="Times New Roman" fo:language="en" fo:country="US" officeooo:rsid="00372943" officeooo:paragraph-rsid="00372943"/>
    </style:style>
    <style:style style:name="P4" style:family="paragraph" style:parent-style-name="Standard">
      <style:paragraph-properties fo:text-align="justify" style:justify-single-word="false"/>
      <style:text-properties style:font-name="Times New Roman" fo:language="en" fo:country="US" officeooo:rsid="00372943" officeooo:paragraph-rsid="005aa2bf"/>
    </style:style>
    <style:style style:name="P5" style:family="paragraph" style:parent-style-name="Standard">
      <style:paragraph-properties fo:text-align="justify" style:justify-single-word="false"/>
      <style:text-properties style:font-name="Times New Roman" fo:language="en" fo:country="US" officeooo:rsid="001fd46e" officeooo:paragraph-rsid="00372943"/>
    </style:style>
    <style:style style:name="P6" style:family="paragraph" style:parent-style-name="Standard">
      <style:paragraph-properties fo:text-align="justify" style:justify-single-word="false"/>
      <style:text-properties style:font-name="Times New Roman" fo:language="en" fo:country="US" officeooo:rsid="00521d92" officeooo:paragraph-rsid="00521d92"/>
    </style:style>
    <style:style style:name="P7" style:family="paragraph" style:parent-style-name="Standard">
      <style:paragraph-properties fo:text-align="justify" style:justify-single-word="false"/>
      <style:text-properties style:font-name="Times New Roman" fo:language="en" fo:country="US" officeooo:rsid="002f026e" officeooo:paragraph-rsid="002f026e"/>
    </style:style>
    <style:style style:name="P8" style:family="paragraph" style:parent-style-name="Standard">
      <style:paragraph-properties fo:text-align="justify" style:justify-single-word="false"/>
      <style:text-properties style:font-name="Times New Roman" officeooo:rsid="001fd46e" officeooo:paragraph-rsid="005063b6"/>
    </style:style>
    <style:style style:name="P9" style:family="paragraph" style:parent-style-name="Standard">
      <style:paragraph-properties fo:text-align="justify" style:justify-single-word="false"/>
      <style:text-properties style:font-name="Times New Roman" officeooo:rsid="001fd46e" officeooo:paragraph-rsid="00372943"/>
    </style:style>
    <style:style style:name="P10" style:family="paragraph" style:parent-style-name="Standard">
      <style:paragraph-properties fo:text-align="justify" style:justify-single-word="false"/>
      <style:text-properties style:font-name="Times New Roman" officeooo:paragraph-rsid="00602ba9"/>
    </style:style>
    <style:style style:name="P11" style:family="paragraph" style:parent-style-name="Standard">
      <style:text-properties officeooo:paragraph-rsid="00270251"/>
    </style:style>
    <style:style style:name="P12" style:family="paragraph" style:parent-style-name="Standard">
      <style:paragraph-properties fo:text-align="start" style:justify-single-word="false"/>
      <style:text-properties officeooo:paragraph-rsid="0035cea7"/>
    </style:style>
    <style:style style:name="P13" style:family="paragraph" style:parent-style-name="Standard">
      <style:text-properties officeooo:paragraph-rsid="0035cea7"/>
    </style:style>
    <style:style style:name="P14" style:family="paragraph" style:parent-style-name="Standard">
      <style:text-properties officeooo:paragraph-rsid="00372943"/>
    </style:style>
    <style:style style:name="P15" style:family="paragraph" style:parent-style-name="Standard">
      <style:text-properties fo:language="en" fo:country="US" officeooo:rsid="0010b5e9" officeooo:paragraph-rsid="0010b5e9"/>
    </style:style>
    <style:style style:name="P16" style:family="paragraph" style:parent-style-name="Standard">
      <style:paragraph-properties fo:text-align="justify" style:justify-single-word="false"/>
      <style:text-properties fo:language="en" fo:country="US" officeooo:rsid="0010b5e9" officeooo:paragraph-rsid="002549d4"/>
    </style:style>
    <style:style style:name="P17" style:family="paragraph" style:parent-style-name="Standard">
      <style:paragraph-properties fo:text-align="justify" style:justify-single-word="false"/>
      <style:text-properties fo:language="en" fo:country="US" officeooo:rsid="0010b5e9" officeooo:paragraph-rsid="005aa2bf"/>
    </style:style>
    <style:style style:name="P18" style:family="paragraph" style:parent-style-name="Standard">
      <style:paragraph-properties fo:text-align="justify" style:justify-single-word="false"/>
      <style:text-properties fo:language="en" fo:country="US" officeooo:rsid="0010b5e9" officeooo:paragraph-rsid="0035cea7"/>
    </style:style>
    <style:style style:name="P19" style:family="paragraph" style:parent-style-name="Standard">
      <style:paragraph-properties fo:text-align="justify" style:justify-single-word="false"/>
      <style:text-properties fo:language="en" fo:country="US" officeooo:rsid="0010b5e9" officeooo:paragraph-rsid="00372943"/>
    </style:style>
    <style:style style:name="P20" style:family="paragraph" style:parent-style-name="Standard">
      <style:paragraph-properties fo:text-align="justify" style:justify-single-word="false"/>
      <style:text-properties fo:language="en" fo:country="US" officeooo:rsid="0010b5e9" officeooo:paragraph-rsid="004503a5"/>
    </style:style>
    <style:style style:name="P21" style:family="paragraph" style:parent-style-name="Standard">
      <style:paragraph-properties fo:text-align="justify" style:justify-single-word="false"/>
      <style:text-properties fo:language="en" fo:country="US" officeooo:rsid="002963e7" officeooo:paragraph-rsid="00602ba9"/>
    </style:style>
    <style:style style:name="P22" style:family="paragraph" style:parent-style-name="Standard">
      <style:paragraph-properties fo:text-align="justify" style:justify-single-word="false"/>
      <style:text-properties fo:language="en" fo:country="US" officeooo:rsid="00372943" officeooo:paragraph-rsid="005aa2bf"/>
    </style:style>
    <style:style style:name="P23" style:family="paragraph" style:parent-style-name="Standard">
      <style:paragraph-properties fo:text-align="justify" style:justify-single-word="false"/>
      <style:text-properties fo:language="en" fo:country="US" officeooo:rsid="004373c4" officeooo:paragraph-rsid="004503a5"/>
    </style:style>
    <style:style style:name="P24" style:family="paragraph" style:parent-style-name="Standard">
      <style:paragraph-properties fo:text-align="justify" style:justify-single-word="false"/>
      <style:text-properties fo:language="en" fo:country="US" officeooo:rsid="0035cea7" officeooo:paragraph-rsid="0035cea7"/>
    </style:style>
    <style:style style:name="P25" style:family="paragraph" style:parent-style-name="Standard">
      <style:paragraph-properties fo:text-align="justify" style:justify-single-word="false"/>
      <style:text-properties fo:language="en" fo:country="US" officeooo:rsid="0035cea7" officeooo:paragraph-rsid="005b600c"/>
    </style:style>
    <style:style style:name="P26" style:family="paragraph" style:parent-style-name="Standard">
      <style:paragraph-properties fo:text-align="justify" style:justify-single-word="false"/>
      <style:text-properties fo:language="en" fo:country="US" officeooo:rsid="00322ed3" officeooo:paragraph-rsid="00322ed3"/>
    </style:style>
    <style:style style:name="P27" style:family="paragraph" style:parent-style-name="Standard">
      <style:paragraph-properties fo:text-align="justify" style:justify-single-word="false"/>
      <style:text-properties fo:language="en" fo:country="US" officeooo:paragraph-rsid="00338604"/>
    </style:style>
    <style:style style:name="P28" style:family="paragraph" style:parent-style-name="Standard">
      <style:paragraph-properties fo:text-align="justify" style:justify-single-word="false"/>
      <style:text-properties fo:language="en" fo:country="US" officeooo:paragraph-rsid="004503a5"/>
    </style:style>
    <style:style style:name="P29" style:family="paragraph" style:parent-style-name="Standard">
      <style:paragraph-properties fo:text-align="justify" style:justify-single-word="false"/>
      <style:text-properties fo:language="en" fo:country="US" officeooo:paragraph-rsid="0010b5e9"/>
    </style:style>
    <style:style style:name="P30" style:family="paragraph" style:parent-style-name="Standard">
      <style:paragraph-properties fo:text-align="justify" style:justify-single-word="false"/>
      <style:text-properties fo:language="en" fo:country="US" officeooo:paragraph-rsid="002549d4"/>
    </style:style>
    <style:style style:name="P31" style:family="paragraph" style:parent-style-name="Standard">
      <style:paragraph-properties fo:text-align="justify" style:justify-single-word="false"/>
      <style:text-properties fo:language="en" fo:country="US" officeooo:rsid="001aa52f" officeooo:paragraph-rsid="0010b5e9"/>
    </style:style>
    <style:style style:name="P32" style:family="paragraph" style:parent-style-name="Standard">
      <style:paragraph-properties fo:text-align="justify" style:justify-single-word="false"/>
      <style:text-properties fo:language="en" fo:country="US" officeooo:rsid="002e10dc" officeooo:paragraph-rsid="002549d4"/>
    </style:style>
    <style:style style:name="P33" style:family="paragraph" style:parent-style-name="Standard">
      <style:paragraph-properties fo:text-align="justify" style:justify-single-word="false"/>
      <style:text-properties fo:language="en" fo:country="US" officeooo:rsid="0038955a" officeooo:paragraph-rsid="005faf28"/>
    </style:style>
    <style:style style:name="P34" style:family="paragraph" style:parent-style-name="Standard">
      <style:paragraph-properties fo:text-align="justify" style:justify-single-word="false"/>
      <style:text-properties officeooo:rsid="0010b5e9" officeooo:paragraph-rsid="00270251"/>
    </style:style>
    <style:style style:name="P35" style:family="paragraph" style:parent-style-name="Standard">
      <style:paragraph-properties fo:text-align="justify" style:justify-single-word="false"/>
      <style:text-properties officeooo:rsid="003117b3" officeooo:paragraph-rsid="00602ba9"/>
    </style:style>
    <style:style style:name="P36" style:family="paragraph" style:parent-style-name="Standard">
      <style:paragraph-properties fo:text-align="justify" style:justify-single-word="false"/>
      <style:text-properties officeooo:rsid="002549d4" officeooo:paragraph-rsid="004503a5"/>
    </style:style>
    <style:style style:name="P37" style:family="paragraph" style:parent-style-name="Standard">
      <style:paragraph-properties fo:text-align="justify" style:justify-single-word="false"/>
    </style:style>
    <style:style style:name="P38" style:family="paragraph" style:parent-style-name="Standard">
      <style:paragraph-properties fo:text-align="justify" style:justify-single-word="false"/>
      <style:text-properties officeooo:paragraph-rsid="00270251"/>
    </style:style>
    <style:style style:name="P39" style:family="paragraph" style:parent-style-name="Standard">
      <style:paragraph-properties fo:text-align="justify" style:justify-single-word="false"/>
      <style:text-properties officeooo:paragraph-rsid="004503a5"/>
    </style:style>
    <style:style style:name="P40" style:family="paragraph" style:parent-style-name="Standard">
      <style:paragraph-properties fo:text-align="justify" style:justify-single-word="false"/>
      <style:text-properties officeooo:paragraph-rsid="00487aee"/>
    </style:style>
    <style:style style:name="P41" style:family="paragraph" style:parent-style-name="Standard">
      <style:paragraph-properties fo:text-align="justify" style:justify-single-word="false"/>
      <style:text-properties officeooo:paragraph-rsid="002b1c16"/>
    </style:style>
    <style:style style:name="P42" style:family="paragraph" style:parent-style-name="Standard">
      <style:paragraph-properties fo:text-align="justify" style:justify-single-word="false"/>
      <style:text-properties officeooo:paragraph-rsid="003f8ff1"/>
    </style:style>
    <style:style style:name="P43" style:family="paragraph" style:parent-style-name="Standard">
      <style:paragraph-properties fo:text-align="justify" style:justify-single-word="false"/>
      <style:text-properties officeooo:paragraph-rsid="006c2d71"/>
    </style:style>
    <style:style style:name="P44" style:family="paragraph" style:parent-style-name="Standard">
      <style:paragraph-properties fo:text-align="justify" style:justify-single-word="false"/>
      <style:text-properties officeooo:paragraph-rsid="002c8360"/>
    </style:style>
    <style:style style:name="P45" style:family="paragraph" style:parent-style-name="Standard">
      <style:paragraph-properties fo:text-align="justify" style:justify-single-word="false"/>
      <style:text-properties officeooo:paragraph-rsid="006c9a6d"/>
    </style:style>
    <style:style style:name="P46" style:family="paragraph" style:parent-style-name="Standard">
      <style:paragraph-properties fo:text-align="justify" style:justify-single-word="false"/>
      <style:text-properties fo:font-size="12pt" fo:language="en" fo:country="US" officeooo:rsid="001c06f6" officeooo:paragraph-rsid="00270251" style:font-size-asian="12pt" style:font-size-complex="12pt"/>
    </style:style>
    <style:style style:name="P47" style:family="paragraph" style:parent-style-name="Standard">
      <style:paragraph-properties fo:text-align="justify" style:justify-single-word="false"/>
      <style:text-properties fo:font-size="12pt" fo:language="en" fo:country="US" officeooo:rsid="001c06f6" officeooo:paragraph-rsid="002c8360" style:font-size-asian="12pt" style:font-size-complex="12pt"/>
    </style:style>
    <style:style style:name="P48" style:family="paragraph" style:parent-style-name="Text_20_body">
      <style:text-properties fo:language="en" fo:country="US"/>
    </style:style>
    <style:style style:name="P49" style:family="paragraph" style:parent-style-name="Text_20_body">
      <style:paragraph-properties fo:text-align="justify" style:justify-single-word="false"/>
      <style:text-properties fo:language="en" fo:country="US" officeooo:rsid="002549d4" officeooo:paragraph-rsid="002549d4"/>
    </style:style>
    <style:style style:name="P50" style:family="paragraph" style:parent-style-name="Text_20_body">
      <style:paragraph-properties fo:text-align="justify" style:justify-single-word="false"/>
      <style:text-properties fo:language="en" fo:country="US" officeooo:rsid="00350725" officeooo:paragraph-rsid="00350725"/>
    </style:style>
    <style:style style:name="P51" style:family="paragraph" style:parent-style-name="Text_20_body">
      <style:paragraph-properties fo:text-align="justify" style:justify-single-word="false"/>
      <style:text-properties fo:language="en" fo:country="US"/>
    </style:style>
    <style:style style:name="P52" style:family="paragraph" style:parent-style-name="Text_20_body">
      <style:paragraph-properties fo:text-align="justify" style:justify-single-word="false"/>
      <style:text-properties fo:language="en" fo:country="US" officeooo:paragraph-rsid="004503a5"/>
    </style:style>
    <style:style style:name="P53" style:family="paragraph" style:parent-style-name="Text_20_body">
      <style:paragraph-properties fo:text-align="justify" style:justify-single-word="false"/>
      <style:text-properties fo:language="en" fo:country="US" officeooo:paragraph-rsid="00338604"/>
    </style:style>
    <style:style style:name="P54" style:family="paragraph" style:parent-style-name="Text_20_body">
      <style:paragraph-properties fo:text-align="justify" style:justify-single-word="false"/>
      <style:text-properties fo:language="en" fo:country="US" officeooo:paragraph-rsid="003e3c31"/>
    </style:style>
    <style:style style:name="P55" style:family="paragraph" style:parent-style-name="Text_20_body">
      <style:paragraph-properties fo:text-align="justify" style:justify-single-word="false"/>
      <style:text-properties fo:language="en" fo:country="US" officeooo:paragraph-rsid="003f8ff1"/>
    </style:style>
    <style:style style:name="P56" style:family="paragraph" style:parent-style-name="Text_20_body">
      <style:paragraph-properties fo:text-align="justify" style:justify-single-word="false"/>
      <style:text-properties fo:language="en" fo:country="US" officeooo:paragraph-rsid="004169a9"/>
    </style:style>
    <style:style style:name="P57" style:family="paragraph" style:parent-style-name="Text_20_body">
      <style:paragraph-properties fo:text-align="justify" style:justify-single-word="false"/>
      <style:text-properties fo:language="en" fo:country="US" officeooo:paragraph-rsid="006c9a6d"/>
    </style:style>
    <style:style style:name="P58" style:family="paragraph" style:parent-style-name="Text_20_body">
      <style:paragraph-properties fo:text-align="justify" style:justify-single-word="false"/>
      <style:text-properties fo:language="en" fo:country="US" officeooo:rsid="00322ed3" officeooo:paragraph-rsid="00322ed3"/>
    </style:style>
    <style:style style:name="P59" style:family="paragraph" style:parent-style-name="Text_20_body">
      <style:text-properties fo:language="en" fo:country="US" officeooo:rsid="00738024" officeooo:paragraph-rsid="00738024"/>
    </style:style>
    <style:style style:name="P60" style:family="paragraph" style:parent-style-name="Text_20_body">
      <style:text-properties fo:language="en" fo:country="US" officeooo:rsid="003c2e94" officeooo:paragraph-rsid="00738024"/>
    </style:style>
    <style:style style:name="P61" style:family="paragraph" style:parent-style-name="Text_20_body">
      <style:text-properties fo:language="en" fo:country="US" officeooo:rsid="001aa52f" officeooo:paragraph-rsid="00738024"/>
    </style:style>
    <style:style style:name="P62" style:family="paragraph" style:parent-style-name="Text_20_body">
      <style:paragraph-properties fo:text-align="justify" style:justify-single-word="false"/>
      <style:text-properties fo:font-size="12pt" officeooo:paragraph-rsid="00602ba9" style:font-size-asian="12pt" style:font-size-complex="12pt"/>
    </style:style>
    <style:style style:name="P63" style:family="paragraph" style:parent-style-name="Text_20_body">
      <style:paragraph-properties fo:text-align="justify" style:justify-single-word="false"/>
      <style:text-properties fo:font-size="12pt" officeooo:paragraph-rsid="00270251" style:font-size-asian="12pt" style:font-size-complex="12pt"/>
    </style:style>
    <style:style style:name="P64" style:family="paragraph" style:parent-style-name="Text_20_body">
      <style:paragraph-properties fo:text-align="justify" style:justify-single-word="false"/>
      <style:text-properties fo:font-size="12pt" fo:language="en" fo:country="US" officeooo:rsid="001c06f6" officeooo:paragraph-rsid="003f8ff1" style:font-size-asian="12pt" style:font-size-complex="12pt"/>
    </style:style>
    <style:style style:name="P65" style:family="paragraph" style:parent-style-name="Text_20_body">
      <style:paragraph-properties fo:text-align="justify" style:justify-single-word="false"/>
      <style:text-properties fo:font-size="12pt" fo:language="en" fo:country="US" officeooo:rsid="001c06f6" officeooo:paragraph-rsid="004169a9" style:font-size-asian="12pt" style:font-size-complex="12pt"/>
    </style:style>
    <style:style style:name="P66" style:family="paragraph" style:parent-style-name="Text_20_body">
      <style:paragraph-properties fo:text-align="justify" style:justify-single-word="false"/>
      <style:text-properties fo:font-size="12pt" fo:language="en" fo:country="US" officeooo:rsid="002b1c16" officeooo:paragraph-rsid="00602ba9" style:font-size-asian="12pt" style:font-size-complex="12pt"/>
    </style:style>
    <style:style style:name="P67" style:family="paragraph" style:parent-style-name="Text_20_body">
      <style:paragraph-properties fo:text-align="justify" style:justify-single-word="false"/>
      <style:text-properties fo:font-size="12pt" fo:language="en" fo:country="US" officeooo:rsid="00479610" officeooo:paragraph-rsid="00602ba9" style:font-size-asian="12pt" style:font-size-complex="12pt"/>
    </style:style>
    <style:style style:name="P68" style:family="paragraph" style:parent-style-name="Text_20_body">
      <style:paragraph-properties fo:text-align="justify" style:justify-single-word="false"/>
      <style:text-properties fo:font-size="12pt" fo:language="en" fo:country="US" fo:font-weight="normal" officeooo:rsid="00602ba9" officeooo:paragraph-rsid="00602ba9" style:font-size-asian="12pt" style:font-weight-asian="normal" style:font-size-complex="12pt" style:font-weight-complex="normal"/>
    </style:style>
    <style:style style:name="P69" style:family="paragraph" style:parent-style-name="Text_20_body">
      <style:paragraph-properties fo:text-align="justify" style:justify-single-word="false"/>
      <style:text-properties officeooo:rsid="0068fd29" officeooo:paragraph-rsid="005aa2bf"/>
    </style:style>
    <style:style style:name="P70" style:family="paragraph" style:parent-style-name="Text_20_body">
      <style:paragraph-properties fo:text-align="justify" style:justify-single-word="false"/>
    </style:style>
    <style:style style:name="P71" style:family="paragraph" style:parent-style-name="Text_20_body">
      <style:paragraph-properties fo:text-align="justify" style:justify-single-word="false"/>
      <style:text-properties officeooo:paragraph-rsid="00270251"/>
    </style:style>
    <style:style style:name="P72" style:family="paragraph" style:parent-style-name="Text_20_body">
      <style:paragraph-properties fo:text-align="justify" style:justify-single-word="false"/>
      <style:text-properties officeooo:paragraph-rsid="003f8ff1"/>
    </style:style>
    <style:style style:name="P73" style:family="paragraph" style:parent-style-name="Text_20_body">
      <style:paragraph-properties fo:text-align="justify" style:justify-single-word="false"/>
      <style:text-properties officeooo:paragraph-rsid="002c8360"/>
    </style:style>
    <style:style style:name="P74" style:family="paragraph" style:parent-style-name="Text_20_body">
      <style:paragraph-properties fo:text-align="justify" style:justify-single-word="false"/>
      <style:text-properties officeooo:paragraph-rsid="002b1c16"/>
    </style:style>
    <style:style style:name="P75" style:family="paragraph" style:parent-style-name="Text_20_body">
      <style:paragraph-properties fo:text-align="justify" style:justify-single-word="false"/>
      <style:text-properties officeooo:paragraph-rsid="00487aee"/>
    </style:style>
    <style:style style:name="P76" style:family="paragraph" style:parent-style-name="Text_20_body">
      <style:paragraph-properties fo:text-align="justify" style:justify-single-word="false"/>
      <style:text-properties officeooo:paragraph-rsid="004169a9"/>
    </style:style>
    <style:style style:name="P77" style:family="paragraph" style:parent-style-name="Text_20_body">
      <style:paragraph-properties fo:text-align="justify" style:justify-single-word="false"/>
      <style:text-properties officeooo:paragraph-rsid="006c9a6d"/>
    </style:style>
    <style:style style:name="P78" style:family="paragraph" style:parent-style-name="Text_20_body">
      <style:paragraph-properties fo:text-align="justify" style:justify-single-word="false"/>
      <style:text-properties officeooo:paragraph-rsid="0071cb9d"/>
    </style:style>
    <style:style style:name="P79" style:family="paragraph" style:parent-style-name="Text_20_body">
      <style:paragraph-properties fo:text-align="justify" style:justify-single-word="false"/>
      <style:text-properties officeooo:rsid="003117b3" officeooo:paragraph-rsid="003cd08a"/>
    </style:style>
    <style:style style:name="P80" style:family="paragraph" style:parent-style-name="Text_20_body">
      <style:paragraph-properties fo:text-align="justify" style:justify-single-word="false"/>
      <style:text-properties officeooo:rsid="002963e7" officeooo:paragraph-rsid="002963e7"/>
    </style:style>
    <style:style style:name="P81" style:family="paragraph" style:parent-style-name="Text_20_body">
      <style:paragraph-properties fo:text-align="justify" style:justify-single-word="false"/>
      <style:text-properties style:font-name="Courier2" fo:language="en" fo:country="US" fo:font-weight="bold" officeooo:rsid="005aa2bf" officeooo:paragraph-rsid="005aa2bf" style:font-weight-asian="bold" style:font-weight-complex="bold"/>
    </style:style>
    <style:style style:name="P82" style:family="paragraph" style:parent-style-name="Text_20_body">
      <style:text-properties style:font-name="Courier2" fo:font-size="11pt" fo:language="en" fo:country="US" fo:font-weight="bold" officeooo:rsid="006c2d71" officeooo:paragraph-rsid="006c2d71" style:font-size-asian="11pt" style:font-weight-asian="bold" style:font-size-complex="11pt" style:font-weight-complex="bold"/>
    </style:style>
    <style:style style:name="P83" style:family="paragraph" style:parent-style-name="Text_20_body">
      <style:text-properties officeooo:rsid="006c2d71" officeooo:paragraph-rsid="006c2d71"/>
    </style:style>
    <style:style style:name="P84" style:family="paragraph" style:parent-style-name="Text_20_body">
      <style:text-properties style:font-name="Times New Roman" fo:font-size="11pt" fo:language="en" fo:country="US" fo:font-weight="normal" officeooo:rsid="006c2d71" officeooo:paragraph-rsid="006c2d71" style:font-size-asian="11pt" style:font-weight-asian="normal" style:font-size-complex="11pt" style:font-weight-complex="normal"/>
    </style:style>
    <style:style style:name="P85" style:family="paragraph" style:parent-style-name="Subtitle">
      <style:text-properties fo:language="en" fo:country="US"/>
    </style:style>
    <style:style style:name="P86" style:family="paragraph" style:parent-style-name="Title">
      <style:text-properties fo:language="en" fo:country="US"/>
    </style:style>
    <style:style style:name="P87" style:family="paragraph" style:parent-style-name="Standard">
      <style:paragraph-properties fo:margin-top="0in" fo:margin-bottom="0in" style:contextual-spacing="false" fo:text-align="justify" style:justify-single-word="false"/>
      <style:text-properties style:font-name="Times New Roman" fo:font-size="12pt" officeooo:paragraph-rsid="005b600c" style:font-size-asian="12pt" style:font-size-complex="12pt"/>
    </style:style>
    <style:style style:name="P88" style:family="paragraph" style:parent-style-name="Standard">
      <style:paragraph-properties fo:margin-top="0in" fo:margin-bottom="0in" style:contextual-spacing="false" fo:text-align="justify" style:justify-single-word="false"/>
      <style:text-properties style:font-name="Times New Roman" fo:font-size="12pt" fo:language="en" fo:country="US" officeooo:rsid="003e3c31" officeooo:paragraph-rsid="005b600c" style:font-size-asian="12pt" style:font-size-complex="12pt"/>
    </style:style>
    <style:style style:name="P89" style:family="paragraph" style:parent-style-name="Standard">
      <style:paragraph-properties fo:margin-top="0in" fo:margin-bottom="0in" style:contextual-spacing="false" fo:text-align="justify" style:justify-single-word="false"/>
      <style:text-properties style:font-name="Times New Roman" officeooo:paragraph-rsid="005b600c"/>
    </style:style>
    <style:style style:name="P90" style:family="paragraph" style:parent-style-name="Standard">
      <style:paragraph-properties fo:text-align="justify" style:justify-single-word="false" fo:background-color="#e6e6e6" fo:padding="0.0193in" fo:border="0.06pt solid #000000" style:shadow="none">
        <style:background-image/>
      </style:paragraph-properties>
      <style:text-properties officeooo:paragraph-rsid="00270251"/>
    </style:style>
    <style:style style:name="P91" style:family="paragraph" style:parent-style-name="Standard">
      <style:paragraph-properties fo:text-align="justify" style:justify-single-word="false" fo:background-color="#e6e6e6" fo:padding="0.0193in" fo:border="0.06pt solid #000000" style:shadow="none">
        <style:background-image/>
      </style:paragraph-properties>
      <style:text-properties officeooo:paragraph-rsid="006c9a6d"/>
    </style:style>
    <style:style style:name="P92" style:family="paragraph" style:parent-style-name="Standard">
      <style:paragraph-properties fo:text-align="justify" style:justify-single-word="false" fo:background-color="#e6e6e6" fo:padding="0.0193in" fo:border="0.06pt solid #000000" style:shadow="none">
        <style:background-image/>
      </style:paragraph-properties>
      <style:text-properties officeooo:paragraph-rsid="003c2e94"/>
    </style:style>
    <style:style style:name="P93" style:family="paragraph" style:parent-style-name="Standard">
      <style:paragraph-properties fo:text-align="justify" style:justify-single-word="false" fo:background-color="#e6e6e6" fo:padding="0.0193in" fo:border="0.06pt solid #000000" style:shadow="none">
        <style:background-image/>
      </style:paragraph-properties>
      <style:text-properties style:font-name="Courier2" fo:font-size="9pt" fo:language="en" fo:country="US" officeooo:rsid="002c8360" officeooo:paragraph-rsid="002c8360" style:font-size-asian="9pt" style:font-size-complex="9pt"/>
    </style:style>
    <style:style style:name="P94" style:family="paragraph" style:parent-style-name="Standard">
      <style:paragraph-properties fo:text-align="justify" style:justify-single-word="false" fo:background-color="#e6e6e6" fo:padding="0.0193in" fo:border="0.06pt solid #000000" style:shadow="none">
        <style:background-image/>
      </style:paragraph-properties>
      <style:text-properties style:font-name="Courier2" fo:font-size="9pt" fo:language="en" fo:country="US" officeooo:rsid="003117b3" officeooo:paragraph-rsid="00270251" style:font-size-asian="9pt" style:font-size-complex="9pt"/>
    </style:style>
    <style:style style:name="P95" style:family="paragraph" style:parent-style-name="Standard">
      <style:paragraph-properties fo:text-align="justify" style:justify-single-word="false" fo:background-color="#e6e6e6" fo:padding="0.0193in" fo:border="0.06pt solid #000000" style:shadow="none">
        <style:background-image/>
      </style:paragraph-properties>
      <style:text-properties fo:font-size="12pt" fo:language="en" fo:country="US" officeooo:rsid="001c06f6" officeooo:paragraph-rsid="006c9a6d" style:font-size-asian="12pt" style:font-size-complex="12pt"/>
    </style:style>
    <style:style style:name="P96" style:family="paragraph" style:parent-style-name="Standard">
      <style:paragraph-properties fo:margin-top="0in" fo:margin-bottom="0.0799in" style:contextual-spacing="false" fo:text-align="justify" style:justify-single-word="false"/>
      <style:text-properties style:font-name="Times New Roman" fo:language="en" fo:country="US" officeooo:rsid="001fd46e" officeooo:paragraph-rsid="00372943"/>
    </style:style>
    <style:style style:name="P97" style:family="paragraph" style:parent-style-name="Contents_20_1">
      <style:paragraph-properties>
        <style:tab-stops>
          <style:tab-stop style:position="6.6929in" style:type="right" style:leader-style="dotted" style:leader-text="."/>
        </style:tab-stops>
      </style:paragraph-properties>
    </style:style>
    <style:style style:name="P98" style:family="paragraph" style:parent-style-name="Contents_20_2">
      <style:paragraph-properties>
        <style:tab-stops>
          <style:tab-stop style:position="6.4965in" style:type="right" style:leader-style="dotted" style:leader-text="."/>
        </style:tab-stops>
      </style:paragraph-properties>
    </style:style>
    <style:style style:name="P99" style:family="paragraph" style:parent-style-name="Contents_20_3">
      <style:paragraph-properties>
        <style:tab-stops>
          <style:tab-stop style:position="6.3in" style:type="right" style:leader-style="dotted" style:leader-text="."/>
        </style:tab-stops>
      </style:paragraph-properties>
    </style:style>
    <style:style style:name="P100" style:family="paragraph" style:parent-style-name="Standard" style:list-style-name="L1">
      <style:paragraph-properties fo:margin-top="0in" fo:margin-bottom="0.0799in" style:contextual-spacing="false" fo:line-height="100%" fo:text-align="start" style:justify-single-word="false"/>
      <style:text-properties officeooo:paragraph-rsid="0060c980"/>
    </style:style>
    <style:style style:name="P101" style:family="paragraph" style:parent-style-name="Standard" style:list-style-name="L2">
      <style:paragraph-properties fo:margin-top="0in" fo:margin-bottom="0.0799in" style:contextual-spacing="false" fo:line-height="100%" fo:text-align="start" style:justify-single-word="false"/>
      <style:text-properties officeooo:paragraph-rsid="0060ce93"/>
    </style:style>
    <style:style style:name="P102" style:family="paragraph" style:parent-style-name="Standard" style:list-style-name="L2">
      <style:paragraph-properties fo:margin-top="0in" fo:margin-bottom="0.0799in" style:contextual-spacing="false" fo:line-height="100%" fo:text-align="start" style:justify-single-word="false"/>
      <style:text-properties officeooo:paragraph-rsid="007a814b"/>
    </style:style>
    <style:style style:name="P103" style:family="paragraph" style:parent-style-name="Standard" style:list-style-name="L3">
      <style:paragraph-properties fo:margin-top="0in" fo:margin-bottom="0.0799in" style:contextual-spacing="false" fo:line-height="100%" fo:text-align="start" style:justify-single-word="false"/>
      <style:text-properties officeooo:paragraph-rsid="0061b29b"/>
    </style:style>
    <style:style style:name="P104" style:family="paragraph" style:parent-style-name="Standard" style:list-style-name="L4">
      <style:paragraph-properties fo:margin-top="0in" fo:margin-bottom="0.0799in" style:contextual-spacing="false" fo:line-height="100%" fo:text-align="start" style:justify-single-word="false"/>
      <style:text-properties officeooo:paragraph-rsid="0061b29b"/>
    </style:style>
    <style:style style:name="P105" style:family="paragraph" style:parent-style-name="Standard" style:list-style-name="L5">
      <style:paragraph-properties fo:margin-top="0in" fo:margin-bottom="0.0799in" style:contextual-spacing="false" fo:line-height="100%" fo:text-align="start" style:justify-single-word="false"/>
      <style:text-properties officeooo:paragraph-rsid="0061b29b"/>
    </style:style>
    <style:style style:name="P106" style:family="paragraph" style:parent-style-name="Standard" style:list-style-name="L6">
      <style:paragraph-properties fo:margin-top="0in" fo:margin-bottom="0.0799in" style:contextual-spacing="false" fo:line-height="100%" fo:text-align="start" style:justify-single-word="false"/>
      <style:text-properties officeooo:paragraph-rsid="0061b29b"/>
    </style:style>
    <style:style style:name="P107" style:family="paragraph" style:parent-style-name="Standard" style:list-style-name="L7">
      <style:paragraph-properties fo:margin-top="0in" fo:margin-bottom="0.0799in" style:contextual-spacing="false" fo:line-height="100%" fo:text-align="start" style:justify-single-word="false"/>
      <style:text-properties officeooo:paragraph-rsid="0062557d"/>
    </style:style>
    <style:style style:name="P108" style:family="paragraph" style:parent-style-name="Standard" style:list-style-name="L8">
      <style:paragraph-properties fo:margin-top="0in" fo:margin-bottom="0.0799in" style:contextual-spacing="false" fo:line-height="100%" fo:text-align="start" style:justify-single-word="false"/>
      <style:text-properties officeooo:paragraph-rsid="0061b29b"/>
    </style:style>
    <style:style style:name="P109" style:family="paragraph" style:parent-style-name="Standard" style:list-style-name="L9">
      <style:paragraph-properties fo:margin-top="0in" fo:margin-bottom="0.0799in" style:contextual-spacing="false" fo:line-height="100%" fo:text-align="start" style:justify-single-word="false"/>
      <style:text-properties officeooo:paragraph-rsid="0061b29b"/>
    </style:style>
    <style:style style:name="P110" style:family="paragraph" style:parent-style-name="Standard" style:list-style-name="L14">
      <style:paragraph-properties fo:margin-top="0in" fo:margin-bottom="0.0799in" style:contextual-spacing="false" fo:text-align="justify" style:justify-single-word="false"/>
      <style:text-properties officeooo:paragraph-rsid="00647318"/>
    </style:style>
    <style:style style:name="P111" style:family="paragraph" style:parent-style-name="Standard" style:list-style-name="L15">
      <style:paragraph-properties fo:margin-top="0in" fo:margin-bottom="0.0799in" style:contextual-spacing="false" fo:text-align="justify" style:justify-single-word="false"/>
      <style:text-properties officeooo:paragraph-rsid="00647318"/>
    </style:style>
    <style:style style:name="P112" style:family="paragraph" style:parent-style-name="Standard" style:list-style-name="L16">
      <style:paragraph-properties fo:margin-top="0in" fo:margin-bottom="0.0799in" style:contextual-spacing="false" fo:text-align="justify" style:justify-single-word="false"/>
      <style:text-properties officeooo:paragraph-rsid="00647318"/>
    </style:style>
    <style:style style:name="P113" style:family="paragraph" style:parent-style-name="Standard" style:list-style-name="L17">
      <style:paragraph-properties fo:margin-top="0in" fo:margin-bottom="0.0799in" style:contextual-spacing="false" fo:text-align="justify" style:justify-single-word="false"/>
      <style:text-properties officeooo:paragraph-rsid="00647318"/>
    </style:style>
    <style:style style:name="P114" style:family="paragraph" style:parent-style-name="Standard" style:list-style-name="L18">
      <style:paragraph-properties fo:margin-top="0in" fo:margin-bottom="0.0799in" style:contextual-spacing="false" fo:text-align="justify" style:justify-single-word="false"/>
      <style:text-properties officeooo:paragraph-rsid="00647318"/>
    </style:style>
    <style:style style:name="P115" style:family="paragraph" style:parent-style-name="Standard" style:list-style-name="L19">
      <style:paragraph-properties fo:margin-top="0in" fo:margin-bottom="0.0799in" style:contextual-spacing="false" fo:text-align="justify" style:justify-single-word="false"/>
      <style:text-properties officeooo:paragraph-rsid="00647318"/>
    </style:style>
    <style:style style:name="P116" style:family="paragraph" style:parent-style-name="Standard" style:list-style-name="L20">
      <style:paragraph-properties fo:margin-top="0in" fo:margin-bottom="0.0799in" style:contextual-spacing="false" fo:text-align="justify" style:justify-single-word="false"/>
      <style:text-properties officeooo:paragraph-rsid="00647318"/>
    </style:style>
    <style:style style:name="P117" style:family="paragraph" style:parent-style-name="Standard" style:list-style-name="L21">
      <style:paragraph-properties fo:margin-top="0in" fo:margin-bottom="0.0799in" style:contextual-spacing="false" fo:text-align="justify" style:justify-single-word="false"/>
      <style:text-properties officeooo:paragraph-rsid="00647318"/>
    </style:style>
    <style:style style:name="P118" style:family="paragraph" style:parent-style-name="Standard" style:list-style-name="L22">
      <style:paragraph-properties fo:margin-top="0in" fo:margin-bottom="0.0799in" style:contextual-spacing="false" fo:text-align="justify" style:justify-single-word="false"/>
      <style:text-properties officeooo:paragraph-rsid="00647318"/>
    </style:style>
    <style:style style:name="P119" style:family="paragraph" style:parent-style-name="Standard" style:list-style-name="L25">
      <style:paragraph-properties fo:margin-top="0in" fo:margin-bottom="0.0799in" style:contextual-spacing="false" fo:text-align="justify" style:justify-single-word="false"/>
      <style:text-properties officeooo:paragraph-rsid="00690364"/>
    </style:style>
    <style:style style:name="P120" style:family="paragraph" style:parent-style-name="Standard" style:list-style-name="L23">
      <style:paragraph-properties fo:margin-top="0in" fo:margin-bottom="0.0799in" style:contextual-spacing="false" fo:text-align="justify" style:justify-single-word="false"/>
      <style:text-properties officeooo:paragraph-rsid="00690364"/>
    </style:style>
    <style:style style:name="P121" style:family="paragraph" style:parent-style-name="Standard" style:list-style-name="L26">
      <style:paragraph-properties fo:margin-top="0in" fo:margin-bottom="0.0799in" style:contextual-spacing="false" fo:text-align="justify" style:justify-single-word="false"/>
      <style:text-properties officeooo:paragraph-rsid="006af1b4"/>
    </style:style>
    <style:style style:name="P122" style:family="paragraph" style:parent-style-name="Standard" style:list-style-name="L27">
      <style:paragraph-properties fo:margin-top="0in" fo:margin-bottom="0.0799in" style:contextual-spacing="false" fo:text-align="justify" style:justify-single-word="false"/>
      <style:text-properties officeooo:paragraph-rsid="006af1b4"/>
    </style:style>
    <style:style style:name="P123" style:family="paragraph" style:parent-style-name="Standard" style:list-style-name="L28">
      <style:paragraph-properties fo:margin-top="0in" fo:margin-bottom="0.0799in" style:contextual-spacing="false" fo:text-align="justify" style:justify-single-word="false"/>
      <style:text-properties officeooo:paragraph-rsid="00647318"/>
    </style:style>
    <style:style style:name="P124" style:family="paragraph" style:parent-style-name="Standard" style:list-style-name="L29">
      <style:paragraph-properties fo:margin-top="0in" fo:margin-bottom="0.0799in" style:contextual-spacing="false" fo:text-align="justify" style:justify-single-word="false"/>
      <style:text-properties officeooo:paragraph-rsid="00690364"/>
    </style:style>
    <style:style style:name="P125" style:family="paragraph" style:parent-style-name="Standard" style:list-style-name="L30">
      <style:paragraph-properties fo:margin-top="0in" fo:margin-bottom="0.0799in" style:contextual-spacing="false" fo:text-align="justify" style:justify-single-word="false"/>
      <style:text-properties officeooo:paragraph-rsid="006af1b4"/>
    </style:style>
    <style:style style:name="P126" style:family="paragraph" style:parent-style-name="Standard" style:list-style-name="L31">
      <style:paragraph-properties fo:margin-top="0in" fo:margin-bottom="0.0799in" style:contextual-spacing="false" fo:text-align="justify" style:justify-single-word="false"/>
      <style:text-properties officeooo:paragraph-rsid="006af1b4"/>
    </style:style>
    <style:style style:name="P127" style:family="paragraph" style:parent-style-name="Standard" style:list-style-name="L32">
      <style:paragraph-properties fo:margin-top="0in" fo:margin-bottom="0.0799in" style:contextual-spacing="false" fo:text-align="justify" style:justify-single-word="false"/>
      <style:text-properties officeooo:paragraph-rsid="00647318"/>
    </style:style>
    <style:style style:name="P128" style:family="paragraph" style:parent-style-name="Standard" style:list-style-name="L33">
      <style:paragraph-properties fo:margin-top="0in" fo:margin-bottom="0.0799in" style:contextual-spacing="false" fo:text-align="justify" style:justify-single-word="false"/>
      <style:text-properties officeooo:paragraph-rsid="00690364"/>
    </style:style>
    <style:style style:name="P129" style:family="paragraph" style:parent-style-name="Standard" style:list-style-name="L34">
      <style:paragraph-properties fo:margin-top="0in" fo:margin-bottom="0.0799in" style:contextual-spacing="false" fo:text-align="justify" style:justify-single-word="false"/>
      <style:text-properties officeooo:paragraph-rsid="006af1b4"/>
    </style:style>
    <style:style style:name="P130" style:family="paragraph" style:parent-style-name="Standard" style:list-style-name="L35">
      <style:paragraph-properties fo:margin-top="0in" fo:margin-bottom="0.0799in" style:contextual-spacing="false" fo:text-align="justify" style:justify-single-word="false"/>
      <style:text-properties officeooo:paragraph-rsid="006af1b4"/>
    </style:style>
    <style:style style:name="P131" style:family="paragraph" style:parent-style-name="Standard" style:list-style-name="L36">
      <style:paragraph-properties fo:margin-top="0in" fo:margin-bottom="0.0799in" style:contextual-spacing="false" fo:text-align="justify" style:justify-single-word="false"/>
      <style:text-properties officeooo:paragraph-rsid="00647318"/>
    </style:style>
    <style:style style:name="P132" style:family="paragraph" style:parent-style-name="Standard" style:list-style-name="L37">
      <style:paragraph-properties fo:margin-top="0in" fo:margin-bottom="0.0799in" style:contextual-spacing="false" fo:text-align="justify" style:justify-single-word="false"/>
      <style:text-properties officeooo:paragraph-rsid="00690364"/>
    </style:style>
    <style:style style:name="P133" style:family="paragraph" style:parent-style-name="Standard" style:list-style-name="L38">
      <style:paragraph-properties fo:margin-top="0in" fo:margin-bottom="0.0799in" style:contextual-spacing="false" fo:text-align="justify" style:justify-single-word="false"/>
      <style:text-properties officeooo:paragraph-rsid="006af1b4"/>
    </style:style>
    <style:style style:name="P134" style:family="paragraph" style:parent-style-name="Standard" style:list-style-name="L39">
      <style:paragraph-properties fo:margin-top="0in" fo:margin-bottom="0.0799in" style:contextual-spacing="false" fo:text-align="justify" style:justify-single-word="false"/>
      <style:text-properties officeooo:paragraph-rsid="006af1b4"/>
    </style:style>
    <style:style style:name="P135" style:family="paragraph" style:parent-style-name="Standard" style:list-style-name="L40">
      <style:paragraph-properties fo:margin-top="0in" fo:margin-bottom="0.0799in" style:contextual-spacing="false" fo:text-align="justify" style:justify-single-word="false"/>
      <style:text-properties officeooo:paragraph-rsid="00647318"/>
    </style:style>
    <style:style style:name="P136" style:family="paragraph" style:parent-style-name="Standard" style:list-style-name="L41">
      <style:paragraph-properties fo:margin-top="0in" fo:margin-bottom="0.0799in" style:contextual-spacing="false" fo:text-align="justify" style:justify-single-word="false"/>
      <style:text-properties officeooo:paragraph-rsid="00690364"/>
    </style:style>
    <style:style style:name="P137" style:family="paragraph" style:parent-style-name="Standard" style:list-style-name="L42">
      <style:paragraph-properties fo:margin-top="0in" fo:margin-bottom="0.0799in" style:contextual-spacing="false" fo:text-align="justify" style:justify-single-word="false"/>
      <style:text-properties officeooo:paragraph-rsid="006af1b4"/>
    </style:style>
    <style:style style:name="P138" style:family="paragraph" style:parent-style-name="Standard" style:list-style-name="L43">
      <style:paragraph-properties fo:margin-top="0in" fo:margin-bottom="0.0799in" style:contextual-spacing="false" fo:text-align="justify" style:justify-single-word="false"/>
      <style:text-properties officeooo:paragraph-rsid="006af1b4"/>
    </style:style>
    <style:style style:name="P139" style:family="paragraph" style:parent-style-name="Standard" style:list-style-name="L44">
      <style:paragraph-properties fo:margin-top="0in" fo:margin-bottom="0.0799in" style:contextual-spacing="false" fo:text-align="justify" style:justify-single-word="false"/>
      <style:text-properties officeooo:paragraph-rsid="00647318"/>
    </style:style>
    <style:style style:name="P140" style:family="paragraph" style:parent-style-name="Standard" style:list-style-name="L45">
      <style:paragraph-properties fo:margin-top="0in" fo:margin-bottom="0.0799in" style:contextual-spacing="false" fo:text-align="justify" style:justify-single-word="false"/>
      <style:text-properties officeooo:paragraph-rsid="00690364"/>
    </style:style>
    <style:style style:name="P141" style:family="paragraph" style:parent-style-name="Standard" style:list-style-name="L46">
      <style:paragraph-properties fo:margin-top="0in" fo:margin-bottom="0.0799in" style:contextual-spacing="false" fo:text-align="justify" style:justify-single-word="false"/>
      <style:text-properties officeooo:paragraph-rsid="006af1b4"/>
    </style:style>
    <style:style style:name="P142" style:family="paragraph" style:parent-style-name="Standard" style:list-style-name="L47">
      <style:paragraph-properties fo:margin-top="0in" fo:margin-bottom="0.0799in" style:contextual-spacing="false" fo:text-align="justify" style:justify-single-word="false"/>
      <style:text-properties officeooo:paragraph-rsid="006af1b4"/>
    </style:style>
    <style:style style:name="P143" style:family="paragraph" style:parent-style-name="Standard" style:list-style-name="L48">
      <style:paragraph-properties fo:margin-top="0in" fo:margin-bottom="0.0799in" style:contextual-spacing="false" fo:text-align="justify" style:justify-single-word="false"/>
      <style:text-properties officeooo:paragraph-rsid="00647318"/>
    </style:style>
    <style:style style:name="P144" style:family="paragraph" style:parent-style-name="Standard" style:list-style-name="L49">
      <style:paragraph-properties fo:margin-top="0in" fo:margin-bottom="0.0799in" style:contextual-spacing="false" fo:text-align="justify" style:justify-single-word="false"/>
      <style:text-properties officeooo:paragraph-rsid="00690364"/>
    </style:style>
    <style:style style:name="P145" style:family="paragraph" style:parent-style-name="Standard" style:list-style-name="L50">
      <style:paragraph-properties fo:margin-top="0in" fo:margin-bottom="0.0799in" style:contextual-spacing="false" fo:text-align="justify" style:justify-single-word="false"/>
      <style:text-properties officeooo:paragraph-rsid="006af1b4"/>
    </style:style>
    <style:style style:name="P146" style:family="paragraph" style:parent-style-name="Standard" style:list-style-name="L51">
      <style:paragraph-properties fo:margin-top="0in" fo:margin-bottom="0.0799in" style:contextual-spacing="false" fo:text-align="justify" style:justify-single-word="false"/>
      <style:text-properties officeooo:paragraph-rsid="006af1b4"/>
    </style:style>
    <style:style style:name="P147" style:family="paragraph" style:parent-style-name="Standard" style:list-style-name="L52">
      <style:paragraph-properties fo:margin-top="0in" fo:margin-bottom="0.0799in" style:contextual-spacing="false" fo:text-align="justify" style:justify-single-word="false"/>
      <style:text-properties officeooo:paragraph-rsid="00690364"/>
    </style:style>
    <style:style style:name="P148" style:family="paragraph" style:parent-style-name="Standard" style:list-style-name="L53">
      <style:paragraph-properties fo:margin-top="0in" fo:margin-bottom="0.0799in" style:contextual-spacing="false" fo:text-align="justify" style:justify-single-word="false"/>
      <style:text-properties officeooo:paragraph-rsid="006af1b4"/>
    </style:style>
    <style:style style:name="P149" style:family="paragraph" style:parent-style-name="Standard" style:list-style-name="L54">
      <style:paragraph-properties fo:margin-top="0in" fo:margin-bottom="0.0799in" style:contextual-spacing="false" fo:text-align="justify" style:justify-single-word="false"/>
      <style:text-properties officeooo:paragraph-rsid="00774039"/>
    </style:style>
    <style:style style:name="P150" style:family="paragraph" style:parent-style-name="Standard" style:list-style-name="L55">
      <style:paragraph-properties fo:margin-top="0in" fo:margin-bottom="0.0799in" style:contextual-spacing="false" fo:text-align="justify" style:justify-single-word="false"/>
      <style:text-properties officeooo:paragraph-rsid="0035cea7"/>
    </style:style>
    <style:style style:name="P151" style:family="paragraph" style:parent-style-name="Standard" style:list-style-name="L55">
      <style:paragraph-properties fo:margin-top="0in" fo:margin-bottom="0.0799in" style:contextual-spacing="false" fo:text-align="justify" style:justify-single-word="false"/>
      <style:text-properties officeooo:paragraph-rsid="004b02c2"/>
    </style:style>
    <style:style style:name="P152" style:family="paragraph" style:parent-style-name="Standard" style:list-style-name="L56">
      <style:paragraph-properties fo:margin-top="0in" fo:margin-bottom="0.0799in" style:contextual-spacing="false" fo:text-align="justify" style:justify-single-word="false"/>
      <style:text-properties officeooo:paragraph-rsid="004b02c2"/>
    </style:style>
    <style:style style:name="P153" style:family="paragraph" style:parent-style-name="Standard" style:list-style-name="L57">
      <style:paragraph-properties fo:margin-top="0in" fo:margin-bottom="0.0799in" style:contextual-spacing="false" fo:text-align="justify" style:justify-single-word="false"/>
      <style:text-properties officeooo:paragraph-rsid="004b02c2"/>
    </style:style>
    <style:style style:name="P154" style:family="paragraph" style:parent-style-name="Standard" style:list-style-name="L58">
      <style:paragraph-properties fo:margin-top="0in" fo:margin-bottom="0.0799in" style:contextual-spacing="false" fo:text-align="justify" style:justify-single-word="false"/>
      <style:text-properties officeooo:paragraph-rsid="0035cea7"/>
    </style:style>
    <style:style style:name="P155" style:family="paragraph" style:parent-style-name="Standard" style:list-style-name="L59">
      <style:paragraph-properties fo:margin-top="0in" fo:margin-bottom="0.0799in" style:contextual-spacing="false" fo:text-align="justify" style:justify-single-word="false"/>
      <style:text-properties officeooo:paragraph-rsid="0035cea7"/>
    </style:style>
    <style:style style:name="P156" style:family="paragraph" style:parent-style-name="Standard" style:list-style-name="L60">
      <style:paragraph-properties fo:margin-top="0in" fo:margin-bottom="0.0799in" style:contextual-spacing="false" fo:text-align="justify" style:justify-single-word="false"/>
      <style:text-properties officeooo:paragraph-rsid="0035cea7"/>
    </style:style>
    <style:style style:name="P157" style:family="paragraph" style:parent-style-name="Standard" style:list-style-name="L60">
      <style:paragraph-properties fo:margin-top="0in" fo:margin-bottom="0.0799in" style:contextual-spacing="false" fo:text-align="justify" style:justify-single-word="false"/>
      <style:text-properties officeooo:paragraph-rsid="0049eacd"/>
    </style:style>
    <style:style style:name="P158" style:family="paragraph" style:parent-style-name="Standard" style:list-style-name="L61">
      <style:paragraph-properties fo:margin-top="0in" fo:margin-bottom="0.0799in" style:contextual-spacing="false" fo:text-align="justify" style:justify-single-word="false"/>
      <style:text-properties officeooo:paragraph-rsid="0035cea7"/>
    </style:style>
    <style:style style:name="P159" style:family="paragraph" style:parent-style-name="Standard" style:list-style-name="L61">
      <style:paragraph-properties fo:margin-top="0in" fo:margin-bottom="0.0799in" style:contextual-spacing="false" fo:text-align="justify" style:justify-single-word="false"/>
      <style:text-properties officeooo:paragraph-rsid="0049eacd"/>
    </style:style>
    <style:style style:name="P160" style:family="paragraph" style:parent-style-name="Standard" style:list-style-name="L63">
      <style:paragraph-properties fo:margin-top="0in" fo:margin-bottom="0.0799in" style:contextual-spacing="false" fo:text-align="justify" style:justify-single-word="false"/>
      <style:text-properties officeooo:paragraph-rsid="0049eacd"/>
    </style:style>
    <style:style style:name="P161" style:family="paragraph" style:parent-style-name="Standard" style:list-style-name="L54">
      <style:paragraph-properties fo:margin-top="0in" fo:margin-bottom="0.0799in" style:contextual-spacing="false" fo:text-align="justify" style:justify-single-word="false"/>
      <style:text-properties officeooo:rsid="0010b5e9" officeooo:paragraph-rsid="006af1b4"/>
    </style:style>
    <style:style style:name="P162" style:family="paragraph" style:parent-style-name="Standard" style:list-style-name="L54">
      <style:paragraph-properties fo:margin-top="0in" fo:margin-bottom="0.0799in" style:contextual-spacing="false" fo:text-align="justify" style:justify-single-word="false"/>
      <style:text-properties officeooo:rsid="0010b5e9" officeooo:paragraph-rsid="00774039"/>
    </style:style>
    <style:style style:name="P163" style:family="paragraph" style:parent-style-name="Standard" style:list-style-name="L62">
      <style:paragraph-properties fo:margin-top="0in" fo:margin-bottom="0.0799in" style:contextual-spacing="false" fo:text-align="justify" style:justify-single-word="false"/>
      <style:text-properties officeooo:rsid="0010b5e9" officeooo:paragraph-rsid="0049eacd"/>
    </style:style>
    <style:style style:name="P164" style:family="paragraph" style:parent-style-name="Standard" style:list-style-name="L64">
      <style:paragraph-properties fo:margin-top="0in" fo:margin-bottom="0.0799in" style:contextual-spacing="false" fo:text-align="justify" style:justify-single-word="false"/>
      <style:text-properties style:font-name="Times New Roman" officeooo:rsid="001fd46e" officeooo:paragraph-rsid="00372943"/>
    </style:style>
    <style:style style:name="P165" style:family="paragraph" style:parent-style-name="Standard" style:list-style-name="L23">
      <style:paragraph-properties fo:margin-top="0in" fo:margin-bottom="0.0799in" style:contextual-spacing="false" fo:text-align="justify" style:justify-single-word="false" fo:background-color="transparent">
        <style:background-image/>
      </style:paragraph-properties>
      <style:text-properties officeooo:paragraph-rsid="00690364"/>
    </style:style>
    <style:style style:name="P166" style:family="paragraph" style:parent-style-name="Standard" style:list-style-name="L24">
      <style:paragraph-properties fo:margin-top="0in" fo:margin-bottom="0.0799in" style:contextual-spacing="false" fo:text-align="justify" style:justify-single-word="false" fo:background-color="transparent">
        <style:background-image/>
      </style:paragraph-properties>
      <style:text-properties officeooo:paragraph-rsid="00690364"/>
    </style:style>
    <style:style style:name="P167" style:family="paragraph" style:parent-style-name="Standard" style:list-style-name="L65">
      <style:paragraph-properties fo:margin-left="0.4925in" fo:margin-right="0in" fo:margin-top="0in" fo:margin-bottom="0.0799in" style:contextual-spacing="false" fo:text-align="justify" style:justify-single-word="false" fo:text-indent="-0.25in" style:auto-text-indent="false"/>
      <style:text-properties style:font-name="Times New Roman" officeooo:rsid="001fd46e" officeooo:paragraph-rsid="00270251"/>
    </style:style>
    <style:style style:name="P168" style:family="paragraph" style:parent-style-name="Standard" style:list-style-name="L65">
      <style:paragraph-properties fo:margin-left="0.4925in" fo:margin-right="0in" fo:margin-top="0in" fo:margin-bottom="0.0799in" style:contextual-spacing="false" fo:text-align="justify" style:justify-single-word="false" fo:text-indent="-0.25in" style:auto-text-indent="false"/>
      <style:text-properties officeooo:paragraph-rsid="00521d92"/>
    </style:style>
    <style:style style:name="P169" style:family="paragraph" style:parent-style-name="Text_20_body" style:list-style-name="L6">
      <style:text-properties officeooo:paragraph-rsid="006fea1e"/>
    </style:style>
    <style:style style:name="P170" style:family="paragraph" style:parent-style-name="Text_20_body" style:list-style-name="L10">
      <style:paragraph-properties fo:line-height="100%" fo:text-align="start" style:justify-single-word="false"/>
      <style:text-properties officeooo:paragraph-rsid="0062ab5a"/>
    </style:style>
    <style:style style:name="P171" style:family="paragraph" style:parent-style-name="Text_20_body" style:list-style-name="L12">
      <style:paragraph-properties fo:text-align="justify" style:justify-single-word="false"/>
      <style:text-properties officeooo:paragraph-rsid="002b1c16"/>
    </style:style>
    <style:style style:name="P172" style:family="paragraph" style:parent-style-name="Text_20_body" style:list-style-name="L12">
      <style:paragraph-properties fo:text-align="justify" style:justify-single-word="false"/>
      <style:text-properties officeooo:paragraph-rsid="006d399b"/>
    </style:style>
    <style:style style:name="P173" style:family="paragraph" style:parent-style-name="Text_20_body" style:list-style-name="L12">
      <style:paragraph-properties fo:text-align="justify" style:justify-single-word="false"/>
      <style:text-properties officeooo:paragraph-rsid="00479610"/>
    </style:style>
    <style:style style:name="P174" style:family="paragraph" style:parent-style-name="Text_20_body" style:list-style-name="L13">
      <style:paragraph-properties fo:text-align="justify" style:justify-single-word="false"/>
      <style:text-properties officeooo:paragraph-rsid="00602ba9"/>
    </style:style>
    <style:style style:name="P175" style:family="paragraph" style:parent-style-name="Text_20_body" style:list-style-name="L12">
      <style:paragraph-properties fo:text-align="justify" style:justify-single-word="false"/>
      <style:text-properties officeooo:rsid="00602ba9" officeooo:paragraph-rsid="00602ba9"/>
    </style:style>
    <style:style style:name="P176" style:family="paragraph" style:parent-style-name="Text_20_body" style:list-style-name="L12">
      <style:paragraph-properties fo:text-align="justify" style:justify-single-word="false"/>
      <style:text-properties officeooo:rsid="00602ba9" officeooo:paragraph-rsid="006ef0c5"/>
    </style:style>
    <style:style style:name="P177" style:family="paragraph" style:parent-style-name="Text_20_body" style:list-style-name="L13">
      <style:paragraph-properties fo:text-align="justify" style:justify-single-word="false"/>
      <style:text-properties fo:font-size="12pt" officeooo:paragraph-rsid="00602ba9" style:font-size-asian="12pt" style:font-size-complex="12pt"/>
    </style:style>
    <style:style style:name="P178" style:family="paragraph" style:parent-style-name="Text_20_body" style:list-style-name="L13">
      <style:paragraph-properties fo:text-align="justify" style:justify-single-word="false"/>
      <style:text-properties fo:font-size="12pt" officeooo:paragraph-rsid="00270251" style:font-size-asian="12pt" style:font-size-complex="12pt"/>
    </style:style>
    <style:style style:name="P179" style:family="paragraph" style:parent-style-name="Text_20_body">
      <style:text-properties officeooo:paragraph-rsid="007f20d6"/>
    </style:style>
    <style:style style:name="P180" style:family="paragraph" style:parent-style-name="Text_20_body" style:list-style-name="L11">
      <style:paragraph-properties fo:text-align="start" style:justify-single-word="false" fo:background-color="transparent">
        <style:background-image/>
      </style:paragraph-properties>
    </style:style>
    <style:style style:name="P181" style:family="paragraph" style:parent-style-name="Text_20_body" style:list-style-name="L14">
      <style:paragraph-properties fo:margin-top="0in" fo:margin-bottom="0.0799in" style:contextual-spacing="false" fo:text-align="justify" style:justify-single-word="false"/>
      <style:text-properties officeooo:paragraph-rsid="005b600c"/>
    </style:style>
    <style:style style:name="P182" style:family="paragraph" style:parent-style-name="Text_20_body" style:list-style-name="L14">
      <style:paragraph-properties fo:margin-top="0in" fo:margin-bottom="0.0799in" style:contextual-spacing="false" fo:text-align="justify" style:justify-single-word="false"/>
      <style:text-properties officeooo:paragraph-rsid="005e7458"/>
    </style:style>
    <style:style style:name="P183" style:family="paragraph" style:parent-style-name="Text_20_body" style:list-style-name="L14">
      <style:paragraph-properties fo:margin-top="0in" fo:margin-bottom="0.0799in" style:contextual-spacing="false" fo:text-align="justify" style:justify-single-word="false"/>
      <style:text-properties officeooo:paragraph-rsid="0062ab5a"/>
    </style:style>
    <style:style style:name="P184" style:family="paragraph" style:parent-style-name="Text_20_body" style:list-style-name="L14">
      <style:paragraph-properties fo:margin-top="0in" fo:margin-bottom="0.0799in" style:contextual-spacing="false" fo:text-align="justify" style:justify-single-word="false"/>
      <style:text-properties officeooo:paragraph-rsid="00647318"/>
    </style:style>
    <style:style style:name="P185" style:family="paragraph" style:parent-style-name="Text_20_body" style:list-style-name="L14">
      <style:paragraph-properties fo:margin-top="0in" fo:margin-bottom="0.0799in" style:contextual-spacing="false" fo:text-align="justify" style:justify-single-word="false"/>
      <style:text-properties style:font-name="Times New Roman" officeooo:paragraph-rsid="005b7463"/>
    </style:style>
    <style:style style:name="P186" style:family="paragraph" style:parent-style-name="Text_20_body" style:list-style-name="L14">
      <style:paragraph-properties fo:margin-top="0in" fo:margin-bottom="0.0799in" style:contextual-spacing="false" fo:text-align="justify" style:justify-single-word="false"/>
      <style:text-properties style:font-name="Times New Roman" officeooo:paragraph-rsid="005d29ff"/>
    </style:style>
    <style:style style:name="P187" style:family="paragraph" style:parent-style-name="Heading_20_3">
      <style:text-properties fo:language="en" fo:country="US"/>
    </style:style>
    <style:style style:name="P188" style:family="paragraph" style:parent-style-name="Heading_20_3">
      <style:paragraph-properties fo:text-align="start" style:justify-single-word="false"/>
      <style:text-properties fo:language="en" fo:country="US" officeooo:paragraph-rsid="0060c980"/>
    </style:style>
    <style:style style:name="P189" style:family="paragraph" style:parent-style-name="Heading_20_3">
      <style:text-properties fo:language="en" fo:country="US" officeooo:paragraph-rsid="0060c980"/>
    </style:style>
    <style:style style:name="P190" style:family="paragraph" style:parent-style-name="Heading_20_3">
      <style:text-properties fo:language="en" fo:country="US" officeooo:rsid="001c06f6" officeooo:paragraph-rsid="00270251"/>
    </style:style>
    <style:style style:name="P191" style:family="paragraph" style:parent-style-name="Heading_20_3">
      <style:text-properties fo:language="en" fo:country="US" officeooo:rsid="001aa52f" officeooo:paragraph-rsid="00270251"/>
    </style:style>
    <style:style style:name="P192" style:family="paragraph" style:parent-style-name="Heading_20_3">
      <style:text-properties fo:language="en" fo:country="US" officeooo:rsid="001aa52f" officeooo:paragraph-rsid="002b1c16"/>
    </style:style>
    <style:style style:name="P193" style:family="paragraph" style:parent-style-name="Heading_20_3">
      <style:text-properties fo:language="en" fo:country="US" officeooo:rsid="001aa52f" officeooo:paragraph-rsid="002c8360"/>
    </style:style>
    <style:style style:name="P194" style:family="paragraph" style:parent-style-name="Heading_20_3">
      <style:text-properties officeooo:rsid="001aa52f" officeooo:paragraph-rsid="00270251"/>
    </style:style>
    <style:style style:name="P195" style:family="paragraph" style:parent-style-name="Heading_20_3">
      <style:text-properties officeooo:paragraph-rsid="006c9a6d"/>
    </style:style>
    <style:style style:name="P196" style:family="paragraph" style:parent-style-name="Heading_20_3">
      <style:text-properties officeooo:paragraph-rsid="00270251"/>
    </style:style>
    <style:style style:name="P197" style:family="paragraph" style:parent-style-name="Heading_20_1">
      <style:text-properties fo:language="en" fo:country="US"/>
    </style:style>
    <style:style style:name="P198" style:family="paragraph" style:parent-style-name="Heading_20_1">
      <style:text-properties fo:language="en" fo:country="US" officeooo:rsid="003e3c31" officeooo:paragraph-rsid="003e3c31"/>
    </style:style>
    <style:style style:name="P199" style:family="paragraph" style:parent-style-name="Heading_20_1">
      <style:text-properties fo:language="en" fo:country="US" officeooo:rsid="003e3c31" officeooo:paragraph-rsid="006c2d71"/>
    </style:style>
    <style:style style:name="P200" style:family="paragraph" style:parent-style-name="Heading_20_1">
      <style:text-properties fo:language="en" fo:country="US" officeooo:rsid="006c2d71" officeooo:paragraph-rsid="006c2d71"/>
    </style:style>
    <style:style style:name="P201" style:family="paragraph" style:parent-style-name="Heading_20_1">
      <style:text-properties fo:language="en" fo:country="US" officeooo:rsid="004169a9"/>
    </style:style>
    <style:style style:name="P202" style:family="paragraph" style:parent-style-name="Heading_20_1">
      <style:text-properties fo:language="en" fo:country="US" officeooo:rsid="004373c4" fo:background-color="transparent"/>
    </style:style>
    <style:style style:name="P203" style:family="paragraph" style:parent-style-name="Heading_20_1">
      <style:paragraph-properties fo:text-align="justify" style:justify-single-word="false"/>
      <style:text-properties fo:language="en" fo:country="US"/>
    </style:style>
    <style:style style:name="P204" style:family="paragraph" style:parent-style-name="Heading_20_1">
      <style:text-properties fo:language="en" fo:country="US" officeooo:rsid="00270251" officeooo:paragraph-rsid="00270251"/>
    </style:style>
    <style:style style:name="P205" style:family="paragraph" style:parent-style-name="Heading_20_1">
      <style:text-properties fo:language="en" fo:country="US" officeooo:rsid="004503a5"/>
    </style:style>
    <style:style style:name="P206" style:family="paragraph" style:parent-style-name="Heading_20_2">
      <style:text-properties officeooo:rsid="005faf28" officeooo:paragraph-rsid="005faf28"/>
    </style:style>
    <style:style style:name="P207" style:family="paragraph" style:parent-style-name="Heading_20_2">
      <style:text-properties officeooo:paragraph-rsid="004503a5"/>
    </style:style>
    <style:style style:name="P208" style:family="paragraph" style:parent-style-name="Heading_20_2">
      <style:text-properties fo:language="en" fo:country="US"/>
    </style:style>
    <style:style style:name="P209" style:family="paragraph" style:parent-style-name="Heading_20_2">
      <style:paragraph-properties fo:text-align="justify" style:justify-single-word="false"/>
      <style:text-properties fo:language="en" fo:country="US"/>
    </style:style>
    <style:style style:name="T1" style:family="text">
      <style:text-properties officeooo:rsid="0010b5e9"/>
    </style:style>
    <style:style style:name="T2" style:family="text">
      <style:text-properties style:font-name="Courier2" fo:font-weight="bold" style:font-weight-asian="bold" style:font-weight-complex="bold"/>
    </style:style>
    <style:style style:name="T3" style:family="text">
      <style:text-properties style:font-name="Courier2" fo:font-weight="bold" officeooo:rsid="0010b5e9" style:font-weight-asian="bold" style:font-weight-complex="bold"/>
    </style:style>
    <style:style style:name="T4" style:family="text">
      <style:text-properties style:font-name="Courier2" fo:font-weight="bold" officeooo:rsid="004169a9" style:font-weight-asian="bold" style:font-weight-complex="bold"/>
    </style:style>
    <style:style style:name="T5" style:family="text">
      <style:text-properties style:font-name="Courier2" fo:font-weight="bold" officeooo:rsid="0045f583" style:font-weight-asian="bold" style:font-weight-complex="bold"/>
    </style:style>
    <style:style style:name="T6" style:family="text">
      <style:text-properties style:font-name="Courier2" fo:font-weight="bold" officeooo:rsid="004b02c2" style:font-weight-asian="bold" style:font-weight-complex="bold"/>
    </style:style>
    <style:style style:name="T7" style:family="text">
      <style:text-properties style:font-name="Courier2" fo:font-weight="bold" officeooo:rsid="0068fd29" style:font-weight-asian="bold" style:font-weight-complex="bold"/>
    </style:style>
    <style:style style:name="T8" style:family="text">
      <style:text-properties style:font-name="Courier2" fo:font-weight="bold" officeooo:rsid="005aa2bf" style:font-weight-asian="bold" style:font-weight-complex="bold"/>
    </style:style>
    <style:style style:name="T9" style:family="text">
      <style:text-properties style:font-name="Courier2" fo:language="en" fo:country="US" fo:font-weight="bold" style:font-weight-asian="bold" style:font-weight-complex="bold"/>
    </style:style>
    <style:style style:name="T10" style:family="text">
      <style:text-properties style:font-name="Courier2" fo:language="en" fo:country="US" fo:font-weight="bold" officeooo:rsid="00338604" style:font-weight-asian="bold" style:font-weight-complex="bold"/>
    </style:style>
    <style:style style:name="T11" style:family="text">
      <style:text-properties style:font-name="Courier2" fo:language="en" fo:country="US" fo:font-weight="bold" officeooo:rsid="005b600c" style:font-weight-asian="bold" style:font-weight-complex="bold"/>
    </style:style>
    <style:style style:name="T12" style:family="text">
      <style:text-properties style:font-name="Courier2" fo:language="en" fo:country="US" fo:font-weight="bold" officeooo:rsid="005b600c" fo:background-color="transparent" style:font-weight-asian="bold" style:font-weight-complex="bold"/>
    </style:style>
    <style:style style:name="T13" style:family="text">
      <style:text-properties style:font-name="Courier2" fo:font-size="11pt" fo:font-weight="bold" style:font-size-asian="11pt" style:font-weight-asian="bold" style:font-size-complex="11pt" style:font-weight-complex="bold"/>
    </style:style>
    <style:style style:name="T14" style:family="text">
      <style:text-properties style:font-name="Courier2" fo:font-size="11pt" fo:font-weight="bold" officeooo:rsid="0045f813" style:font-size-asian="11pt" style:font-weight-asian="bold" style:font-size-complex="11pt" style:font-weight-complex="bold"/>
    </style:style>
    <style:style style:name="T15" style:family="text">
      <style:text-properties style:font-name="Courier2" fo:font-size="11pt" fo:language="en" fo:country="US" fo:font-weight="bold" style:font-size-asian="11pt" style:font-weight-asian="bold" style:font-size-complex="11pt" style:font-weight-complex="bold"/>
    </style:style>
    <style:style style:name="T16" style:family="text">
      <style:text-properties style:font-name="Courier2" fo:font-size="11pt" fo:language="en" fo:country="US" fo:font-weight="bold" officeooo:rsid="006c2d71" style:font-size-asian="11pt" style:font-weight-asian="bold" style:font-size-complex="11pt" style:font-weight-complex="bold"/>
    </style:style>
    <style:style style:name="T17" style:family="text">
      <style:text-properties style:font-name="Courier2" fo:font-size="12pt" fo:language="en" fo:country="US" fo:font-weight="bold" officeooo:rsid="00479610" style:font-size-asian="12pt" style:font-weight-asian="bold" style:font-size-complex="12pt" style:font-weight-complex="bold"/>
    </style:style>
    <style:style style:name="T18" style:family="text">
      <style:text-properties style:font-name="Courier2" fo:font-size="12pt" fo:language="en" fo:country="US" fo:font-weight="bold" officeooo:rsid="006ef0c5" style:font-size-asian="12pt" style:font-weight-asian="bold" style:font-size-complex="12pt" style:font-weight-complex="bold"/>
    </style:style>
    <style:style style:name="T19" style:family="text">
      <style:text-properties fo:font-size="12pt" style:font-size-asian="12pt" style:font-size-complex="12pt"/>
    </style:style>
    <style:style style:name="T20" style:family="text">
      <style:text-properties fo:font-size="12pt" officeooo:rsid="001c06f6" style:font-size-asian="12pt" style:font-size-complex="12pt"/>
    </style:style>
    <style:style style:name="T21" style:family="text">
      <style:text-properties fo:font-size="12pt" officeooo:rsid="003e3c31" style:font-size-asian="12pt" style:font-size-complex="12pt"/>
    </style:style>
    <style:style style:name="T22" style:family="text">
      <style:text-properties fo:font-size="12pt" officeooo:rsid="005f0f74" style:font-size-asian="12pt" style:font-size-complex="12pt"/>
    </style:style>
    <style:style style:name="T23" style:family="text">
      <style:text-properties fo:font-size="12pt" officeooo:rsid="0062a6b3" style:font-size-asian="12pt" style:font-size-complex="12pt"/>
    </style:style>
    <style:style style:name="T24" style:family="text">
      <style:text-properties fo:font-size="12pt" officeooo:rsid="005bd7c4" style:font-size-asian="12pt" style:font-size-complex="12pt"/>
    </style:style>
    <style:style style:name="T25" style:family="text">
      <style:text-properties fo:font-size="12pt" fo:language="en" fo:country="US" style:font-size-asian="12pt" style:font-size-complex="12pt"/>
    </style:style>
    <style:style style:name="T26" style:family="text">
      <style:text-properties fo:font-size="12pt" fo:language="en" fo:country="US" officeooo:rsid="001aa52f" style:font-size-asian="12pt" style:font-size-complex="12pt"/>
    </style:style>
    <style:style style:name="T27" style:family="text">
      <style:text-properties fo:font-size="12pt" fo:language="en" fo:country="US" officeooo:rsid="0045f813" style:font-size-asian="12pt" style:font-size-complex="12pt"/>
    </style:style>
    <style:style style:name="T28" style:family="text">
      <style:text-properties fo:font-size="12pt" fo:language="en" fo:country="US" officeooo:rsid="00479610" style:font-size-asian="12pt" style:font-size-complex="12pt"/>
    </style:style>
    <style:style style:name="T29" style:family="text">
      <style:text-properties fo:font-size="12pt" fo:language="en" fo:country="US" officeooo:rsid="0028f191" style:font-size-asian="12pt" style:font-size-complex="12pt"/>
    </style:style>
    <style:style style:name="T30" style:family="text">
      <style:text-properties fo:font-size="12pt" fo:language="en" fo:country="US" officeooo:rsid="0029f75d" style:font-size-asian="12pt" style:font-size-complex="12pt"/>
    </style:style>
    <style:style style:name="T31" style:family="text">
      <style:text-properties fo:font-size="12pt" fo:language="en" fo:country="US" officeooo:rsid="004cc447" style:font-size-asian="12pt" style:font-size-complex="12pt"/>
    </style:style>
    <style:style style:name="T32" style:family="text">
      <style:text-properties fo:font-size="12pt" fo:language="en" fo:country="US" officeooo:rsid="003e3c31" style:font-size-asian="12pt" style:font-size-complex="12pt"/>
    </style:style>
    <style:style style:name="T33" style:family="text">
      <style:text-properties fo:font-size="12pt" fo:language="en" fo:country="US" officeooo:rsid="001c06f6" style:font-size-asian="12pt" style:font-size-complex="12pt"/>
    </style:style>
    <style:style style:name="T34" style:family="text">
      <style:text-properties fo:font-size="12pt" fo:language="en" fo:country="US" officeooo:rsid="00487aee" style:font-size-asian="12pt" style:font-size-complex="12pt"/>
    </style:style>
    <style:style style:name="T35" style:family="text">
      <style:text-properties fo:font-size="12pt" fo:language="en" fo:country="US" officeooo:rsid="00544131" style:font-size-asian="12pt" style:font-size-complex="12pt"/>
    </style:style>
    <style:style style:name="T36" style:family="text">
      <style:text-properties fo:font-size="12pt" fo:language="en" fo:country="US" officeooo:rsid="003f8ff1" style:font-size-asian="12pt" style:font-size-complex="12pt"/>
    </style:style>
    <style:style style:name="T37" style:family="text">
      <style:text-properties fo:font-size="12pt" fo:language="en" fo:country="US" officeooo:rsid="001c7016" style:font-size-asian="12pt" style:font-size-complex="12pt"/>
    </style:style>
    <style:style style:name="T38" style:family="text">
      <style:text-properties fo:font-size="12pt" fo:language="en" fo:country="US" officeooo:rsid="004169a9" style:font-size-asian="12pt" style:font-size-complex="12pt"/>
    </style:style>
    <style:style style:name="T39" style:family="text">
      <style:text-properties fo:font-size="12pt" fo:language="en" fo:country="US" officeooo:rsid="003c2e94" style:font-size-asian="12pt" style:font-size-complex="12pt"/>
    </style:style>
    <style:style style:name="T40" style:family="text">
      <style:text-properties fo:font-size="12pt" fo:language="en" fo:country="US" officeooo:rsid="00559b5a" style:font-size-asian="12pt" style:font-size-complex="12pt"/>
    </style:style>
    <style:style style:name="T41" style:family="text">
      <style:text-properties fo:font-size="12pt" fo:language="en" fo:country="US" officeooo:rsid="006c9a6d" style:font-size-asian="12pt" style:font-size-complex="12pt"/>
    </style:style>
    <style:style style:name="T42" style:family="text">
      <style:text-properties fo:font-size="12pt" fo:language="en" fo:country="US" officeooo:rsid="006d399b" style:font-size-asian="12pt" style:font-size-complex="12pt"/>
    </style:style>
    <style:style style:name="T43" style:family="text">
      <style:text-properties fo:font-size="12pt" fo:language="en" fo:country="US" officeooo:rsid="006ef0c5" style:font-size-asian="12pt" style:font-size-complex="12pt"/>
    </style:style>
    <style:style style:name="T44" style:family="text">
      <style:text-properties fo:font-size="12pt" fo:language="en" fo:country="US" officeooo:rsid="0071cb9d" style:font-size-asian="12pt" style:font-size-complex="12pt"/>
    </style:style>
    <style:style style:name="T45" style:family="text">
      <style:text-properties fo:font-size="12pt" fo:language="en" fo:country="US" officeooo:rsid="00774039" style:font-size-asian="12pt" style:font-size-complex="12pt"/>
    </style:style>
    <style:style style:name="T46" style:family="text">
      <style:text-properties fo:font-size="12pt" fo:language="en" fo:country="US" fo:font-weight="bold" style:font-size-asian="12pt" style:font-weight-asian="bold" style:font-size-complex="12pt" style:font-weight-complex="bold"/>
    </style:style>
    <style:style style:name="T47" style:family="text">
      <style:text-properties fo:font-size="12pt" fo:language="en" fo:country="US" fo:font-weight="bold" officeooo:rsid="001c06f6" style:font-size-asian="12pt" style:font-weight-asian="bold" style:font-size-complex="12pt" style:font-weight-complex="bold"/>
    </style:style>
    <style:style style:name="T48" style:family="text">
      <style:text-properties fo:font-size="12pt" fo:language="en" fo:country="US" fo:font-weight="normal" officeooo:rsid="004cc447" style:font-size-asian="12pt" style:font-weight-asian="normal" style:font-size-complex="12pt" style:font-weight-complex="normal"/>
    </style:style>
    <style:style style:name="T49" style:family="text">
      <style:text-properties fo:font-size="12pt" fo:language="en" fo:country="US" fo:font-weight="normal" officeooo:rsid="004169a9" style:font-size-asian="12pt" style:font-weight-asian="normal" style:font-size-complex="12pt" style:font-weight-complex="normal"/>
    </style:style>
    <style:style style:name="T50" style:family="text">
      <style:text-properties fo:font-size="12pt" fo:language="en" fo:country="US" fo:font-weight="normal" officeooo:rsid="001c06f6" style:font-size-asian="12pt" style:font-weight-asian="normal" style:font-size-complex="12pt" style:font-weight-complex="normal"/>
    </style:style>
    <style:style style:name="T51" style:family="text">
      <style:text-properties fo:font-size="12pt" fo:language="en" fo:country="US" style:text-underline-style="none" officeooo:rsid="006ef0c5" style:font-size-asian="12pt" style:font-size-complex="12pt"/>
    </style:style>
    <style:style style:name="T52" style:family="text">
      <style:text-properties fo:font-size="12pt" fo:font-style="italic" style:font-size-asian="12pt" style:font-style-asian="italic" style:font-size-complex="12pt"/>
    </style:style>
    <style:style style:name="T53" style:family="text">
      <style:text-properties fo:font-size="12pt" fo:font-style="normal" officeooo:rsid="005b600c" style:font-size-asian="12pt" style:font-style-asian="normal" style:font-size-complex="12pt" style:font-style-complex="normal"/>
    </style:style>
    <style:style style:name="T54" style:family="text">
      <style:text-properties style:font-name="Times New Roman"/>
    </style:style>
    <style:style style:name="T55" style:family="text">
      <style:text-properties style:font-name="Times New Roman" fo:font-size="12pt" fo:language="en" fo:country="US" style:font-size-asian="12pt" style:font-size-complex="12pt"/>
    </style:style>
    <style:style style:name="T56" style:family="text">
      <style:text-properties style:font-name="Times New Roman" fo:font-size="12pt" fo:language="en" fo:country="US" officeooo:rsid="00322ed3" style:font-size-asian="12pt" style:font-size-complex="12pt"/>
    </style:style>
    <style:style style:name="T57" style:family="text">
      <style:text-properties style:font-name="Times New Roman" fo:font-size="12pt" fo:language="en" fo:country="US" officeooo:rsid="004cc447" style:font-size-asian="12pt" style:font-size-complex="12pt"/>
    </style:style>
    <style:style style:name="T58" style:family="text">
      <style:text-properties style:font-name="Times New Roman" fo:font-size="12pt" fo:language="en" fo:country="US" officeooo:rsid="001c06f6" style:font-size-asian="12pt" style:font-size-complex="12pt"/>
    </style:style>
    <style:style style:name="T59" style:family="text">
      <style:text-properties style:font-name="Times New Roman" fo:font-size="12pt" fo:language="en" fo:country="US" officeooo:rsid="004169a9" style:font-size-asian="12pt" style:font-size-complex="12pt"/>
    </style:style>
    <style:style style:name="T60" style:family="text">
      <style:text-properties style:font-name="Times New Roman" fo:font-size="12pt" fo:language="en" fo:country="US" fo:font-weight="normal" style:font-size-asian="12pt" style:font-weight-asian="normal" style:font-size-complex="12pt" style:font-weight-complex="normal"/>
    </style:style>
    <style:style style:name="T61" style:family="text">
      <style:text-properties style:font-name="Times New Roman" fo:font-size="12pt" fo:language="en" fo:country="US" fo:font-weight="normal" officeooo:rsid="00487aee" style:font-size-asian="12pt" style:font-weight-asian="normal" style:font-size-complex="12pt" style:font-weight-complex="normal"/>
    </style:style>
    <style:style style:name="T62" style:family="text">
      <style:text-properties style:font-name="Times New Roman" fo:font-size="12pt" fo:language="en" fo:country="US" fo:font-weight="normal" officeooo:rsid="001c06f6" style:font-size-asian="12pt" style:font-weight-asian="normal" style:font-size-complex="12pt" style:font-weight-complex="normal"/>
    </style:style>
    <style:style style:name="T63" style:family="text">
      <style:text-properties style:font-name="Times New Roman" fo:font-size="12pt" fo:language="en" fo:country="US" fo:font-weight="normal" officeooo:rsid="004cc447" style:font-size-asian="12pt" style:font-weight-asian="normal" style:font-size-complex="12pt" style:font-weight-complex="normal"/>
    </style:style>
    <style:style style:name="T64" style:family="text">
      <style:text-properties style:font-name="Times New Roman" fo:font-size="12pt" fo:language="en" fo:country="US" fo:font-weight="normal" officeooo:rsid="003f8ff1" style:font-size-asian="12pt" style:font-weight-asian="normal" style:font-size-complex="12pt" style:font-weight-complex="normal"/>
    </style:style>
    <style:style style:name="T65" style:family="text">
      <style:text-properties style:font-name="Times New Roman" fo:font-size="12pt" fo:language="en" fo:country="US" fo:font-weight="normal" officeooo:rsid="00544131" style:font-size-asian="12pt" style:font-weight-asian="normal" style:font-size-complex="12pt" style:font-weight-complex="normal"/>
    </style:style>
    <style:style style:name="T66" style:family="text">
      <style:text-properties style:font-name="Times New Roman" fo:font-size="12pt" fo:language="en" fo:country="US" fo:font-weight="normal" officeooo:rsid="00259144" style:font-size-asian="12pt" style:font-weight-asian="normal" style:font-size-complex="12pt" style:font-weight-complex="normal"/>
    </style:style>
    <style:style style:name="T67" style:family="text">
      <style:text-properties style:font-name="Times New Roman" fo:font-size="12pt" fo:language="en" fo:country="US" fo:font-weight="normal" officeooo:rsid="004169a9" style:font-size-asian="12pt" style:font-weight-asian="normal" style:font-size-complex="12pt" style:font-weight-complex="normal"/>
    </style:style>
    <style:style style:name="T68" style:family="text">
      <style:text-properties style:font-name="Times New Roman" fo:font-size="12pt" fo:language="en" fo:country="US" fo:font-weight="normal" officeooo:rsid="00559b5a" style:font-size-asian="12pt" style:font-weight-asian="normal" style:font-size-complex="12pt" style:font-weight-complex="normal"/>
    </style:style>
    <style:style style:name="T69" style:family="text">
      <style:text-properties style:font-name="Times New Roman" fo:font-size="12pt" fo:language="en" fo:country="US" fo:font-weight="normal" officeooo:rsid="00602ba9" style:font-size-asian="12pt" style:font-weight-asian="normal" style:font-size-complex="12pt" style:font-weight-complex="normal"/>
    </style:style>
    <style:style style:name="T70" style:family="text">
      <style:text-properties style:font-name="Times New Roman" fo:language="en" fo:country="US"/>
    </style:style>
    <style:style style:name="T71" style:family="text">
      <style:text-properties style:font-name="Times New Roman" fo:language="en" fo:country="US" fo:font-weight="normal" style:font-weight-asian="normal" style:font-weight-complex="normal"/>
    </style:style>
    <style:style style:name="T72" style:family="text">
      <style:text-properties style:font-name="Times New Roman" fo:language="en" fo:country="US" fo:font-weight="normal" officeooo:rsid="0045f813" style:font-weight-asian="normal" style:font-weight-complex="normal"/>
    </style:style>
    <style:style style:name="T73" style:family="text">
      <style:text-properties style:font-name="Times New Roman" fo:language="en" fo:country="US" fo:font-weight="normal" officeooo:rsid="00479610" style:font-weight-asian="normal" style:font-weight-complex="normal"/>
    </style:style>
    <style:style style:name="T74" style:family="text">
      <style:text-properties style:font-name="Times New Roman" fo:language="en" fo:country="US" fo:font-weight="normal" officeooo:rsid="002b1c16" style:font-weight-asian="normal" style:font-weight-complex="normal"/>
    </style:style>
    <style:style style:name="T75" style:family="text">
      <style:text-properties style:font-name="Times New Roman" fo:language="en" fo:country="US" fo:font-weight="normal" officeooo:rsid="00487aee" style:font-weight-asian="normal" style:font-weight-complex="normal"/>
    </style:style>
    <style:style style:name="T76" style:family="text">
      <style:text-properties style:font-name="Times New Roman" fo:language="en" fo:country="US" fo:font-weight="normal" officeooo:rsid="0029f75d" style:font-weight-asian="normal" style:font-weight-complex="normal"/>
    </style:style>
    <style:style style:name="T77" style:family="text">
      <style:text-properties style:font-name="Times New Roman" fo:language="en" fo:country="US" fo:font-weight="normal" officeooo:rsid="002a0c15" style:font-weight-asian="normal" style:font-weight-complex="normal"/>
    </style:style>
    <style:style style:name="T78" style:family="text">
      <style:text-properties style:font-name="Times New Roman" fo:language="en" fo:country="US" fo:font-weight="normal" officeooo:rsid="0028f191" style:font-weight-asian="normal" style:font-weight-complex="normal"/>
    </style:style>
    <style:style style:name="T79" style:family="text">
      <style:text-properties style:font-name="Times New Roman" fo:language="en" fo:country="US" fo:font-weight="normal" officeooo:rsid="002f026e" style:font-weight-asian="normal" style:font-weight-complex="normal"/>
    </style:style>
    <style:style style:name="T80" style:family="text">
      <style:text-properties style:font-name="Times New Roman" fo:language="en" fo:country="US" fo:font-weight="normal" officeooo:rsid="0041eef3" style:font-weight-asian="normal" style:font-weight-complex="normal"/>
    </style:style>
    <style:style style:name="T81" style:family="text">
      <style:text-properties style:font-name="Times New Roman" fo:language="en" fo:country="US" fo:font-weight="normal" officeooo:rsid="004e1883" style:font-weight-asian="normal" style:font-weight-complex="normal"/>
    </style:style>
    <style:style style:name="T82" style:family="text">
      <style:text-properties style:font-name="Times New Roman" fo:language="en" fo:country="US" fo:font-weight="normal" officeooo:rsid="0010b5e9" style:font-weight-asian="normal" style:font-weight-complex="normal"/>
    </style:style>
    <style:style style:name="T83" style:family="text">
      <style:text-properties style:font-name="Times New Roman" fo:language="en" fo:country="US" fo:font-weight="normal" officeooo:rsid="004fdb3c" style:font-weight-asian="normal" style:font-weight-complex="normal"/>
    </style:style>
    <style:style style:name="T84" style:family="text">
      <style:text-properties style:font-name="Times New Roman" fo:language="en" fo:country="US" fo:font-weight="normal" officeooo:rsid="003c2e94" style:font-weight-asian="normal" style:font-weight-complex="normal"/>
    </style:style>
    <style:style style:name="T85" style:family="text">
      <style:text-properties style:font-name="Times New Roman" fo:language="en" fo:country="US" fo:font-weight="normal" officeooo:rsid="0049eacd" style:font-weight-asian="normal" style:font-weight-complex="normal"/>
    </style:style>
    <style:style style:name="T86" style:family="text">
      <style:text-properties style:font-name="Times New Roman" fo:language="en" fo:country="US" fo:font-weight="normal" officeooo:rsid="005063b6" style:font-weight-asian="normal" style:font-weight-complex="normal"/>
    </style:style>
    <style:style style:name="T87" style:family="text">
      <style:text-properties style:font-name="Times New Roman" fo:language="en" fo:country="US" fo:font-weight="normal" officeooo:rsid="00338604" style:font-weight-asian="normal" style:font-weight-complex="normal"/>
    </style:style>
    <style:style style:name="T88" style:family="text">
      <style:text-properties style:font-name="Times New Roman" fo:language="en" fo:country="US" fo:font-weight="normal" officeooo:rsid="0045f583" style:font-weight-asian="normal" style:font-weight-complex="normal"/>
    </style:style>
    <style:style style:name="T89" style:family="text">
      <style:text-properties style:font-name="Times New Roman" fo:language="en" fo:country="US" fo:font-weight="normal" officeooo:rsid="00559b5a" style:font-weight-asian="normal" style:font-weight-complex="normal"/>
    </style:style>
    <style:style style:name="T90" style:family="text">
      <style:text-properties style:font-name="Times New Roman" fo:language="en" fo:country="US" fo:font-weight="normal" officeooo:rsid="0057b352" style:font-weight-asian="normal" style:font-weight-complex="normal"/>
    </style:style>
    <style:style style:name="T91" style:family="text">
      <style:text-properties style:font-name="Times New Roman" fo:language="en" fo:country="US" fo:font-weight="normal" officeooo:rsid="005b600c" style:font-weight-asian="normal" style:font-weight-complex="normal"/>
    </style:style>
    <style:style style:name="T92" style:family="text">
      <style:text-properties style:font-name="Times New Roman" fo:language="en" fo:country="US" fo:font-weight="normal" officeooo:rsid="005b7463" style:font-weight-asian="normal" style:font-weight-complex="normal"/>
    </style:style>
    <style:style style:name="T93" style:family="text">
      <style:text-properties style:font-name="Times New Roman" fo:language="en" fo:country="US" fo:font-weight="normal" officeooo:rsid="005e7458" style:font-weight-asian="normal" style:font-weight-complex="normal"/>
    </style:style>
    <style:style style:name="T94" style:family="text">
      <style:text-properties style:font-name="Times New Roman" fo:language="en" fo:country="US" fo:font-weight="normal" officeooo:rsid="00602ba9" style:font-weight-asian="normal" style:font-weight-complex="normal"/>
    </style:style>
    <style:style style:name="T95" style:family="text">
      <style:text-properties style:font-name="Times New Roman" fo:language="en" fo:country="US" fo:font-weight="normal" officeooo:rsid="005e15b9" style:font-weight-asian="normal" style:font-weight-complex="normal"/>
    </style:style>
    <style:style style:name="T96" style:family="text">
      <style:text-properties style:font-name="Times New Roman" fo:language="en" fo:country="US" fo:font-weight="normal" officeooo:rsid="0062ab5a" style:font-weight-asian="normal" style:font-weight-complex="normal"/>
    </style:style>
    <style:style style:name="T97" style:family="text">
      <style:text-properties style:font-name="Times New Roman" fo:language="en" fo:country="US" fo:font-weight="normal" officeooo:rsid="00647318" style:font-weight-asian="normal" style:font-weight-complex="normal"/>
    </style:style>
    <style:style style:name="T98" style:family="text">
      <style:text-properties style:font-name="Times New Roman" fo:language="en" fo:country="US" fo:font-weight="normal" officeooo:rsid="00774039" style:font-weight-asian="normal" style:font-weight-complex="normal"/>
    </style:style>
    <style:style style:name="T99" style:family="text">
      <style:text-properties style:font-name="Times New Roman" fo:language="en" fo:country="US" fo:font-weight="normal" fo:background-color="transparent" style:font-weight-asian="normal" style:font-weight-complex="normal"/>
    </style:style>
    <style:style style:name="T100" style:family="text">
      <style:text-properties style:font-name="Times New Roman" fo:language="en" fo:country="US" fo:font-weight="normal" officeooo:rsid="004e1883" fo:background-color="transparent" style:font-weight-asian="normal" style:font-weight-complex="normal"/>
    </style:style>
    <style:style style:name="T101" style:family="text">
      <style:text-properties style:font-name="Times New Roman" fo:language="en" fo:country="US" fo:font-weight="normal" officeooo:rsid="00690364" fo:background-color="transparent" style:font-weight-asian="normal" style:font-weight-complex="normal"/>
    </style:style>
    <style:style style:name="T102" style:family="text">
      <style:text-properties style:font-name="Times New Roman" fo:language="en" fo:country="US" fo:font-weight="normal" officeooo:rsid="005b600c" fo:background-color="transparent" style:font-weight-asian="normal" style:font-weight-complex="normal"/>
    </style:style>
    <style:style style:name="T103" style:family="text">
      <style:text-properties style:font-name="Times New Roman" fo:language="en" fo:country="US" fo:font-weight="normal" officeooo:rsid="005b7463" fo:background-color="transparent" style:font-weight-asian="normal" style:font-weight-complex="normal"/>
    </style:style>
    <style:style style:name="T104" style:family="text">
      <style:text-properties style:font-name="Times New Roman" fo:language="en" fo:country="US" fo:font-weight="normal" officeooo:rsid="00544131" fo:background-color="transparent" style:font-weight-asian="normal" style:font-weight-complex="normal"/>
    </style:style>
    <style:style style:name="T105" style:family="text">
      <style:text-properties style:font-name="Times New Roman" fo:language="en" fo:country="US" fo:font-weight="normal" officeooo:rsid="002f026e" fo:background-color="transparent" style:font-weight-asian="normal" style:font-weight-complex="normal"/>
    </style:style>
    <style:style style:name="T106" style:family="text">
      <style:text-properties style:font-name="Times New Roman" fo:language="en" fo:country="US" fo:font-weight="normal" officeooo:rsid="005349d1" fo:background-color="transparent" style:font-weight-asian="normal" style:font-weight-complex="normal"/>
    </style:style>
    <style:style style:name="T107" style:family="text">
      <style:text-properties style:font-name="Times New Roman" fo:language="en" fo:country="US" fo:font-weight="normal" officeooo:rsid="0010b5e9" fo:background-color="transparent" style:font-weight-asian="normal" style:font-weight-complex="normal"/>
    </style:style>
    <style:style style:name="T108" style:family="text">
      <style:text-properties style:font-name="Times New Roman" fo:language="en" fo:country="US" fo:font-weight="normal" officeooo:rsid="0043650c" fo:background-color="transparent" style:font-weight-asian="normal" style:font-weight-complex="normal"/>
    </style:style>
    <style:style style:name="T109" style:family="text">
      <style:text-properties style:font-name="Times New Roman" fo:language="en" fo:country="US" fo:font-weight="normal" officeooo:rsid="005e7458" fo:background-color="transparent" style:font-weight-asian="normal" style:font-weight-complex="normal"/>
    </style:style>
    <style:style style:name="T110" style:family="text">
      <style:text-properties style:font-name="Times New Roman" fo:language="en" fo:country="US" fo:font-weight="normal" officeooo:rsid="0041eef3" fo:background-color="transparent" style:font-weight-asian="normal" style:font-weight-complex="normal"/>
    </style:style>
    <style:style style:name="T111" style:family="text">
      <style:text-properties style:font-name="Times New Roman" fo:language="en" fo:country="US" fo:font-weight="normal" officeooo:rsid="001de936" fo:background-color="transparent" style:font-weight-asian="normal" style:font-weight-complex="normal"/>
    </style:style>
    <style:style style:name="T112" style:family="text">
      <style:text-properties style:font-name="Times New Roman" fo:language="en" fo:country="US" fo:font-weight="normal" officeooo:rsid="00559b5a" fo:background-color="transparent" style:font-weight-asian="normal" style:font-weight-complex="normal"/>
    </style:style>
    <style:style style:name="T113" style:family="text">
      <style:text-properties style:font-name="Times New Roman" fo:language="en" fo:country="US" fo:font-weight="normal" officeooo:rsid="006af1b4" fo:background-color="transparent" style:font-weight-asian="normal" style:font-weight-complex="normal"/>
    </style:style>
    <style:style style:name="T114" style:family="text">
      <style:text-properties style:font-name="Times New Roman" fo:language="en" fo:country="US" fo:font-weight="normal" officeooo:rsid="0056aa0b" fo:background-color="transparent" style:font-weight-asian="normal" style:font-weight-complex="normal"/>
    </style:style>
    <style:style style:name="T115" style:family="text">
      <style:text-properties style:font-name="Times New Roman" fo:language="en" fo:country="US" fo:font-weight="bold" style:font-weight-asian="bold" style:font-weight-complex="bold"/>
    </style:style>
    <style:style style:name="T116" style:family="text">
      <style:text-properties style:font-name="Times New Roman" fo:language="en" fo:country="US" officeooo:rsid="0010b5e9"/>
    </style:style>
    <style:style style:name="T117" style:family="text">
      <style:text-properties style:font-name="Times New Roman" fo:language="en" fo:country="US" officeooo:rsid="002f026e"/>
    </style:style>
    <style:style style:name="T118" style:family="text">
      <style:text-properties style:font-name="Times New Roman" fo:language="en" fo:country="US" officeooo:rsid="004e1883"/>
    </style:style>
    <style:style style:name="T119" style:family="text">
      <style:text-properties style:font-name="Times New Roman" fo:language="en" fo:country="US" officeooo:rsid="00544131"/>
    </style:style>
    <style:style style:name="T120" style:family="text">
      <style:text-properties style:font-name="Times New Roman" fo:language="en" fo:country="US" officeooo:rsid="0010b5e9" style:font-weight-asian="normal"/>
    </style:style>
    <style:style style:name="T121" style:family="text">
      <style:text-properties style:font-name="Times New Roman" fo:language="en" fo:country="US" officeooo:rsid="005349d1"/>
    </style:style>
    <style:style style:name="T122" style:family="text">
      <style:text-properties style:font-name="Times New Roman" fo:language="en" fo:country="US" officeooo:rsid="004fdb3c"/>
    </style:style>
    <style:style style:name="T123" style:family="text">
      <style:text-properties style:font-name="Times New Roman" fo:language="en" fo:country="US" officeooo:rsid="0021a384"/>
    </style:style>
    <style:style style:name="T124" style:family="text">
      <style:text-properties style:font-name="Times New Roman" fo:language="en" fo:country="US" officeooo:rsid="00521d92"/>
    </style:style>
    <style:style style:name="T125" style:family="text">
      <style:text-properties style:font-name="Times New Roman" fo:language="en" fo:country="US" officeooo:rsid="00559b5a"/>
    </style:style>
    <style:style style:name="T126" style:family="text">
      <style:text-properties style:font-name="Times New Roman" fo:language="en" fo:country="US" officeooo:rsid="005e7458"/>
    </style:style>
    <style:style style:name="T127" style:family="text">
      <style:text-properties style:font-name="Times New Roman" fo:language="en" fo:country="US" officeooo:rsid="0041eef3"/>
    </style:style>
    <style:style style:name="T128" style:family="text">
      <style:text-properties style:font-name="Times New Roman" fo:language="en" fo:country="US" officeooo:rsid="005b7463"/>
    </style:style>
    <style:style style:name="T129" style:family="text">
      <style:text-properties style:font-name="Times New Roman" fo:language="en" fo:country="US" officeooo:rsid="0060c980"/>
    </style:style>
    <style:style style:name="T130" style:family="text">
      <style:text-properties style:font-name="Times New Roman" fo:language="en" fo:country="US" officeooo:rsid="0060ce93"/>
    </style:style>
    <style:style style:name="T131" style:family="text">
      <style:text-properties style:font-name="Times New Roman" fo:language="en" fo:country="US" officeooo:rsid="00647318"/>
    </style:style>
    <style:style style:name="T132" style:family="text">
      <style:text-properties style:font-name="Times New Roman" fo:language="en" fo:country="US" fo:background-color="transparent"/>
    </style:style>
    <style:style style:name="T133" style:family="text">
      <style:text-properties style:font-name="Times New Roman" fo:language="en" fo:country="US" officeooo:rsid="0010b5e9" fo:background-color="transparent"/>
    </style:style>
    <style:style style:name="T134" style:family="text">
      <style:text-properties style:font-name="Times New Roman" fo:language="en" fo:country="US" officeooo:rsid="004e1883" fo:background-color="transparent"/>
    </style:style>
    <style:style style:name="T135" style:family="text">
      <style:text-properties style:font-name="Times New Roman" fo:language="en" fo:country="US" officeooo:rsid="00544131" fo:background-color="transparent"/>
    </style:style>
    <style:style style:name="T136" style:family="text">
      <style:text-properties style:font-name="Times New Roman" fo:language="en" fo:country="US" officeooo:rsid="00690364" fo:background-color="transparent"/>
    </style:style>
    <style:style style:name="T137" style:family="text">
      <style:text-properties style:font-name="Times New Roman" fo:language="en" fo:country="US" officeooo:rsid="002f026e" fo:background-color="transparent"/>
    </style:style>
    <style:style style:name="T138" style:family="text">
      <style:text-properties style:font-name="Times New Roman" fo:language="en" fo:country="US" officeooo:rsid="005349d1" fo:background-color="transparent"/>
    </style:style>
    <style:style style:name="T139" style:family="text">
      <style:text-properties style:font-name="Times New Roman" fo:language="en" fo:country="US" officeooo:rsid="0043650c" fo:background-color="transparent"/>
    </style:style>
    <style:style style:name="T140" style:family="text">
      <style:text-properties style:font-name="Times New Roman" fo:language="en" fo:country="US" officeooo:rsid="00559b5a" fo:background-color="transparent"/>
    </style:style>
    <style:style style:name="T141" style:family="text">
      <style:text-properties style:font-name="Times New Roman" fo:language="en" fo:country="US" officeooo:rsid="0056aa0b" fo:background-color="transparent"/>
    </style:style>
    <style:style style:name="T142" style:family="text">
      <style:text-properties style:font-name="Times New Roman" fo:language="en" fo:country="US" officeooo:rsid="006af1b4" fo:background-color="transparent"/>
    </style:style>
    <style:style style:name="T143" style:family="text">
      <style:text-properties style:font-name="Times New Roman" fo:language="en" fo:country="none" fo:font-weight="normal" officeooo:rsid="005e7458" style:font-weight-asian="normal" style:font-weight-complex="normal"/>
    </style:style>
    <style:style style:name="T144" style:family="text">
      <style:text-properties style:font-name="Times New Roman" officeooo:rsid="005c3199"/>
    </style:style>
    <style:style style:name="T145" style:family="text">
      <style:text-properties style:font-name="Times New Roman" fo:font-weight="normal" style:font-weight-asian="normal" style:font-weight-complex="normal"/>
    </style:style>
    <style:style style:name="T146" style:family="text">
      <style:text-properties style:font-name="Times New Roman" fo:font-weight="normal" officeooo:rsid="0062ab5a" style:font-weight-asian="normal" style:font-weight-complex="normal"/>
    </style:style>
    <style:style style:name="T147" style:family="text">
      <style:text-properties style:font-name="Times New Roman" fo:font-weight="normal" officeooo:rsid="0068fd29" style:font-weight-asian="normal" style:font-weight-complex="normal"/>
    </style:style>
    <style:style style:name="T148" style:family="text">
      <style:text-properties style:font-name="Times New Roman" fo:font-weight="normal" officeooo:rsid="005aa2bf" style:font-weight-asian="normal" style:font-weight-complex="normal"/>
    </style:style>
    <style:style style:name="T149" style:family="text">
      <style:text-properties style:font-name="Times New Roman" fo:font-weight="normal" officeooo:rsid="0057b352" style:font-weight-asian="normal" style:font-weight-complex="normal"/>
    </style:style>
    <style:style style:name="T150" style:family="text">
      <style:text-properties style:font-name="Times New Roman" officeooo:rsid="00479610"/>
    </style:style>
    <style:style style:name="T151" style:family="text">
      <style:text-properties style:font-name="Times New Roman" officeooo:rsid="005bd7c4"/>
    </style:style>
    <style:style style:name="T152" style:family="text">
      <style:text-properties style:font-name="Times New Roman" officeooo:rsid="003e3c31"/>
    </style:style>
    <style:style style:name="T153" style:family="text">
      <style:text-properties style:font-name="Times New Roman" fo:font-size="11pt" fo:language="en" fo:country="US" fo:font-weight="bold" style:font-size-asian="11pt" style:font-weight-asian="bold" style:font-size-complex="11pt" style:font-weight-complex="bold"/>
    </style:style>
    <style:style style:name="T154" style:family="text">
      <style:text-properties style:font-name="Times New Roman" fo:font-size="11pt" fo:language="en" fo:country="US" fo:font-weight="normal" style:font-size-asian="11pt" style:font-weight-asian="normal" style:font-size-complex="11pt" style:font-weight-complex="normal"/>
    </style:style>
    <style:style style:name="T155" style:family="text">
      <style:text-properties style:font-name="Times New Roman" officeooo:rsid="00743e4e"/>
    </style:style>
    <style:style style:name="T156" style:family="text">
      <style:text-properties style:font-name="Times New Roman" officeooo:rsid="0078f012"/>
    </style:style>
    <style:style style:name="T157" style:family="text">
      <style:text-properties fo:font-size="9pt" fo:language="en" fo:country="US" style:font-size-asian="9pt" style:font-size-complex="9pt"/>
    </style:style>
    <style:style style:name="T158" style:family="text">
      <style:text-properties fo:font-size="9pt" fo:language="en" fo:country="US" officeooo:rsid="002bea02" style:font-size-asian="9pt" style:font-size-complex="9pt"/>
    </style:style>
    <style:style style:name="T159" style:family="text">
      <style:text-properties fo:font-size="9pt" fo:language="en" fo:country="US" officeooo:rsid="003c2e94" style:font-size-asian="9pt" style:font-size-complex="9pt"/>
    </style:style>
    <style:style style:name="T160" style:family="text">
      <style:text-properties fo:font-size="9pt" fo:language="en" fo:country="US" officeooo:rsid="006c9a6d" style:font-size-asian="9pt" style:font-size-complex="9pt"/>
    </style:style>
    <style:style style:name="T161" style:family="text">
      <style:text-properties fo:font-size="10pt" fo:language="en" fo:country="US" style:font-size-asian="10pt" style:font-size-complex="10pt"/>
    </style:style>
    <style:style style:name="T162" style:family="text">
      <style:text-properties officeooo:rsid="003117b3"/>
    </style:style>
    <style:style style:name="T163" style:family="text">
      <style:text-properties style:text-underline-style="none"/>
    </style:style>
    <style:style style:name="T164" style:family="text">
      <style:text-properties style:text-underline-style="none" officeooo:rsid="002b1c16"/>
    </style:style>
    <style:style style:name="T165" style:family="text">
      <style:text-properties officeooo:rsid="002b1c16"/>
    </style:style>
    <style:style style:name="T166" style:family="text">
      <style:text-properties officeooo:rsid="002c8360"/>
    </style:style>
    <style:style style:name="T167" style:family="text">
      <style:text-properties fo:color="#000000" fo:font-size="12pt" fo:language="en" fo:country="US" style:font-size-asian="12pt" style:font-size-complex="12pt"/>
    </style:style>
    <style:style style:name="T168" style:family="text">
      <style:text-properties fo:color="#000000" fo:font-size="12pt" fo:language="en" fo:country="US" style:text-underline-style="none" style:font-size-asian="12pt" style:font-size-complex="12pt"/>
    </style:style>
    <style:style style:name="T169" style:family="text">
      <style:text-properties fo:color="#000000" fo:font-size="12pt" fo:language="en" fo:country="US" style:text-underline-style="none" officeooo:rsid="00738024" style:font-size-asian="12pt" style:font-size-complex="12pt"/>
    </style:style>
    <style:style style:name="T170" style:family="text">
      <style:text-properties fo:color="#000000" style:font-name="Courier2" fo:language="en" fo:country="US" style:text-underline-style="none" fo:font-weight="bold" fo:background-color="transparent" style:font-weight-asian="bold" style:font-weight-complex="bold"/>
    </style:style>
    <style:style style:name="T171" style:family="text">
      <style:text-properties fo:color="#000000" style:font-name="Courier2" fo:language="en" fo:country="US" style:text-underline-style="none" fo:font-weight="bold" style:font-weight-asian="bold" style:font-weight-complex="bold"/>
    </style:style>
    <style:style style:name="T172" style:family="text">
      <style:text-properties fo:color="#000000" style:font-name="Courier2" fo:font-size="12pt" fo:language="en" fo:country="US" style:text-underline-style="none" fo:font-weight="bold" fo:background-color="#ffffff" style:font-name-asian="Times New Roman1" style:font-size-asian="12pt" style:font-weight-asian="bold" style:font-name-complex="Times New Roman1" style:font-size-complex="12pt" style:font-weight-complex="bold"/>
    </style:style>
    <style:style style:name="T173" style:family="text">
      <style:text-properties fo:color="#000000" style:font-name="Courier2" fo:font-size="12pt" fo:language="en" fo:country="US" style:text-underline-style="none" fo:font-weight="bold" officeooo:rsid="006fea1e" fo:background-color="#ffffff" style:font-name-asian="Times New Roman1" style:font-size-asian="12pt" style:font-weight-asian="bold" style:font-name-complex="Times New Roman1" style:font-size-complex="12pt" style:font-weight-complex="bold"/>
    </style:style>
    <style:style style:name="T174" style:family="text">
      <style:text-properties fo:color="#000000" style:font-name="Courier2" fo:font-size="12pt" fo:language="en" fo:country="US" style:text-underline-style="none" fo:font-weight="bold" officeooo:rsid="00713083" fo:background-color="#ffffff" style:font-name-asian="Times New Roman1" style:font-size-asian="12pt" style:font-weight-asian="bold" style:font-name-complex="Times New Roman1" style:font-size-complex="12pt" style:font-weight-complex="bold"/>
    </style:style>
    <style:style style:name="T175" style:family="text">
      <style:text-properties fo:color="#000000" style:font-name="Courier2" fo:font-size="12pt" fo:language="en" fo:country="US" style:text-underline-style="none" fo:font-weight="bold" style:font-size-asian="12pt" style:font-weight-asian="bold" style:font-size-complex="12pt" style:font-weight-complex="bold"/>
    </style:style>
    <style:style style:name="T176" style:family="text">
      <style:text-properties fo:color="#000000" style:font-name="Courier2" fo:font-size="12pt" style:text-underline-style="none" fo:font-weight="bold" officeooo:rsid="005bd7c4" fo:background-color="#ffffff" style:font-name-asian="Times New Roman1" style:font-size-asian="12pt" style:font-weight-asian="bold" style:font-name-complex="Times New Roman1" style:font-size-complex="12pt" style:font-weight-complex="bold"/>
    </style:style>
    <style:style style:name="T177" style:family="text">
      <style:text-properties fo:color="#000000" style:font-name="Courier2" fo:font-size="12pt" style:text-underline-style="none" fo:font-weight="bold" officeooo:rsid="007a814b" fo:background-color="#ffffff" style:font-name-asian="Times New Roman1" style:font-size-asian="12pt" style:font-weight-asian="bold" style:font-name-complex="Times New Roman1" style:font-size-complex="12pt" style:font-weight-complex="bold"/>
    </style:style>
    <style:style style:name="T178" style:family="text">
      <style:text-properties fo:color="#000000" style:font-name="Courier2" style:text-underline-style="none" fo:font-weight="bold" style:font-weight-asian="bold" style:font-weight-complex="bold"/>
    </style:style>
    <style:style style:name="T179" style:family="text">
      <style:text-properties fo:color="#000000" fo:language="en" fo:country="US" style:text-underline-style="none"/>
    </style:style>
    <style:style style:name="T180" style:family="text">
      <style:text-properties fo:color="#000000" style:font-name="Times New Roman" fo:font-size="12pt" fo:language="en" fo:country="US" style:text-underline-style="none" fo:background-color="#ffffff" style:font-name-asian="Times New Roman1" style:font-size-asian="12pt" style:font-name-complex="Times New Roman1" style:font-size-complex="12pt"/>
    </style:style>
    <style:style style:name="T181" style:family="text">
      <style:text-properties fo:color="#000000" style:font-name="Times New Roman" fo:font-size="12pt" fo:language="en" fo:country="US" style:text-underline-style="none" officeooo:rsid="0062557d" fo:background-color="#ffffff" style:font-name-asian="Times New Roman1" style:font-size-asian="12pt" style:font-name-complex="Times New Roman1" style:font-size-complex="12pt"/>
    </style:style>
    <style:style style:name="T182" style:family="text">
      <style:text-properties fo:color="#000000" style:font-name="Times New Roman" fo:font-size="12pt" fo:language="en" fo:country="US" style:text-underline-style="none" officeooo:rsid="0071cb9d" fo:background-color="#ffffff" style:font-name-asian="Times New Roman1" style:font-size-asian="12pt" style:font-name-complex="Times New Roman1" style:font-size-complex="12pt"/>
    </style:style>
    <style:style style:name="T183" style:family="text">
      <style:text-properties fo:color="#000000" style:font-name="Times New Roman" fo:font-size="12pt" style:text-underline-style="none" fo:font-weight="normal" fo:background-color="#ffffff" style:font-name-asian="Times New Roman1" style:font-size-asian="12pt" style:font-weight-asian="normal" style:font-name-complex="Times New Roman1" style:font-size-complex="12pt" style:font-weight-complex="normal"/>
    </style:style>
    <style:style style:name="T184" style:family="text">
      <style:text-properties fo:color="#000000" style:font-name="Times New Roman" fo:font-size="12pt" style:text-underline-style="none" fo:font-weight="normal" officeooo:rsid="005bd7c4" fo:background-color="#ffffff" style:font-name-asian="Times New Roman1" style:font-size-asian="12pt" style:font-weight-asian="normal" style:font-name-complex="Times New Roman1" style:font-size-complex="12pt" style:font-weight-complex="normal"/>
    </style:style>
    <style:style style:name="T185" style:family="text">
      <style:text-properties fo:color="#000000" style:font-name="Times New Roman" fo:font-size="12pt" style:text-underline-style="none" fo:font-weight="normal" officeooo:rsid="0060ce93" fo:background-color="#ffffff" style:font-name-asian="Times New Roman1" style:font-size-asian="12pt" style:font-weight-asian="normal" style:font-name-complex="Times New Roman1" style:font-size-complex="12pt" style:font-weight-complex="normal"/>
    </style:style>
    <style:style style:name="T186" style:family="text">
      <style:text-properties fo:color="#000000" style:font-name="Times New Roman" fo:language="en" fo:country="US" style:text-underline-style="none" fo:font-weight="normal" style:font-weight-asian="normal" style:font-weight-complex="normal"/>
    </style:style>
    <style:style style:name="T187" style:family="text">
      <style:text-properties fo:color="#000000" style:font-name="Times New Roman" fo:language="en" fo:country="US" style:text-underline-style="none" fo:font-weight="normal" officeooo:rsid="0062557d" style:font-weight-asian="normal" style:font-weight-complex="normal"/>
    </style:style>
    <style:style style:name="T188" style:family="text">
      <style:text-properties fo:color="#000000" style:font-name="Times New Roman" fo:language="en" fo:country="US" style:text-underline-style="none" fo:font-weight="normal" officeooo:rsid="006c9a6d" style:font-weight-asian="normal" style:font-weight-complex="normal"/>
    </style:style>
    <style:style style:name="T189" style:family="text">
      <style:text-properties officeooo:rsid="003c2e94"/>
    </style:style>
    <style:style style:name="T190" style:family="text">
      <style:text-properties officeooo:rsid="003e3c31"/>
    </style:style>
    <style:style style:name="T191" style:family="text">
      <style:text-properties officeooo:rsid="004169a9"/>
    </style:style>
    <style:style style:name="T192" style:family="text">
      <style:text-properties officeooo:rsid="0041eef3"/>
    </style:style>
    <style:style style:name="T193" style:family="text">
      <style:text-properties officeooo:rsid="004503a5"/>
    </style:style>
    <style:style style:name="T194" style:family="text">
      <style:text-properties officeooo:rsid="00479610"/>
    </style:style>
    <style:style style:name="T195" style:family="text">
      <style:text-properties officeooo:rsid="0049eacd"/>
    </style:style>
    <style:style style:name="T196" style:family="text">
      <style:text-properties officeooo:rsid="004fdb3c"/>
    </style:style>
    <style:style style:name="T197" style:family="text">
      <style:text-properties officeooo:rsid="00559b5a"/>
    </style:style>
    <style:style style:name="T198" style:family="text">
      <style:text-properties officeooo:rsid="004b02c2"/>
    </style:style>
    <style:style style:name="T199" style:family="text">
      <style:text-properties officeooo:rsid="00521d92"/>
    </style:style>
    <style:style style:name="T200" style:family="text">
      <style:text-properties officeooo:rsid="0045f583"/>
    </style:style>
    <style:style style:name="T201" style:family="text">
      <style:text-properties fo:language="en" fo:country="US"/>
    </style:style>
    <style:style style:name="T202" style:family="text">
      <style:text-properties fo:language="en" fo:country="US" officeooo:rsid="003cd08a"/>
    </style:style>
    <style:style style:name="T203" style:family="text">
      <style:text-properties fo:language="en" fo:country="US" officeooo:rsid="0045f813"/>
    </style:style>
    <style:style style:name="T204" style:family="text">
      <style:text-properties fo:language="en" fo:country="US" fo:font-weight="normal" officeooo:rsid="005b600c" style:font-weight-asian="normal" style:font-weight-complex="normal"/>
    </style:style>
    <style:style style:name="T205" style:family="text">
      <style:text-properties fo:language="en" fo:country="US" fo:font-weight="normal" officeooo:rsid="005b7463" style:font-weight-asian="normal" style:font-weight-complex="normal"/>
    </style:style>
    <style:style style:name="T206" style:family="text">
      <style:text-properties fo:language="en" fo:country="US" officeooo:rsid="00487aee"/>
    </style:style>
    <style:style style:name="T207" style:family="text">
      <style:text-properties fo:language="en" fo:country="US" style:text-underline-style="none"/>
    </style:style>
    <style:style style:name="T208" style:family="text">
      <style:text-properties fo:language="en" fo:country="US" style:text-underline-style="none" officeooo:rsid="002b1c16"/>
    </style:style>
    <style:style style:name="T209" style:family="text">
      <style:text-properties fo:language="en" fo:country="US" fo:font-weight="bold" style:font-weight-asian="bold" style:font-weight-complex="bold"/>
    </style:style>
    <style:style style:name="T210" style:family="text">
      <style:text-properties fo:language="en" fo:country="US" officeooo:rsid="0041eef3"/>
    </style:style>
    <style:style style:name="T211" style:family="text">
      <style:text-properties fo:language="en" fo:country="US" officeooo:rsid="002f026e"/>
    </style:style>
    <style:style style:name="T212" style:family="text">
      <style:text-properties fo:language="en" fo:country="US" officeooo:rsid="003c2e94"/>
    </style:style>
    <style:style style:name="T213" style:family="text">
      <style:text-properties fo:language="en" fo:country="US" officeooo:rsid="004503a5"/>
    </style:style>
    <style:style style:name="T214" style:family="text">
      <style:text-properties fo:language="en" fo:country="US" officeooo:rsid="0010b5e9"/>
    </style:style>
    <style:style style:name="T215" style:family="text">
      <style:text-properties fo:language="en" fo:country="US" officeooo:rsid="0035cea7"/>
    </style:style>
    <style:style style:name="T216" style:family="text">
      <style:text-properties fo:language="en" fo:country="US" officeooo:rsid="0049eacd"/>
    </style:style>
    <style:style style:name="T217" style:family="text">
      <style:text-properties fo:language="en" fo:country="US" officeooo:rsid="005063b6"/>
    </style:style>
    <style:style style:name="T218" style:family="text">
      <style:text-properties fo:language="en" fo:country="US" officeooo:rsid="00372943"/>
    </style:style>
    <style:style style:name="T219" style:family="text">
      <style:text-properties fo:language="en" fo:country="US" officeooo:rsid="004fdb3c"/>
    </style:style>
    <style:style style:name="T220" style:family="text">
      <style:text-properties fo:language="en" fo:country="US" officeooo:rsid="0021a384"/>
    </style:style>
    <style:style style:name="T221" style:family="text">
      <style:text-properties fo:language="en" fo:country="US" officeooo:rsid="00521d92"/>
    </style:style>
    <style:style style:name="T222" style:family="text">
      <style:text-properties fo:language="en" fo:country="US" officeooo:rsid="00559b5a"/>
    </style:style>
    <style:style style:name="T223" style:family="text">
      <style:text-properties fo:language="en" fo:country="US" officeooo:rsid="0057a3a3"/>
    </style:style>
    <style:style style:name="T224" style:family="text">
      <style:text-properties fo:language="en" fo:country="US" officeooo:rsid="0057b352"/>
    </style:style>
    <style:style style:name="T225" style:family="text">
      <style:text-properties fo:language="en" fo:country="US" officeooo:rsid="005aa2bf"/>
    </style:style>
    <style:style style:name="T226" style:family="text">
      <style:text-properties fo:language="en" fo:country="US" officeooo:rsid="005b600c"/>
    </style:style>
    <style:style style:name="T227" style:family="text">
      <style:text-properties fo:language="en" fo:country="US" officeooo:rsid="003e3c31"/>
    </style:style>
    <style:style style:name="T228" style:family="text">
      <style:text-properties fo:language="en" fo:country="US" officeooo:rsid="005b7463"/>
    </style:style>
    <style:style style:name="T229" style:family="text">
      <style:text-properties fo:language="en" fo:country="US" officeooo:rsid="005d29ff"/>
    </style:style>
    <style:style style:name="T230" style:family="text">
      <style:text-properties fo:language="en" fo:country="US" officeooo:rsid="005e7458"/>
    </style:style>
    <style:style style:name="T231" style:family="text">
      <style:text-properties fo:language="en" fo:country="US" officeooo:rsid="00602ba9"/>
    </style:style>
    <style:style style:name="T232" style:family="text">
      <style:text-properties fo:language="en" fo:country="US" officeooo:rsid="0062ab5a"/>
    </style:style>
    <style:style style:name="T233" style:family="text">
      <style:text-properties fo:language="en" fo:country="US" officeooo:rsid="00647318"/>
    </style:style>
    <style:style style:name="T234" style:family="text">
      <style:text-properties fo:language="en" fo:country="US" fo:background-color="transparent"/>
    </style:style>
    <style:style style:name="T235" style:family="text">
      <style:text-properties fo:language="en" fo:country="US" officeooo:rsid="003c2e94" fo:background-color="transparent"/>
    </style:style>
    <style:style style:name="T236" style:family="text">
      <style:text-properties fo:language="en" fo:country="US" officeooo:rsid="00774039" fo:background-color="transparent"/>
    </style:style>
    <style:style style:name="T237" style:family="text">
      <style:text-properties fo:language="en" fo:country="US" officeooo:rsid="001aa52f"/>
    </style:style>
    <style:style style:name="T238" style:family="text">
      <style:text-properties fo:language="en" fo:country="US" officeooo:rsid="002c8360"/>
    </style:style>
    <style:style style:name="T239" style:family="text">
      <style:text-properties fo:language="en" fo:country="US" officeooo:rsid="006c9a6d"/>
    </style:style>
    <style:style style:name="T240" style:family="text">
      <style:text-properties fo:language="en" fo:country="US" officeooo:rsid="00753e78"/>
    </style:style>
    <style:style style:name="T241" style:family="text">
      <style:text-properties fo:language="en" fo:country="US" officeooo:rsid="00774039"/>
    </style:style>
    <style:style style:name="T242" style:family="text">
      <style:text-properties fo:language="en" fo:country="US" officeooo:rsid="007f20d6"/>
    </style:style>
    <style:style style:name="T243" style:family="text">
      <style:text-properties fo:language="en" fo:country="US" officeooo:rsid="007f4117"/>
    </style:style>
    <style:style style:name="T244" style:family="text">
      <style:text-properties officeooo:rsid="0057a3a3"/>
    </style:style>
    <style:style style:name="T245" style:family="text">
      <style:text-properties officeooo:rsid="0057b352"/>
    </style:style>
    <style:style style:name="T246" style:family="text">
      <style:text-properties officeooo:rsid="005aa2bf"/>
    </style:style>
    <style:style style:name="T247" style:family="text">
      <style:text-properties officeooo:rsid="0062a6b3"/>
    </style:style>
    <style:style style:name="T248" style:family="text">
      <style:text-properties fo:font-style="normal" officeooo:rsid="005b600c" style:font-style-asian="normal" style:font-style-complex="normal"/>
    </style:style>
    <style:style style:name="T249" style:family="text">
      <style:text-properties officeooo:rsid="005b600c"/>
    </style:style>
    <style:style style:name="T250" style:family="text">
      <style:text-properties officeooo:rsid="005bd7c4"/>
    </style:style>
    <style:style style:name="T251" style:family="text">
      <style:text-properties fo:font-size="11pt" style:font-size-asian="11pt" style:font-size-complex="11pt"/>
    </style:style>
    <style:style style:name="T252" style:family="text">
      <style:text-properties fo:font-size="11pt" officeooo:rsid="005bd7c4" style:font-size-asian="11pt" style:font-size-complex="11pt"/>
    </style:style>
    <style:style style:name="T253" style:family="text">
      <style:text-properties fo:font-size="11pt" officeooo:rsid="0045f813" style:font-size-asian="11pt" style:font-size-complex="11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6984in" fo:text-indent="-0.25in" fo:margin-left="0.69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84in" fo:text-indent="-0.25in" fo:margin-left="0.94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84in" fo:text-indent="-0.25in" fo:margin-left="1.19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84in" fo:text-indent="-0.25in" fo:margin-left="1.44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84in" fo:text-indent="-0.25in" fo:margin-left="1.69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84in" fo:text-indent="-0.25in" fo:margin-left="1.94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84in" fo:text-indent="-0.25in" fo:margin-left="2.19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84in" fo:text-indent="-0.25in" fo:margin-left="2.44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84in" fo:text-indent="-0.25in" fo:margin-left="2.69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84in" fo:text-indent="-0.25in" fo:margin-left="2.9484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MassPred<text:span text:style-name="T189"> 0.41</text:span></text:p>
      <text:p text:style-name="P85">Goran "CHUPCKO" Lazić</text:p>
      <text:p text:style-name="P48"/>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text:p>
          </text:index-title>
          <text:p text:style-name="P97"><text:a xlink:type="simple" xlink:href="#__RefHeading__4464_442860805" text:style-name="Index_20_Link" text:visited-style-name="Index_20_Link">1. Description<text:tab/>2</text:a></text:p>
          <text:p text:style-name="P98"><text:a xlink:type="simple" xlink:href="#__RefHeading__4670_442860805" text:style-name="Index_20_Link" text:visited-style-name="Index_20_Link">1.1. List of supported predictors<text:tab/>2</text:a></text:p>
          <text:p text:style-name="P99"><text:a xlink:type="simple" xlink:href="#__RefHeading__16484_1120707955" text:style-name="Index_20_Link" text:visited-style-name="Index_20_Link">1.1.1. Disorder predictors<text:tab/>2</text:a></text:p>
          <text:p text:style-name="P99"><text:a xlink:type="simple" xlink:href="#__RefHeading__16486_1120707955" text:style-name="Index_20_Link" text:visited-style-name="Index_20_Link">1.1.2. MHC binding predictors<text:tab/>3</text:a></text:p>
          <text:p text:style-name="P99"><text:a xlink:type="simple" xlink:href="#__RefHeading__16488_1120707955" text:style-name="Index_20_Link" text:visited-style-name="Index_20_Link">1.1.3. Hydropathy scale<text:tab/>3</text:a></text:p>
          <text:p text:style-name="P99"><text:a xlink:type="simple" xlink:href="#__RefHeading__16490_1120707955" text:style-name="Index_20_Link" text:visited-style-name="Index_20_Link">1.1.4. Disorder-binding predictor<text:tab/>3</text:a></text:p>
          <text:p text:style-name="P97"><text:a xlink:type="simple" xlink:href="#__RefHeading__8883_1799875964" text:style-name="Index_20_Link" text:visited-style-name="Index_20_Link">2. Quick installation and test<text:tab/>4</text:a></text:p>
          <text:p text:style-name="P97"><text:a xlink:type="simple" xlink:href="#__RefHeading__8885_1799875964" text:style-name="Index_20_Link" text:visited-style-name="Index_20_Link">3. Installation<text:tab/>5</text:a></text:p>
          <text:p text:style-name="P98"><text:a xlink:type="simple" xlink:href="#__RefHeading__16439_1120707955" text:style-name="Index_20_Link" text:visited-style-name="Index_20_Link">3.1. MassPred installation<text:tab/>5</text:a></text:p>
          <text:p text:style-name="P98"><text:a xlink:type="simple" xlink:href="#__RefHeading__4468_442860805" text:style-name="Index_20_Link" text:visited-style-name="Index_20_Link">3.2. Predictors installation<text:tab/>5</text:a></text:p>
          <text:p text:style-name="P99"><text:a xlink:type="simple" xlink:href="#__RefHeading__4482_4428608051" text:style-name="Index_20_Link" text:visited-style-name="Index_20_Link">3.2.1. NR<text:tab/>6</text:a></text:p>
          <text:p text:style-name="P99"><text:a xlink:type="simple" xlink:href="#__RefHeading__4484_4428608051" text:style-name="Index_20_Link" text:visited-style-name="Index_20_Link">3.2.2. ANCHOR-1.0<text:tab/>6</text:a></text:p>
          <text:p text:style-name="P99"><text:a xlink:type="simple" xlink:href="#__RefHeading__4486_4428608051" text:style-name="Index_20_Link" text:visited-style-name="Index_20_Link">3.2.3. DisEMBL-1.4<text:tab/>7</text:a></text:p>
          <text:p text:style-name="P99"><text:a xlink:type="simple" xlink:href="#__RefHeading__4488_4428608051" text:style-name="Index_20_Link" text:visited-style-name="Index_20_Link">3.2.4. disopred-2.43<text:tab/>7</text:a></text:p>
          <text:p text:style-name="P99"><text:a xlink:type="simple" xlink:href="#__RefHeading__4490_4428608051" text:style-name="Index_20_Link" text:visited-style-name="Index_20_Link">3.2.5. IsUnstruct-2.02<text:tab/>7</text:a></text:p>
          <text:p text:style-name="P99"><text:a xlink:type="simple" xlink:href="#__RefHeading__4492_4428608051" text:style-name="Index_20_Link" text:visited-style-name="Index_20_Link">3.2.6. iupred-1.0<text:tab/>7</text:a></text:p>
          <text:p text:style-name="P99"><text:a xlink:type="simple" xlink:href="#__RefHeading__4494_4428608051" text:style-name="Index_20_Link" text:visited-style-name="Index_20_Link">3.2.7. netMHC-3.0c<text:tab/>8</text:a></text:p>
          <text:p text:style-name="P99"><text:a xlink:type="simple" xlink:href="#__RefHeading__4549_298936861" text:style-name="Index_20_Link" text:visited-style-name="Index_20_Link">3.2.8. netMHC-3.4a<text:tab/>8</text:a></text:p>
          <text:p text:style-name="P99"><text:a xlink:type="simple" xlink:href="#__RefHeading__4496_4428608051" text:style-name="Index_20_Link" text:visited-style-name="Index_20_Link">3.2.9. netMHCII-2.2<text:tab/>8</text:a></text:p>
          <text:p text:style-name="P99"><text:a xlink:type="simple" xlink:href="#__RefHeading__4498_4428608051" text:style-name="Index_20_Link" text:visited-style-name="Index_20_Link">3.2.10. netMHCIIpan-1.0b<text:tab/>8</text:a></text:p>
          <text:p text:style-name="P99"><text:a xlink:type="simple" xlink:href="#__RefHeading__4500_4428608051" text:style-name="Index_20_Link" text:visited-style-name="Index_20_Link">3.2.11. netMHCIIpan-2.0b<text:tab/>9</text:a></text:p>
          <text:p text:style-name="P99"><text:a xlink:type="simple" xlink:href="#__RefHeading__4553_298936861" text:style-name="Index_20_Link" text:visited-style-name="Index_20_Link">3.2.12. netMHCIIpan-3.0c<text:tab/>9</text:a></text:p>
          <text:p text:style-name="P99"><text:a xlink:type="simple" xlink:href="#__RefHeading__8923_1737967157" text:style-name="Index_20_Link" text:visited-style-name="Index_20_Link">3.2.13. netMHCIIpan-3.1a<text:tab/>9</text:a></text:p>
          <text:p text:style-name="P99"><text:a xlink:type="simple" xlink:href="#__RefHeading__4502_4428608051" text:style-name="Index_20_Link" text:visited-style-name="Index_20_Link">3.2.14. netMHCpan-2.0c<text:tab/>9</text:a></text:p>
          <text:p text:style-name="P99"><text:a xlink:type="simple" xlink:href="#__RefHeading__4504_4428608051" text:style-name="Index_20_Link" text:visited-style-name="Index_20_Link">3.2.15. netMHCpan-2.4a<text:tab/>9</text:a></text:p>
          <text:p text:style-name="P99"><text:a xlink:type="simple" xlink:href="#__RefHeading__4506_4428608051" text:style-name="Index_20_Link" text:visited-style-name="Index_20_Link">3.2.16. netMHCpan-2.8a<text:tab/>10</text:a></text:p>
          <text:p text:style-name="P99"><text:a xlink:type="simple" xlink:href="#__RefHeading__4508_4428608051" text:style-name="Index_20_Link" text:visited-style-name="Index_20_Link">3.2.17. OnD-1.0<text:tab/>10</text:a></text:p>
          <text:p text:style-name="P99"><text:a xlink:type="simple" xlink:href="#__RefHeading__4510_4428608051" text:style-name="Index_20_Link" text:visited-style-name="Index_20_Link">3.2.18. predisorder-1.1<text:tab/>10</text:a></text:p>
          <text:p text:style-name="P99"><text:a xlink:type="simple" xlink:href="#__RefHeading__4512_4428608051" text:style-name="Index_20_Link" text:visited-style-name="Index_20_Link">3.2.19. RONN-3.1<text:tab/>10</text:a></text:p>
          <text:p text:style-name="P99"><text:a xlink:type="simple" xlink:href="#__RefHeading__4514_4428608051" text:style-name="Index_20_Link" text:visited-style-name="Index_20_Link">3.2.20. VSL-2<text:tab/>11</text:a></text:p>
          <text:p text:style-name="P97"><text:a xlink:type="simple" xlink:href="#__RefHeading__4470_442860805" text:style-name="Index_20_Link" text:visited-style-name="Index_20_Link">4. Configuration<text:tab/>12</text:a></text:p>
          <text:p text:style-name="P97"><text:a xlink:type="simple" xlink:href="#__RefHeading__4472_442860805" text:style-name="Index_20_Link" text:visited-style-name="Index_20_Link">5. Running<text:tab/>16</text:a></text:p>
          <text:p text:style-name="P97"><text:a xlink:type="simple" xlink:href="#__RefHeading__4474_442860805" text:style-name="Index_20_Link" text:visited-style-name="Index_20_Link">6. Results<text:tab/>17</text:a></text:p>
          <text:p text:style-name="P98"><text:a xlink:type="simple" xlink:href="#__RefHeading__4591_442860805" text:style-name="Index_20_Link" text:visited-style-name="Index_20_Link">6.1. SQL<text:tab/>17</text:a></text:p>
          <text:p text:style-name="P98"><text:a xlink:type="simple" xlink:href="#__RefHeading__4593_442860805" text:style-name="Index_20_Link" text:visited-style-name="Index_20_Link">6.2. Command<text:tab/>20</text:a></text:p>
          <text:p text:style-name="P97"><text:a xlink:type="simple" xlink:href="#__RefHeading__4595_442860805" text:style-name="Index_20_Link" text:visited-style-name="Index_20_Link">7. Tests<text:tab/>21</text:a></text:p>
          <text:p text:style-name="P97"><text:a xlink:type="simple" xlink:href="#__RefHeading__4476_442860805" text:style-name="Index_20_Link" text:visited-style-name="Index_20_Link">8. Uninstall<text:tab/>22</text:a></text:p>
          <text:p text:style-name="P97"><text:a xlink:type="simple" xlink:href="#__RefHeading__4597_442860805" text:style-name="Index_20_Link" text:visited-style-name="Index_20_Link">9. Update<text:tab/>23</text:a></text:p>
          <text:p text:style-name="P97"><text:a xlink:type="simple" xlink:href="#__RefHeading__4478_442860805" text:style-name="Index_20_Link" text:visited-style-name="Index_20_Link">10. Possible problems<text:tab/>24</text:a></text:p>
        </text:index-body>
      </text:table-of-content>
      <text:p text:style-name="P15"/>
      <text:h text:style-name="P198" text:outline-level="1"><text:bookmark-start text:name="__RefHeading__4464_442860805"/>Description<text:bookmark-end text:name="__RefHeading__4464_442860805"/></text:h>
      <text:p text:style-name="P1"><text:span text:style-name="T19">MassPred is a command line (shell) oriented system</text:span><text:span text:style-name="T22"> </text:span><text:span text:style-name="T190">which </text:span>enabl<text:span text:style-name="T197">es</text:span> multiple (mass<text:span text:style-name="T190">ive</text:span>) and <text:span text:style-name="T190">p</text:span>arallel execution <text:span text:style-name="T197">of </text:span>predictors <text:span text:style-name="T190">with</text:span> group FASTA files. Results <text:span text:style-name="T197">are </text:span>filtered and stored in a form suitable for loading into SQL. <text:span text:style-name="T190">Also MassPred p</text:span>rocess<text:span text:style-name="T190">ing</text:span> multiple proteins in the FASTA file. <text:span text:style-name="T197">I</text:span>t can to execute any command o<text:span text:style-name="T190">n </text:span>a set of proteins<text:span text:style-name="T190">.</text:span></text:p>
      <text:p text:style-name="P1"/>
      <text:p text:style-name="P87">MassPred is a set of tools that provides easy predictor installation, application of predictors to input data and filtering of the results of predictor action. MassPred provides scripts for automated installation of the desired predictors and their preparation for automatic execution. Predictors (any of the previously mentioned four types) are applied to the protein dataset, which can be stored in one or more files or directories. Each file can include one or more proteins in <text:span text:style-name="T249">FASTA</text:span> format. MassPred takes the contents of input files or directories, extracts every single protein and applies the desired predictors to the extracted proteins, creating separate jobs for every pair (protein, predictor). The created jobs can be simultaneously executed on a symmetric multiprocessor computer, or on computers with a multicore/multithread processor architecture. MassPred itself does not perform a parallel execution of a single predictor application to a single protein.</text:p>
      <text:p text:style-name="P87"/>
      <text:p text:style-name="P87">MassPred collects the results and filters them in a CSV file format in order to prepare the results in a form that can be used as an input in a <text:span text:style-name="T248">LOAD</text:span> utility program for loading results in RDBMS tables. By default, the results are filtered for IBM DB2 RDBMS. </text:p>
      <text:p text:style-name="P89"/>
      <text:p text:style-name="P88">The MassPred mechanism for generating jobs for simultaneous execution is not restricted to supported predictors. In fact, any program that takes a single protein in FASTA format can be massively applied to a set of proteins.</text:p>
      <text:h text:style-name="Heading_20_2" text:outline-level="2"><text:bookmark-start text:name="__RefHeading__4670_442860805"/><text:span text:style-name="T226">List of supported </text:span><text:span text:style-name="T201">predi</text:span><text:span text:style-name="T227">ctors</text:span><text:bookmark-end text:name="__RefHeading__4670_442860805"/></text:h>
      <text:p text:style-name="P179"><text:bookmark text:name="result_box1"/><text:span text:style-name="T201">Some predictors are obsolete, meaning that they are </text:span><text:span text:style-name="T242">not </text:span><text:span text:style-name="T201">available to download, but some required files can still download</text:span><text:span text:style-name="T243">.</text:span></text:p>
      <text:h text:style-name="Heading_20_3" text:outline-level="3"><text:bookmark-start text:name="__RefHeading__16484_1120707955"/>Disorder predictors<text:bookmark-end text:name="__RefHeading__16484_1120707955"/></text:h>
      <text:list xml:id="list5274740961711082859" text:style-name="L1">
        <text:list-item>
          <text:p text:style-name="P100"><text:span text:style-name="T183">VSL2</text:span><text:span text:style-name="T184">b<text:line-break/></text:span><text:a xlink:type="simple" xlink:href="http://www.ist.temple.edu/disprot/predictorVSL2.php"><text:span text:style-name="T176">http://www.ist.temple.edu/disprot/predictorVSL2.php</text:span></text:a></text:p>
        </text:list-item>
      </text:list>
      <text:list xml:id="list1048463046400130814" text:style-name="L2">
        <text:list-item>
          <text:p text:style-name="P101"><text:span text:style-name="T184">IUPred</text:span><text:span text:style-name="T185"> </text:span><text:span text:style-name="T184">(Long, Short)</text:span><text:span text:style-name="T185"> version 1.0</text:span><text:span text:style-name="T184"><text:line-break/></text:span><text:a xlink:type="simple" xlink:href="http://iupred.enzim.hu/"><text:span text:style-name="T176">http://iupred.enzim.hu/</text:span></text:a></text:p>
        </text:list-item>
        <text:list-item>
          <text:p text:style-name="P101"><text:span text:style-name="T184">DisEMBL (Coin coils, Hot loops, Remark465)</text:span><text:span text:style-name="T185"> version 1.4</text:span><text:span text:style-name="T184"><text:line-break/></text:span><text:a xlink:type="simple" xlink:href="http://dis.embl.de/"><text:span text:style-name="T176">http://dis.embl.de/</text:span></text:a></text:p>
        </text:list-item>
        <text:list-item>
          <text:p text:style-name="P101"><text:span text:style-name="T184">RONN</text:span><text:span text:style-name="T185"> version 3.1</text:span><text:span text:style-name="T184"><text:line-break/></text:span><text:a xlink:type="simple" xlink:href="http://www.bioinformatics.nl/~berndb/ronn.html"><text:span text:style-name="T176">http://www.bioinformatics.nl/~berndb/ronn.html</text:span></text:a></text:p>
        </text:list-item>
        <text:list-item>
          <text:p text:style-name="P102"><text:span text:style-name="T184">Predisorder</text:span><text:span text:style-name="T185"> version 1.1<text:line-break/></text:span><text:a xlink:type="simple" xlink:href="http://sysbio.rnet.missouri.edu/multicom_toolbox/tools.html"><text:span text:style-name="T177">http://sysbio.rnet.missouri.edu/multicom_toolbox/tools.html</text:span></text:a></text:p>
        </text:list-item>
        <text:list-item>
          <text:p text:style-name="P101"><text:span text:style-name="T184">IsUnstruct</text:span><text:span text:style-name="T185"> version 2.02</text:span><text:span text:style-name="T184"><text:line-break/></text:span><text:a xlink:type="simple" xlink:href="http://bioinfo.protres.ru/IsUnstruct/"><text:span text:style-name="T176">http://bioinfo.protres.ru/IsUnstruct/</text:span></text:a></text:p>
        </text:list-item>
        <text:list-item>
          <text:p text:style-name="P101"><text:span text:style-name="T184">Disopred</text:span><text:span text:style-name="T185"> version 2.43</text:span><text:span text:style-name="T184"><text:line-break/></text:span><text:a xlink:type="simple" xlink:href="http://bioinfadmin.cs.ucl.ac.uk/downloads/DISOPRED/"><text:span text:style-name="T176">http://bioinfadmin.cs.ucl.ac.uk/downloads/DISOPRED/</text:span></text:a></text:p>
        </text:list-item>
        <text:list-item>
          <text:p text:style-name="P101"><text:span text:style-name="T184">OnD-CRF</text:span><text:span text:style-name="T185"> version 1.0</text:span><text:span text:style-name="T184"><text:line-break/></text:span><text:soft-page-break/><text:a xlink:type="simple" xlink:href="http://babel.ucmp.umu.se/ond-crf/"><text:span text:style-name="T178">http://babel.ucmp.umu.se/ond-crf/</text:span></text:a></text:p>
        </text:list-item>
      </text:list>
      <text:h text:style-name="P187" text:outline-level="3"><text:bookmark-start text:name="__RefHeading__16486_1120707955"/>MHC binding predictors<text:bookmark-end text:name="__RefHeading__16486_1120707955"/></text:h>
      <text:list xml:id="list6497419950616485145" text:style-name="L3">
        <text:list-item>
          <text:p text:style-name="P103"><text:span text:style-name="T180">NetMHCpan</text:span><text:span text:style-name="T181"> </text:span><text:span text:style-name="T180">2.0</text:span><text:span text:style-name="T181"> version 2.0c</text:span><text:span text:style-name="T182"> (Obsolete)</text:span><text:span text:style-name="T180"><text:line-break/></text:span><text:a xlink:type="simple" xlink:href="http://www.cbs.dtu.dk/services/NetMHCpan-2.0/"><text:span text:style-name="T172">http://www.cbs.dtu.dk/services/NetMHCpan</text:span></text:a><text:a xlink:type="simple" xlink:href="http://www.cbs.dtu.dk/services/NetMHCpan-2.0/"><text:span text:style-name="T174">-2.0</text:span></text:a><text:a xlink:type="simple" xlink:href="http://www.cbs.dtu.dk/services/NetMHCpan-2.0/"><text:span text:style-name="T172">/</text:span></text:a></text:p>
        </text:list-item>
        <text:list-item>
          <text:p text:style-name="P103"><text:span text:style-name="T180">NetMHCpan</text:span><text:span text:style-name="T181"> </text:span><text:span text:style-name="T180">2.4</text:span><text:span text:style-name="T181"> version 2.4a</text:span><text:span text:style-name="T182"> (Obsolete)</text:span><text:span text:style-name="T180"><text:line-break/></text:span><text:a xlink:type="simple" xlink:href="http://www.cbs.dtu.dk/services/NetMHCpan-2.4/"><text:span text:style-name="T172">http://www.cbs.dtu.dk/services/NetMHCpan-2.4/</text:span></text:a></text:p>
        </text:list-item>
        <text:list-item>
          <text:p text:style-name="P103"><text:span text:style-name="T180">NetMHCpan</text:span><text:span text:style-name="T181"> </text:span><text:span text:style-name="T180">2.8</text:span><text:span text:style-name="T181"> version 2.8a</text:span><text:span text:style-name="T180"><text:line-break/></text:span><text:a xlink:type="simple" xlink:href="http://www.cbs.dtu.dk/services/NetMHCpan-2.8/"><text:span text:style-name="T172">http://www.cbs.dtu.dk/services/NetMHCpan</text:span></text:a><text:a xlink:type="simple" xlink:href="http://www.cbs.dtu.dk/services/NetMHCpan-2.8/"><text:span text:style-name="T174">-2.8</text:span></text:a><text:a xlink:type="simple" xlink:href="http://www.cbs.dtu.dk/services/NetMHCpan-2.8/"><text:span text:style-name="T172">/</text:span></text:a></text:p>
        </text:list-item>
      </text:list>
      <text:list xml:id="list5699626090328613237" text:style-name="L4">
        <text:list-item>
          <text:p text:style-name="P104"><text:span text:style-name="T180">NetMHCIIpan</text:span><text:span text:style-name="T181"> </text:span><text:span text:style-name="T180">1.0</text:span><text:span text:style-name="T181"> version 1.0b</text:span><text:span text:style-name="T182"> (Obsolete)</text:span><text:span text:style-name="T180"><text:line-break/></text:span><text:a xlink:type="simple" xlink:href="http://www.cbs.dtu.dk/services/NetMHCIIpan-1.0/"><text:span text:style-name="T172">http://www.cbs.dtu.dk/services/NetMHCIIpan</text:span></text:a><text:a xlink:type="simple" xlink:href="http://www.cbs.dtu.dk/services/NetMHCIIpan-1.0/"><text:span text:style-name="T174">-1.0</text:span></text:a><text:a xlink:type="simple" xlink:href="http://www.cbs.dtu.dk/services/NetMHCIIpan-1.0/"><text:span text:style-name="T172">/</text:span></text:a></text:p>
        </text:list-item>
      </text:list>
      <text:list xml:id="list1779785896927618906" text:style-name="L5">
        <text:list-item>
          <text:p text:style-name="P105"><text:span text:style-name="T180">NetMHCIIpan</text:span><text:span text:style-name="T181"> </text:span><text:span text:style-name="T180">2.0</text:span><text:span text:style-name="T181"> version 2.0b</text:span><text:span text:style-name="T180"><text:line-break/></text:span><text:a xlink:type="simple" xlink:href="http://www.cbs.dtu.dk/services/NetMHCIIpan-2.0/"><text:span text:style-name="T172">http://www.cbs.dtu.dk/services/NetMHCIIpan-2.0/</text:span></text:a></text:p>
        </text:list-item>
      </text:list>
      <text:list xml:id="list5639614538443775323" text:style-name="L6">
        <text:list-item>
          <text:p text:style-name="P106"><text:span text:style-name="T180">NetMHCIIpan</text:span><text:span text:style-name="T181"> </text:span><text:span text:style-name="T180">3.0</text:span><text:span text:style-name="T181"> version 3.0c</text:span><text:span text:style-name="T182"> (Obsolete)</text:span><text:span text:style-name="T180"><text:line-break/></text:span><text:a xlink:type="simple" xlink:href="http://www.cbs.dtu.dk/services/NetMHCIIpan-3.0/"><text:span text:style-name="T172">http://www.cbs.dtu.dk/services/NetMHCIIpan-3.0/</text:span></text:a></text:p>
        </text:list-item>
        <text:list-item>
          <text:p text:style-name="P169"><text:span text:style-name="T186">NetMHCIIpan</text:span><text:span text:style-name="T187"> </text:span><text:span text:style-name="T186">3.</text:span><text:span text:style-name="T188">1</text:span><text:span text:style-name="T187"> version 3.</text:span><text:span text:style-name="T188">1a</text:span><text:span text:style-name="T171"><text:line-break/></text:span><text:a xlink:type="simple" xlink:href="http://www.cbs.dtu.dk/services/NetMHCIIpan-3.1/"><text:span text:style-name="T172">http://www.cbs.dtu.dk/services/NetMHCIIpan-3.</text:span></text:a><text:a xlink:type="simple" xlink:href="http://www.cbs.dtu.dk/services/NetMHCIIpan-3.1/"><text:span text:style-name="T173">1</text:span></text:a><text:a xlink:type="simple" xlink:href="http://www.cbs.dtu.dk/services/NetMHCIIpan-3.1/"><text:span text:style-name="T172">/</text:span></text:a></text:p>
        </text:list-item>
      </text:list>
      <text:list xml:id="list4541407769918044881" text:style-name="L7">
        <text:list-item>
          <text:p text:style-name="P107"><text:span text:style-name="T180">NetMHC</text:span><text:span text:style-name="T181"> </text:span><text:span text:style-name="T180">3.0</text:span><text:span text:style-name="T181"> version 3.0c</text:span><text:span text:style-name="T180"><text:line-break/></text:span><text:a xlink:type="simple" xlink:href="http://www.cbs.dtu.dk/services/NetMHC-3.0/"><text:span text:style-name="T172">http://www.cbs.dtu.dk/services/NetMHC-3.0/</text:span></text:a></text:p>
        </text:list-item>
      </text:list>
      <text:list xml:id="list4796264811412745449" text:style-name="L8">
        <text:list-item>
          <text:p text:style-name="P108"><text:span text:style-name="T180">NetMHC</text:span><text:span text:style-name="T181"> </text:span><text:span text:style-name="T180">3.4</text:span><text:span text:style-name="T181"> version 3.4a</text:span><text:span text:style-name="T180"><text:line-break/></text:span><text:a xlink:type="simple" xlink:href="http://www.cbs.dtu.dk/services/NetMHC-3.4/"><text:span text:style-name="T172">http://www.cbs.dtu.dk/services/NetMHC-3.4/</text:span></text:a></text:p>
        </text:list-item>
      </text:list>
      <text:list xml:id="list8402507858518367826" text:style-name="L9">
        <text:list-item>
          <text:p text:style-name="P109"><text:span text:style-name="T180">NetMHCII</text:span><text:span text:style-name="T181"> </text:span><text:span text:style-name="T180">2.2<text:line-break/></text:span><text:a xlink:type="simple" xlink:href="http://www.cbs.dtu.dk/services/NetMHCII-2.2/"><text:span text:style-name="T172">http://www.cbs.dtu.dk/services/NetMHCII</text:span></text:a><text:a xlink:type="simple" xlink:href="http://www.cbs.dtu.dk/services/NetMHCII-2.2/"><text:span text:style-name="T174">-2.2</text:span></text:a><text:a xlink:type="simple" xlink:href="http://www.cbs.dtu.dk/services/NetMHCII-2.2/"><text:span text:style-name="T172">/</text:span></text:a></text:p>
        </text:list-item>
      </text:list>
      <text:h text:style-name="P188" text:outline-level="3"><text:bookmark-start text:name="__RefHeading__16488_1120707955"/>Hydropathy scale<text:bookmark-end text:name="__RefHeading__16488_1120707955"/></text:h>
      <text:list xml:id="list8304860481311612522" text:style-name="L10">
        <text:list-item>
          <text:p text:style-name="P170"><text:span text:style-name="T55">Kyte Doolittle<text:line-break/></text:span><text:a xlink:type="simple" xlink:href="http://gcat.davidson.edu/rakarnik/KD.html"><text:span text:style-name="T175">http://gcat.davidson.edu/rakarnik/KD.html</text:span></text:a></text:p>
        </text:list-item>
        <text:list-item>
          <text:p text:style-name="P170"><text:span text:style-name="T55">Hopp Woods<text:line-break/></text:span><text:a xlink:type="simple" xlink:href="http://web.expasy.org/protscale/pscale/Hphob.Woods.html"><text:span text:style-name="T175">http://web.expasy.org/protscale/pscale/Hphob.Woods.html</text:span></text:a></text:p>
        </text:list-item>
      </text:list>
      <text:h text:style-name="P189" text:outline-level="3"><text:bookmark-start text:name="__RefHeading__16490_1120707955"/>Disorder-binding predictor<text:bookmark-end text:name="__RefHeading__16490_1120707955"/></text:h>
      <text:list xml:id="list4913199655486313116" text:style-name="L11">
        <text:list-item>
          <text:p text:style-name="P180"><text:span text:style-name="T129">ANCHOR</text:span><text:span text:style-name="T130"> version </text:span><text:span text:style-name="T129">1.0<text:line-break/></text:span><text:a xlink:type="simple" xlink:href="http://anchor.enzim.hu/"><text:span text:style-name="T170">http://anchor.enzim.hu/</text:span></text:a></text:p>
        </text:list-item>
      </text:list>
      <text:h text:style-name="P200" text:outline-level="1"><text:bookmark-start text:name="__RefHeading__8883_1799875964"/>Quick installation and test<text:bookmark-end text:name="__RefHeading__8883_1799875964"/></text:h>
      <text:p text:style-name="P83"><text:span text:style-name="T201">For quick installation and test MassPred, download </text:span><text:span text:style-name="T15">masspred-x.xx.tar.gz</text:span><text:span text:style-name="T153"> </text:span><text:span text:style-name="T154">and put into some directory. Enter in that directory and execute:</text:span></text:p>
      <text:p text:style-name="P84"/>
      <text:p text:style-name="P82">tar xzf masspred-x.xx.tar.gz<text:line-break/>cd masspred<text:line-break/>./work.sh test/configuration.ish test/cancer.faa<text:line-break/>cd test/cancer.faa.out<text:line-break/>ls -la</text:p>
      <text:p text:style-name="P83"><text:span text:style-name="Command"><text:span text:style-name="T16"/></text:span></text:p>
      <text:h text:style-name="P199" text:outline-level="1"><text:bookmark-start text:name="__RefHeading__8885_1799875964"/>Installation<text:bookmark-end text:name="__RefHeading__8885_1799875964"/></text:h>
      <text:p text:style-name="P33"><text:span text:style-name="T151">Package i</text:span><text:span text:style-name="T54">nstallation </text:span><text:span text:style-name="T152">is done in two steps:</text:span><text:span text:style-name="T54"> MassPred installation and installation of predictors that are necessary for </text:span><text:span text:style-name="T152">work</text:span><text:span text:style-name="T54">.</text:span></text:p>
      <text:h text:style-name="P206" text:outline-level="2"><text:bookmark-start text:name="__RefHeading__16439_1120707955"/><text:span text:style-name="T227">M</text:span><text:span text:style-name="T201">assPred </text:span><text:span text:style-name="T231">i</text:span><text:span text:style-name="T201">nstallation</text:span><text:bookmark-end text:name="__RefHeading__16439_1120707955"/></text:h>
      <text:p text:style-name="P10"><text:span text:style-name="T250">Unpack </text:span>MassPred <text:span text:style-name="T250">distribution file with </text:span>command <text:span text:style-name="T13">tar xzf masspred-x.xx.tar.gz</text:span><text:span text:style-name="T251">.</text:span><text:span text:style-name="T19"> </text:span><text:span text:style-name="T24">Name of directory which includes unpacked version </text:span>should <text:span text:style-name="T250">includes</text:span> only letters, digits, minus, unde<text:span text:style-name="T197">r</text:span>line,<text:span text:style-name="T190"> </text:span><text:s/>point<text:span text:style-name="T190">,</text:span> <text:span text:style-name="T250">or</text:span> <text:span text:style-name="T190">commas</text:span>. Other symbols in the path may <text:span text:style-name="T197">cause </text:span>a problem in MassPred<text:span text:style-name="T197">'s work</text:span>.<text:span text:style-name="T250"> Recommended directory for installation is</text:span><text:span text:style-name="T252"> </text:span><text:span text:style-name="T14">/usr/local/masspred</text:span><text:span text:style-name="T253">.</text:span></text:p>
      <text:h text:style-name="P207" text:outline-level="2"><text:bookmark-start text:name="__RefHeading__4468_442860805"/><text:span text:style-name="T240">P</text:span><text:span text:style-name="T201">redi</text:span><text:span text:style-name="T227">ctors</text:span><text:span text:style-name="T240"> installation</text:span><text:bookmark-end text:name="__RefHeading__4468_442860805"/></text:h>
      <text:p text:style-name="P21"><text:span text:style-name="T144">First step in predictor installation process is install </text:span><text:span text:style-name="T54">the tools ne</text:span><text:span text:style-name="T144">cessary in fo</text:span><text:span text:style-name="T54">r the installation </text:span><text:span text:style-name="T144">process </text:span><text:span text:style-name="T54">and operation of predictors. </text:span><text:span text:style-name="T144">Tools includes specific version of Python and runtime C/C++ libraries. </text:span><text:span text:style-name="T54">For Ubuntu </text:span><text:span text:style-name="T144">linux </text:span><text:span text:style-name="T155">(tested on </text:span><text:span text:style-name="T156">version </text:span><text:span text:style-name="T155">15.10) </text:span><text:span text:style-name="T54">use the </text:span><text:span text:style-name="T144">following </text:span><text:span text:style-name="T54">command:</text:span></text:p>
      <text:p text:style-name="P35"><text:span text:style-name="Command"><text:span text:style-name="T201"/></text:span></text:p>
      <text:p text:style-name="P79"><text:span text:style-name="Command"><text:span text:style-name="T201">sudo apt-get install build-essential</text:span></text:span><text:span text:style-name="Command"><text:span text:style-name="T202"> </text:span></text:span><text:span text:style-name="Command"><text:span text:style-name="T201">gawk</text:span></text:span><text:span text:style-name="Command"><text:span text:style-name="T202"> </text:span></text:span><text:span text:style-name="Command"><text:span text:style-name="T201">python-dev</text:span></text:span><text:span text:style-name="Command"><text:span text:style-name="T202"> </text:span></text:span><text:span text:style-name="Command"><text:span text:style-name="T201">tcsh</text:span></text:span><text:span text:style-name="Command"><text:span text:style-name="T202"> default-jre </text:span></text:span><text:span text:style-name="Command"><text:span text:style-name="T201">libstdc++5</text:span></text:span><text:span text:style-name="Command"><text:span text:style-name="T202"> libstdc++5:i386 libstdc++6:i386 libc6:i386 libncurses5:i386 lib32stdc++6 lib32ncurses5 lib32z1</text:span></text:span></text:p>
      <text:p text:style-name="P80"><text:span text:style-name="T201">MassPred</text:span><text:span text:style-name="T203"> directory </text:span><text:span text:style-name="T231">after unpacking contains sub</text:span><text:span text:style-name="T232"> </text:span><text:span text:style-name="T203">directory</text:span><text:span text:style-name="T222"> named</text:span><text:span text:style-name="T203"> </text:span><text:span text:style-name="Command"><text:span text:style-name="T201">predictors</text:span></text:span><text:span text:style-name="T71">. </text:span><text:span text:style-name="T94">T</text:span><text:span text:style-name="T72">his direct</text:span><text:span text:style-name="T73">o</text:span><text:span text:style-name="T72">ry </text:span><text:span text:style-name="T94">includes</text:span><text:span text:style-name="T72"> </text:span><text:span text:style-name="T96">sub </text:span><text:span text:style-name="T72">directory</text:span><text:span text:style-name="T74"> </text:span><text:span text:style-name="Command"><text:span text:style-name="T201">source</text:span></text:span><text:span text:style-name="T74"> </text:span><text:span text:style-name="T72">with </text:span><text:span text:style-name="T89">the following </text:span><text:span text:style-name="T72">structure</text:span><text:span text:style-name="T74">:</text:span></text:p>
      <text:list xml:id="list8398531995730631696" text:style-name="L12">
        <text:list-item>
          <text:p text:style-name="P171"><text:span text:style-name="Command"><text:span text:style-name="T25">clean</text:span></text:span><text:span text:style-name="Command"><text:span text:style-name="T42">_all</text:span></text:span><text:span text:style-name="Command"><text:span text:style-name="T25">.sh</text:span></text:span><text:span text:style-name="Command"><text:span text:style-name="T56"> </text:span></text:span><text:span text:style-name="T26">– </text:span><text:span text:style-name="T27">shell scrip</text:span><text:span text:style-name="T28">t</text:span><text:span text:style-name="T27"> wh</text:span><text:span text:style-name="T28">ich</text:span><text:span text:style-name="T27"> remove</text:span><text:span text:style-name="T40">s</text:span><text:span text:style-name="T27"> all installed predictors</text:span><text:span text:style-name="T26">;</text:span></text:p>
        </text:list-item>
        <text:list-item>
          <text:p text:style-name="P172"><text:span text:style-name="Command"><text:span text:style-name="T25">clean</text:span></text:span><text:span text:style-name="Command"><text:span text:style-name="T42">_current</text:span></text:span><text:span text:style-name="Command"><text:span text:style-name="T25">.sh</text:span></text:span><text:span text:style-name="Command"><text:span text:style-name="T56"> </text:span></text:span><text:span text:style-name="T26">– </text:span><text:span text:style-name="T27">shell scrip</text:span><text:span text:style-name="T28">t</text:span><text:span text:style-name="T27"> wh</text:span><text:span text:style-name="T28">ich</text:span><text:span text:style-name="T27"> remove</text:span><text:span text:style-name="T40">s</text:span><text:span text:style-name="T27"> all </text:span><text:span text:style-name="T42">current</text:span><text:span text:style-name="T45">s</text:span><text:span text:style-name="T27"> </text:span><text:span text:style-name="T45">installed </text:span><text:span text:style-name="T27">predictors</text:span><text:span text:style-name="T26">;</text:span></text:p>
        </text:list-item>
        <text:list-item>
          <text:p text:style-name="P172"><text:span text:style-name="Command"><text:span text:style-name="T25">clean</text:span></text:span><text:span text:style-name="Command"><text:span text:style-name="T42">_obsolete</text:span></text:span><text:span text:style-name="Command"><text:span text:style-name="T25">.sh</text:span></text:span><text:span text:style-name="Command"><text:span text:style-name="T56"> </text:span></text:span><text:span text:style-name="T26">– </text:span><text:span text:style-name="T27">shell scrip</text:span><text:span text:style-name="T28">t</text:span><text:span text:style-name="T27"> wh</text:span><text:span text:style-name="T28">ich</text:span><text:span text:style-name="T27"> remove</text:span><text:span text:style-name="T40">s</text:span><text:span text:style-name="T27"> all </text:span><text:span text:style-name="T42">obsolete</text:span><text:span text:style-name="T27"> </text:span><text:span text:style-name="T45">installed </text:span><text:span text:style-name="T27">predictors</text:span><text:span text:style-name="T26">;</text:span></text:p>
        </text:list-item>
        <text:list-item>
          <text:p text:style-name="P171"><text:span text:style-name="Command"><text:span text:style-name="T25">data</text:span></text:span><text:span text:style-name="T26"> – dire</text:span><text:span text:style-name="T27">ctory with source of predictors, downloaded from predictors URL</text:span><text:span text:style-name="T26">;</text:span></text:p>
        </text:list-item>
        <text:list-item>
          <text:p text:style-name="P171"><text:span text:style-name="Command"><text:span text:style-name="T25">data.md5</text:span></text:span><text:span text:style-name="T29"> – MD5 sum</text:span><text:span text:style-name="T27"> of</text:span><text:span text:style-name="T28"> </text:span><text:span text:style-name="T27">predictors </text:span><text:span text:style-name="T30">source</text:span><text:span text:style-name="T28">s</text:span><text:span text:style-name="T27"> files</text:span><text:span text:style-name="T29">;</text:span></text:p>
        </text:list-item>
        <text:list-item>
          <text:p text:style-name="P173"><text:span text:style-name="Command"><text:span text:style-name="T25">download</text:span></text:span><text:span text:style-name="T26"> – dire</text:span><text:span text:style-name="T28">ctory with shell scripts for automatic download (it is </text:span><text:bookmark text:name="result_box20"/><text:span text:style-name="T28">available) </text:span><text:span text:style-name="T40">of </text:span><text:span text:style-name="T28">predictor </text:span><text:span text:style-name="T30">source</text:span><text:span text:style-name="T28"> file</text:span><text:span text:style-name="T26">;</text:span></text:p>
        </text:list-item>
        <text:list-item>
          <text:p text:style-name="P173"><text:span text:style-name="Command"><text:span text:style-name="T25">download_all.sh</text:span></text:span><text:span text:style-name="T26"> – </text:span><text:span text:style-name="T28">shell script which download</text:span><text:span text:style-name="T40">s</text:span><text:span text:style-name="T28"> all </text:span><text:bookmark text:name="result_box21"/><text:span text:style-name="T28">available predictors sources files</text:span><text:span text:style-name="T30">;</text:span></text:p>
        </text:list-item>
        <text:list-item>
          <text:p text:style-name="P172"><text:span text:style-name="Command"><text:span text:style-name="T25">download_</text:span></text:span><text:span text:style-name="Command"><text:span text:style-name="T42">current</text:span></text:span><text:span text:style-name="Command"><text:span text:style-name="T25">.sh</text:span></text:span><text:span text:style-name="T26"> – </text:span><text:span text:style-name="T28">shell script which download</text:span><text:span text:style-name="T40">s</text:span><text:span text:style-name="T28"> </text:span><text:span text:style-name="T42">currents</text:span><text:span text:style-name="T28"> </text:span><text:bookmark text:name="result_box211"/><text:span text:style-name="T28">available predictors sources files</text:span><text:span text:style-name="T30">;</text:span></text:p>
        </text:list-item>
        <text:list-item>
          <text:p text:style-name="P172"><text:span text:style-name="Command"><text:span text:style-name="T25">download_</text:span></text:span><text:span text:style-name="Command"><text:span text:style-name="T42">obsolete</text:span></text:span><text:span text:style-name="Command"><text:span text:style-name="T25">.sh</text:span></text:span><text:span text:style-name="T26"> – </text:span><text:span text:style-name="T28">shell script which download</text:span><text:span text:style-name="T40">s</text:span><text:span text:style-name="T28"> </text:span><text:span text:style-name="T42">obsolete</text:span><text:span text:style-name="T28"> </text:span><text:bookmark text:name="result_box2111"/><text:span text:style-name="T28">available predictors sources files</text:span><text:span text:style-name="T30">;</text:span></text:p>
        </text:list-item>
        <text:list-item>
          <text:p text:style-name="P171"><text:span text:style-name="Command"><text:span text:style-name="T25">install</text:span></text:span><text:span text:style-name="T26"> – dire</text:span><text:span text:style-name="T28">ctory with shell scripts for installing predictors</text:span><text:span text:style-name="T26">;</text:span></text:p>
        </text:list-item>
        <text:list-item>
          <text:p text:style-name="P171"><text:span text:style-name="Command"><text:span text:style-name="T25">install_all.sh</text:span></text:span><text:span text:style-name="T26"> – </text:span><text:span text:style-name="T28">shell script which install</text:span><text:span text:style-name="T40">s</text:span><text:span text:style-name="T28"> all predictors</text:span><text:span text:style-name="T26">;</text:span></text:p>
        </text:list-item>
        <text:list-item>
          <text:p text:style-name="P172"><text:span text:style-name="Command"><text:span text:style-name="T25">install_</text:span></text:span><text:span text:style-name="Command"><text:span text:style-name="T42">current</text:span></text:span><text:span text:style-name="Command"><text:span text:style-name="T25">.sh</text:span></text:span><text:span text:style-name="T26"> – </text:span><text:span text:style-name="T28">shell script which install</text:span><text:span text:style-name="T40">s</text:span><text:span text:style-name="T28"> </text:span><text:span text:style-name="T42">currents</text:span><text:span text:style-name="T28"> predictors</text:span><text:span text:style-name="T26">;</text:span></text:p>
        </text:list-item>
        <text:list-item>
          <text:p text:style-name="P172"><text:span text:style-name="Command"><text:span text:style-name="T25">install_</text:span></text:span><text:span text:style-name="Command"><text:span text:style-name="T42">obsolete</text:span></text:span><text:span text:style-name="Command"><text:span text:style-name="T25">.sh</text:span></text:span><text:span text:style-name="T26"> – </text:span><text:span text:style-name="T28">shell script which install</text:span><text:span text:style-name="T40">s</text:span><text:span text:style-name="T28"> </text:span><text:span text:style-name="T42">obsolete</text:span><text:span text:style-name="T28"> predictors</text:span><text:span text:style-name="T26">;</text:span></text:p>
        </text:list-item>
        <text:list-item>
          <text:p text:style-name="P173"><text:span text:style-name="Command"><text:span text:style-name="T25">md5sum_data.sh</text:span></text:span><text:span text:style-name="T26"> – </text:span><text:span text:style-name="T28">shell script which calculate</text:span><text:span text:style-name="T40">s</text:span><text:span text:style-name="T30"> MD5 sum</text:span><text:span text:style-name="T28">s</text:span><text:span text:style-name="T30"> </text:span><text:span text:style-name="T28">of predictors </text:span><text:span text:style-name="T30">source</text:span><text:span text:style-name="T28">s files, output must be </text:span><text:span text:style-name="T40">the </text:span><text:span text:style-name="T28">same as </text:span><text:span text:style-name="Command"><text:span text:style-name="T25">data.md5</text:span></text:span><text:span text:style-name="T26">;</text:span></text:p>
        </text:list-item>
        <text:list-item>
          <text:p text:style-name="P171"><text:span text:style-name="Command"><text:span text:style-name="T25">patch</text:span></text:span><text:span text:style-name="T26"> – </text:span><text:span text:style-name="T28">directory with patch files for some </text:span><text:span text:style-name="T26">predi</text:span><text:span text:style-name="T28">ctors</text:span><text:span text:style-name="T26">;</text:span></text:p>
        </text:list-item>
        <text:list-item>
          <text:p text:style-name="P171"><text:span text:style-name="Command"><text:span text:style-name="T25">test</text:span></text:span><text:span text:style-name="T26"> – d</text:span><text:span text:style-name="T28">irectory with shell scripts for testing predicto</text:span><text:span text:style-name="T31">r</text:span><text:span text:style-name="T28">s</text:span><text:span text:style-name="T26">;</text:span></text:p>
        </text:list-item>
        <text:list-item>
          <text:p text:style-name="P175"><text:soft-page-break/><text:span text:style-name="T2">test_all.sh</text:span> <text:span text:style-name="T26">– </text:span><text:span text:style-name="T28">shell script which test</text:span><text:span text:style-name="T40">s</text:span><text:span text:style-name="T28"> all predictors</text:span></text:p>
        </text:list-item>
        <text:list-item>
          <text:p text:style-name="P176"><text:span text:style-name="T17">test_</text:span><text:span text:style-name="T18">current</text:span><text:span text:style-name="T17">.sh</text:span><text:span text:style-name="T28"> </text:span><text:span text:style-name="T26">– </text:span><text:span text:style-name="T28">shell script which test</text:span><text:span text:style-name="T40">s</text:span><text:span text:style-name="T28"> </text:span><text:span text:style-name="T51">currents</text:span><text:span text:style-name="T28"> predictors</text:span></text:p>
        </text:list-item>
        <text:list-item>
          <text:p text:style-name="P176"><text:span text:style-name="T17">test_</text:span><text:span text:style-name="T18">obsolete</text:span><text:span text:style-name="T17">.sh</text:span><text:span text:style-name="T28"> </text:span><text:span text:style-name="T26">– </text:span><text:span text:style-name="T28">shell script which test</text:span><text:span text:style-name="T40">s</text:span><text:span text:style-name="T28"> </text:span><text:span text:style-name="T43">obsolete</text:span><text:span text:style-name="T28"> predictors</text:span></text:p>
        </text:list-item>
      </text:list>
      <text:p text:style-name="P67"/>
      <text:p text:style-name="P66"><text:span text:style-name="T194">Predictors sources files are not included because of the licenses</text:span>,<text:span text:style-name="T194"> but some predictors or some of their components are on permanent URL (</text:span><text:span text:style-name="T150">listed above in list of supported predictors</text:span><text:span text:style-name="T194">) which is used by download scripts</text:span>.</text:p>
      <text:p text:style-name="P68">Instruction for the predictors installation are:</text:p>
      <text:list xml:id="list3261136940646041930" text:style-name="L13">
        <text:list-item>
          <text:p text:style-name="P177"><text:span text:style-name="Command"><text:span text:style-name="T94">Open terminal window and go to the </text:span></text:span><text:span text:style-name="Command"><text:span text:style-name="T201">predictors</text:span></text:span><text:span text:style-name="Command"><text:span text:style-name="T94"> directory;</text:span></text:span><text:span text:style-name="Command"><text:span text:style-name="T75"> </text:span></text:span></text:p>
        </text:list-item>
        <text:list-item>
          <text:p text:style-name="P177"><text:span text:style-name="Command"><text:span text:style-name="T75">Execute </text:span></text:span><text:span text:style-name="Command"><text:span text:style-name="T201">source/download_all.sh</text:span></text:span><text:span text:style-name="Courier"><text:span text:style-name="T76"> </text:span></text:span><text:span text:style-name="Courier"><text:span text:style-name="T75">to download all available predictors;</text:span></text:span></text:p>
        </text:list-item>
        <text:list-item>
          <text:p text:style-name="P174"><text:span text:style-name="Courier"><text:span text:style-name="T69">If some of predictors requires additional files, downlad it as described <text:s/>in its own installation requirements;</text:span></text:span></text:p>
        </text:list-item>
        <text:list-item>
          <text:p text:style-name="P178"><text:span text:style-name="Command"><text:span text:style-name="Command"><text:span text:style-name="T75">Optionally execute</text:span></text:span></text:span><text:span text:style-name="Command"><text:span text:style-name="T206"> </text:span></text:span><text:span text:style-name="Command"><text:span text:style-name="T201">source/md5sum_data.sh &gt; source/data_new.md5</text:span></text:span><text:span text:style-name="Courier"><text:span text:style-name="T77"> </text:span></text:span><text:span text:style-name="Courier"><text:span text:style-name="T75">to calculate MD5 sums;</text:span></text:span></text:p>
        </text:list-item>
        <text:list-item>
          <text:p text:style-name="P178"><text:span text:style-name="Courier"><text:span text:style-name="T75">Optionally compare </text:span></text:span><text:span text:style-name="Command"><text:span text:style-name="T201">source/data.md5</text:span></text:span><text:span text:style-name="Courier"><text:span text:style-name="T78"> </text:span></text:span><text:span text:style-name="Courier"><text:span text:style-name="T75">and</text:span></text:span><text:span text:style-name="Courier"><text:span text:style-name="T77"> </text:span></text:span><text:span text:style-name="Command"><text:span text:style-name="T201">source/data_new.md5</text:span></text:span><text:span text:style-name="Courier"><text:span text:style-name="T77">, </text:span></text:span><text:span text:style-name="Courier"><text:span text:style-name="T75">generally</text:span></text:span><text:span text:style-name="Courier"><text:span text:style-name="T89"> they</text:span></text:span><text:span text:style-name="Courier"><text:span text:style-name="T75"> should be equal</text:span></text:span><text:span text:style-name="Courier"><text:span text:style-name="T77">;</text:span></text:span></text:p>
        </text:list-item>
        <text:list-item>
          <text:p text:style-name="P178"><text:span text:style-name="Command"><text:span text:style-name="T75">Execute</text:span></text:span><text:span text:style-name="Command"><text:span text:style-name="T206"> </text:span></text:span><text:span text:style-name="Command"><text:span text:style-name="T201">source/install_all.sh</text:span></text:span><text:span text:style-name="Courier"><text:span text:style-name="T77"> </text:span></text:span><text:span text:style-name="Courier"><text:span text:style-name="T75">to install all predictors</text:span></text:span><text:span text:style-name="Courier"><text:span text:style-name="T77">;</text:span></text:span></text:p>
        </text:list-item>
        <text:list-item>
          <text:p text:style-name="P178"><text:span text:style-name="Command"><text:span text:style-name="T75">Optionally execute </text:span></text:span><text:span text:style-name="Command"><text:span text:style-name="T201">source/test_all.sh</text:span></text:span><text:span text:style-name="Courier"><text:span text:style-name="T77"> </text:span></text:span><text:span text:style-name="Courier"><text:span text:style-name="T75">to test all predictors</text:span></text:span><text:span text:style-name="Courier"><text:span text:style-name="T77">;</text:span></text:span></text:p>
        </text:list-item>
      </text:list>
      <text:p text:style-name="P63"><text:span text:style-name="Courier"><text:span text:style-name="T77"/></text:span></text:p>
      <text:p text:style-name="P62"><text:span text:style-name="Courier"><text:span text:style-name="T95">The specific information about download individual predictors and their test after installation are listed in the rest of this chapter.</text:span></text:span></text:p>
      <text:h text:style-name="P190" text:outline-level="3"><text:bookmark-start text:name="__RefHeading__4482_4428608051"/>NR<text:bookmark-end text:name="__RefHeading__4482_4428608051"/></text:h>
      <text:p text:style-name="P71"><text:span text:style-name="T31">For d</text:span><text:span text:style-name="T32">ownload</text:span><text:span text:style-name="T31"> execute</text:span><text:span text:style-name="T33"> </text:span><text:span text:style-name="Command"><text:span text:style-name="T25">source/download/nr.sh</text:span></text:span></text:p>
      <text:p text:style-name="P54"><text:span text:style-name="T21">File list with </text:span><text:bookmark text:name="result_box4"/>appropriate<text:span text:style-name="T21"> </text:span><text:span text:style-name="T20">MD5 sum:</text:span></text:p>
      <text:p text:style-name="P90"><text:span text:style-name="Courier"><text:span text:style-name="T157">1572cc751fdd583be37daff6006abcb8 <text:s/></text:span></text:span><text:span text:style-name="Courier"><text:span text:style-name="T158">data/</text:span></text:span><text:span text:style-name="Courier"><text:span text:style-name="T157">nr/nr.00.tar.gz</text:span></text:span></text:p>
      <text:p text:style-name="P90"><text:span text:style-name="Courier"><text:span text:style-name="T157">e720992d2bd11b94039bcf02df5434c4 <text:s/></text:span></text:span><text:span text:style-name="Courier"><text:span text:style-name="T158">data</text:span></text:span><text:span text:style-name="Courier"><text:span text:style-name="T157">/nr/nr.01.tar.gz</text:span></text:span></text:p>
      <text:p text:style-name="P90"><text:span text:style-name="Courier"><text:span text:style-name="T157">0a74580abaf821f598d1d20aaa6a3484 <text:s/></text:span></text:span><text:span text:style-name="Courier"><text:span text:style-name="T158">data</text:span></text:span><text:span text:style-name="Courier"><text:span text:style-name="T157">/nr/nr.02.tar.gz</text:span></text:span></text:p>
      <text:p text:style-name="P90"><text:span text:style-name="Courier"><text:span text:style-name="T157">2e6ea9ec585f98db5ec219a1ca680c60 <text:s/></text:span></text:span><text:span text:style-name="Courier"><text:span text:style-name="T158">data</text:span></text:span><text:span text:style-name="Courier"><text:span text:style-name="T157">/nr/nr.03.tar.gz</text:span></text:span></text:p>
      <text:p text:style-name="P90"><text:span text:style-name="Courier"><text:span text:style-name="T157">684e769b7d1bbebddfbac85aecff249b <text:s/></text:span></text:span><text:span text:style-name="Courier"><text:span text:style-name="T158">data</text:span></text:span><text:span text:style-name="Courier"><text:span text:style-name="T157">/nr/nr.04.tar.gz</text:span></text:span></text:p>
      <text:p text:style-name="P90"><text:span text:style-name="Courier"><text:span text:style-name="T157">c9b3919d15c6ab52d035e9088af08018 <text:s/></text:span></text:span><text:span text:style-name="Courier"><text:span text:style-name="T158">data</text:span></text:span><text:span text:style-name="Courier"><text:span text:style-name="T157">/nr/nr.05.tar.gz</text:span></text:span></text:p>
      <text:p text:style-name="P90"><text:span text:style-name="Courier"><text:span text:style-name="T157">3ce6adb2b55f23a08e5380b2a3bc1bbe <text:s/></text:span></text:span><text:span text:style-name="Courier"><text:span text:style-name="T158">data</text:span></text:span><text:span text:style-name="Courier"><text:span text:style-name="T157">/nr/nr.06.tar.gz</text:span></text:span></text:p>
      <text:p text:style-name="P90"><text:span text:style-name="Courier"><text:span text:style-name="T157">1eec6dd9f30ac9f3627b44e8f2c2ea69 <text:s/></text:span></text:span><text:span text:style-name="Courier"><text:span text:style-name="T158">data</text:span></text:span><text:span text:style-name="Courier"><text:span text:style-name="T157">/nr/nr.07.tar.gz</text:span></text:span></text:p>
      <text:p text:style-name="P90"><text:span text:style-name="Courier"><text:span text:style-name="T157">3d8818ed159efed790d2a8f49aee4196 <text:s/></text:span></text:span><text:span text:style-name="Courier"><text:span text:style-name="T158">data</text:span></text:span><text:span text:style-name="Courier"><text:span text:style-name="T157">/nr/nr.08.tar.gz</text:span></text:span></text:p>
      <text:p text:style-name="P90"><text:span text:style-name="Courier"><text:span text:style-name="T157">98f165bb761bcb7f960493429811ae16 <text:s/></text:span></text:span><text:span text:style-name="Courier"><text:span text:style-name="T158">data</text:span></text:span><text:span text:style-name="Courier"><text:span text:style-name="T157">/nr/nr.09.tar.gz</text:span></text:span></text:p>
      <text:p text:style-name="P90"><text:span text:style-name="Courier"><text:span text:style-name="T157">8b04abebe763115fc40c11f7b153a356 <text:s/></text:span></text:span><text:span text:style-name="Courier"><text:span text:style-name="T158">data</text:span></text:span><text:span text:style-name="Courier"><text:span text:style-name="T157">/nr/nr.10.tar.gz</text:span></text:span></text:p>
      <text:p text:style-name="P38"><text:span text:style-name="Courier"><text:span text:style-name="T25"/></text:span></text:p>
      <text:p text:style-name="P38"><text:span text:style-name="T31">For i</text:span><text:span text:style-name="T32">nstallation</text:span><text:span text:style-name="T31"> execute</text:span><text:span text:style-name="T33"> </text:span><text:span text:style-name="Command"><text:span text:style-name="T25">source/install/nr.sh</text:span></text:span></text:p>
      <text:p text:style-name="P40"><text:span text:style-name="T34">Remark: predictors </text:span><text:span text:style-name="Courier"><text:span text:style-name="T62">disopred </text:span></text:span><text:span text:style-name="Courier"><text:span text:style-name="T61">and </text:span></text:span><text:span text:style-name="Courier"><text:span text:style-name="T62">predisorder </text:span></text:span><text:span text:style-name="Courier"><text:span text:style-name="T61">use NR database. </text:span></text:span><text:span text:style-name="Courier"><text:span text:style-name="T68">I</text:span></text:span><text:span text:style-name="Courier"><text:span text:style-name="T75">t is </text:span></text:span><text:span text:style-name="Courier"><text:span text:style-name="T89">also </text:span></text:span><text:span text:style-name="Courier"><text:span text:style-name="T75">possible </text:span></text:span><text:span text:style-name="Courier"><text:span text:style-name="T89">that </text:span></text:span><text:span text:style-name="Courier"><text:span text:style-name="T61">some MD5 sums changed</text:span></text:span><text:span text:style-name="T33">.</text:span></text:p>
      <text:h text:style-name="P191" text:outline-level="3"><text:bookmark-start text:name="__RefHeading__4484_4428608051"/>ANCHOR-1.0<text:bookmark-end text:name="__RefHeading__4484_4428608051"/></text:h>
      <text:p text:style-name="P72"><text:span text:style-name="T31">For d</text:span><text:span text:style-name="T32">ownload</text:span><text:span text:style-name="T33"> </text:span><text:span text:style-name="T32">in direct</text:span><text:span text:style-name="T34">o</text:span><text:span text:style-name="T32">ry</text:span><text:span text:style-name="T33"> </text:span><text:span text:style-name="Command"><text:span text:style-name="T25">source/data/anchor-1.0</text:span></text:span><text:span text:style-name="T35"> d</text:span><text:span text:style-name="T36">ownlo</text:span><text:span text:style-name="T34">a</text:span><text:span text:style-name="T36">d</text:span><text:span text:style-name="T32"> file</text:span><text:span text:style-name="T36">:</text:span></text:p>
      <text:p text:style-name="P72"><text:span text:style-name="Command"><text:span text:style-name="T25">ANCHOR.tar.gz</text:span></text:span><text:span text:style-name="T36"> from URL:</text:span></text:p>
      <text:p text:style-name="P72"><text:soft-page-break/><text:a xlink:type="simple" xlink:href="http://anchor.enzim.hu/Downloads.php"><text:span text:style-name="Command"><text:span text:style-name="T167">http://anchor.enzim.hu/Downloads.php</text:span></text:span></text:a></text:p>
      <text:p text:style-name="P64"><text:span text:style-name="T190">File list with </text:span><text:bookmark text:name="result_box41"/>appropriate<text:span text:style-name="T190"> </text:span>MD5 sum:</text:p>
      <text:p text:style-name="P90"><text:span text:style-name="Courier"><text:span text:style-name="T157">e8625a57d9eaa5d112a779c3ee5168a5 <text:s/></text:span></text:span><text:span text:style-name="Courier"><text:span text:style-name="T158">data/</text:span></text:span><text:span text:style-name="Courier"><text:span text:style-name="T157">anchor-1.0/ANCHOR.tar.gz</text:span></text:span></text:p>
      <text:p text:style-name="P38"><text:span text:style-name="Courier"><text:span text:style-name="T25"/></text:span></text:p>
      <text:p text:style-name="P38"><text:span text:style-name="T31">For i</text:span><text:span text:style-name="T36">nstallation</text:span><text:span text:style-name="T31"> execute</text:span><text:span text:style-name="T33"> </text:span><text:span text:style-name="Command"><text:span text:style-name="T25">source/install/anchor-1.0.sh</text:span></text:span></text:p>
      <text:p text:style-name="P38"><text:span text:style-name="T31">For t</text:span><text:span text:style-name="T37">est</text:span><text:span text:style-name="T31"> execute</text:span><text:span text:style-name="T33"> </text:span><text:span text:style-name="Command"><text:span text:style-name="T25">source/test/anchor-1.0.sh</text:span></text:span></text:p>
      <text:h text:style-name="P191" text:outline-level="3"><text:bookmark-start text:name="__RefHeading__4486_4428608051"/><text:span text:style-name="T165">D</text:span>is<text:span text:style-name="T165">EMBL</text:span>-1.4<text:bookmark-end text:name="__RefHeading__4486_4428608051"/></text:h>
      <text:p text:style-name="P71"><text:span text:style-name="T31">For d</text:span><text:span text:style-name="T33">o</text:span><text:span text:style-name="T36">wnload</text:span><text:span text:style-name="T31"> execute</text:span><text:span text:style-name="T33"> </text:span><text:span text:style-name="Command"><text:span text:style-name="T25">source/download/disembl-1.4.sh</text:span></text:span></text:p>
      <text:p text:style-name="P64"><text:span text:style-name="T190">File list with </text:span><text:bookmark text:name="result_box42"/>appropriate<text:span text:style-name="T190"> </text:span>MD5 sum:</text:p>
      <text:p text:style-name="P90"><text:span text:style-name="Courier"><text:span text:style-name="T157">9174d0371b23fc026b2b76e62197c37c <text:s/></text:span></text:span><text:span text:style-name="Courier"><text:span text:style-name="T158">data</text:span></text:span><text:span text:style-name="Courier"><text:span text:style-name="T157">/disembl-1.4/DisEMBL-1.4.tgz</text:span></text:span></text:p>
      <text:p text:style-name="P90"><text:span text:style-name="Courier"><text:span text:style-name="T157">733e585a5125b272618e7e4f98580c5d <text:s/></text:span></text:span><text:span text:style-name="Courier"><text:span text:style-name="T158">data</text:span></text:span><text:span text:style-name="Courier"><text:span text:style-name="T157">/disembl-1.4/TISEAN_3.0.1.tar.gz</text:span></text:span></text:p>
      <text:p text:style-name="P90"><text:span text:style-name="Courier"><text:span text:style-name="T157">8539f1761483187a04da9bf7f499a21f <text:s/></text:span></text:span><text:span text:style-name="Courier"><text:span text:style-name="T158">data</text:span></text:span><text:span text:style-name="Courier"><text:span text:style-name="T157">/disembl-1.4/biopython-1.60.tar.gz</text:span></text:span></text:p>
      <text:p text:style-name="P90"><text:span text:style-name="Courier"><text:span text:style-name="T157">0ab72b3b83528a7ae79c6df9042d61c6 <text:s/></text:span></text:span><text:span text:style-name="Courier"><text:span text:style-name="T158">data</text:span></text:span><text:span text:style-name="Courier"><text:span text:style-name="T157">/disembl-1.4/numpy-1.7.1.tar.gz</text:span></text:span></text:p>
      <text:p text:style-name="P38"><text:span text:style-name="Courier"><text:span text:style-name="T25"/></text:span></text:p>
      <text:p text:style-name="P38"><text:span text:style-name="T31">For i</text:span><text:span text:style-name="T33">nstal</text:span><text:span text:style-name="T36">lation</text:span><text:span text:style-name="T31"> execute</text:span><text:span text:style-name="T33"> </text:span><text:span text:style-name="Command"><text:span text:style-name="T25">source/install/disembl-1.4.sh</text:span></text:span></text:p>
      <text:p text:style-name="P38"><text:span text:style-name="T31">For test execute</text:span><text:span text:style-name="T33"> </text:span><text:span text:style-name="Command"><text:span text:style-name="T25">source/test/disembl-1.4.sh</text:span></text:span></text:p>
      <text:h text:style-name="P191" text:outline-level="3"><text:bookmark-start text:name="__RefHeading__4488_4428608051"/>disopred-2.43<text:bookmark-end text:name="__RefHeading__4488_4428608051"/></text:h>
      <text:p text:style-name="P71"><text:span text:style-name="T31">For d</text:span><text:span text:style-name="T33">o</text:span><text:span text:style-name="T36">wnload</text:span><text:span text:style-name="T31"> execute</text:span><text:span text:style-name="T33"> </text:span><text:span text:style-name="Command"><text:span text:style-name="T25">source/download/disopred-2.43.sh</text:span></text:span></text:p>
      <text:p text:style-name="P64"><text:span text:style-name="T190">File list with </text:span><text:bookmark text:name="result_box43"/>appropriate<text:span text:style-name="T190"> </text:span>MD5 sum:</text:p>
      <text:p text:style-name="P90"><text:span text:style-name="Courier"><text:span text:style-name="T157">875be33b3b4a7f3a3612843bed80545f <text:s/></text:span></text:span><text:span text:style-name="Courier"><text:span text:style-name="T158">data/</text:span></text:span><text:span text:style-name="Courier"><text:span text:style-name="T157">disopred-2.43/blast-2.2.26-ia32-linux.tar.gz</text:span></text:span></text:p>
      <text:p text:style-name="P90"><text:span text:style-name="Courier"><text:span text:style-name="T157">809798a912f4fb37f62406201456df67 <text:s/></text:span></text:span><text:span text:style-name="Courier"><text:span text:style-name="T158">data/</text:span></text:span><text:span text:style-name="Courier"><text:span text:style-name="T157">disopred-2.43/blast-2.2.26-x64-linux.tar.gz</text:span></text:span></text:p>
      <text:p text:style-name="P90"><text:span text:style-name="Courier"><text:span text:style-name="T157">d082af598bc6160d67e183fc25d7f057 <text:s/></text:span></text:span><text:span text:style-name="Courier"><text:span text:style-name="T158">data/</text:span></text:span><text:span text:style-name="Courier"><text:span text:style-name="T157">disopred-2.43/disopred2.43.tar.gz</text:span></text:span></text:p>
      <text:p text:style-name="P38"><text:span text:style-name="Courier"><text:span text:style-name="T25"/></text:span></text:p>
      <text:p text:style-name="P38"><text:span text:style-name="T31">For i</text:span><text:span text:style-name="T33">nstal</text:span><text:span text:style-name="T36">lation</text:span><text:span text:style-name="T31"> execute</text:span><text:span text:style-name="T33"> </text:span><text:span text:style-name="Command"><text:span text:style-name="T25">source/install/disopred-2.43.sh</text:span></text:span></text:p>
      <text:p text:style-name="P38"><text:span text:style-name="T31">For test execute</text:span><text:span text:style-name="T33"> </text:span><text:span text:style-name="Command"><text:span text:style-name="T25">source/test/disopred-2.43.sh</text:span></text:span></text:p>
      <text:h text:style-name="P191" text:outline-level="3"><text:bookmark-start text:name="__RefHeading__4490_4428608051"/><text:span text:style-name="T165">I</text:span>s<text:span text:style-name="T165">U</text:span>nstruct-2.02<text:bookmark-end text:name="__RefHeading__4490_4428608051"/></text:h>
      <text:p text:style-name="P78"><text:span text:style-name="T63">For d</text:span><text:span text:style-name="T62">o</text:span><text:span text:style-name="T64">wnload</text:span><text:span text:style-name="T63"> execute</text:span><text:span text:style-name="T62"> </text:span><text:span text:style-name="Command"><text:span text:style-name="T25">source/d</text:span></text:span><text:span text:style-name="Command"><text:span text:style-name="T44">ownload</text:span></text:span><text:span text:style-name="Command"><text:span text:style-name="T25">/isunstruct-2.02</text:span></text:span></text:p>
      <text:p text:style-name="P72"><text:span text:style-name="T32">File list with </text:span><text:bookmark text:name="result_box44"/><text:span text:style-name="T33">appropriate</text:span><text:span text:style-name="T32"> </text:span><text:span text:style-name="T33">MD5 sum:</text:span></text:p>
      <text:p text:style-name="P90"><text:span text:style-name="Courier"><text:span text:style-name="T157">f1acc1b6c55601f0070326e22cb9cee1 <text:s/></text:span></text:span><text:span text:style-name="Courier"><text:span text:style-name="T158">data/</text:span></text:span><text:span text:style-name="Courier"><text:span text:style-name="T157">isunstruct-2.02/IsUnstruct_2.02.tar.gz</text:span></text:span></text:p>
      <text:p text:style-name="P38"><text:span text:style-name="Courier"><text:span text:style-name="T25"/></text:span></text:p>
      <text:p text:style-name="P38"><text:span text:style-name="T31">For i</text:span><text:span text:style-name="T33">nstal</text:span><text:span text:style-name="T36">lation</text:span><text:span text:style-name="T31"> execute</text:span><text:span text:style-name="T33"> </text:span><text:span text:style-name="Command"><text:span text:style-name="T25">source/install/isunstruct-2.02.sh</text:span></text:span></text:p>
      <text:p text:style-name="P38"><text:span text:style-name="T31">For test execute </text:span><text:span text:style-name="T33"><text:s/></text:span><text:span text:style-name="Command"><text:span text:style-name="T25">source/test/isunstruct-2.02.sh</text:span></text:span></text:p>
      <text:h text:style-name="P191" text:outline-level="3"><text:bookmark-start text:name="__RefHeading__4492_4428608051"/>iupred-1.0<text:bookmark-end text:name="__RefHeading__4492_4428608051"/></text:h>
      <text:p text:style-name="P72"><text:span text:style-name="T63">For d</text:span><text:span text:style-name="T64">ownload</text:span><text:span text:style-name="T62"> </text:span><text:span text:style-name="T64">in directory</text:span><text:span text:style-name="Courier"><text:span text:style-name="T64"> </text:span></text:span><text:span text:style-name="Command"><text:span text:style-name="T25">source/data/iupred-1.0</text:span></text:span><text:span text:style-name="Courier"><text:span text:style-name="T64"> download file:</text:span></text:span></text:p>
      <text:p text:style-name="P72"><text:span text:style-name="Command"><text:span text:style-name="T25">iupred.tar.gz</text:span></text:span><text:span text:style-name="Courier"><text:span text:style-name="T60"> </text:span></text:span><text:span text:style-name="Courier"><text:span text:style-name="T64">from URL:</text:span></text:span></text:p>
      <text:p text:style-name="P72"><text:a xlink:type="simple" xlink:href="http://iupred.enzim.hu/Downloads.php"><text:span text:style-name="Command"><text:span text:style-name="T179">http://iupred.enzim.hu/Downloads.php</text:span></text:span></text:a></text:p>
      <text:p text:style-name="P55"><text:span text:style-name="T21">File list with </text:span><text:bookmark text:name="result_box431"/><text:span text:style-name="T20">appropriate</text:span><text:span text:style-name="T21"> </text:span><text:span text:style-name="T20">MD5 sum:</text:span></text:p>
      <text:p text:style-name="P90"><text:span text:style-name="Courier"><text:span text:style-name="T157">4cfe70b929f2b6e46c321b385adb292f <text:s/></text:span></text:span><text:span text:style-name="Courier"><text:span text:style-name="T158">data/</text:span></text:span><text:span text:style-name="Courier"><text:span text:style-name="T157">iupred-1.0/iupred.tar.gz</text:span></text:span></text:p>
      <text:p text:style-name="P38"><text:span text:style-name="Courier"><text:span text:style-name="T25"/></text:span></text:p>
      <text:p text:style-name="P38"><text:span text:style-name="T31">For i</text:span><text:span text:style-name="T33">nstal</text:span><text:span text:style-name="T36">lation</text:span><text:span text:style-name="T31"> execute</text:span><text:span text:style-name="T33"> </text:span><text:span text:style-name="Command"><text:span text:style-name="T25">source/install/iupred-1.0.sh</text:span></text:span></text:p>
      <text:p text:style-name="P38"><text:span text:style-name="T31">For t</text:span><text:span text:style-name="T37">est</text:span><text:span text:style-name="T31"> execute</text:span><text:span text:style-name="T33"> </text:span><text:span text:style-name="Command"><text:span text:style-name="T25">source/test/iupred-1.0.sh</text:span></text:span></text:p>
      <text:h text:style-name="P194" text:outline-level="3"><text:bookmark-start text:name="__RefHeading__4494_4428608051"/><text:soft-page-break/><text:span text:style-name="T207">net</text:span><text:span text:style-name="T208">MHC</text:span><text:span text:style-name="T201">-3.0c</text:span><text:bookmark-end text:name="__RefHeading__4494_4428608051"/></text:h>
      <text:p text:style-name="P72"><text:span text:style-name="T64">For</text:span><text:span text:style-name="T63"> dow</text:span><text:span text:style-name="T64">nload</text:span><text:span text:style-name="T62"> </text:span><text:span text:style-name="T64">in directory</text:span><text:span text:style-name="Courier"><text:span text:style-name="T60"> </text:span></text:span><text:span text:style-name="Command"><text:span text:style-name="T25">source/data/netmhc-3.0c</text:span></text:span><text:span text:style-name="Courier"><text:span text:style-name="T65"> d</text:span></text:span><text:span text:style-name="Courier"><text:span text:style-name="T64">ownload file:</text:span></text:span></text:p>
      <text:p text:style-name="P72"><text:span text:style-name="Command"><text:span text:style-name="T25">netMHC-3.0c.Linux.tar.Z</text:span></text:span><text:span text:style-name="Courier"><text:span text:style-name="T65"> f</text:span></text:span><text:span text:style-name="Courier"><text:span text:style-name="T64">rom URL:</text:span></text:span></text:p>
      <text:p text:style-name="Text_20_body"><text:a xlink:type="simple" xlink:href="http://www.cbs.dtu.dk/cgi-bin/sw_request?netMHC+3.0"><text:span text:style-name="Command"><text:span text:style-name="T179">http://www.cbs.dtu.dk/cgi-bin/sw_request?netMHC+3.0</text:span></text:span></text:a></text:p>
      <text:p text:style-name="P55"><text:span text:style-name="T21">File list with </text:span><text:bookmark text:name="result_box432"/><text:span text:style-name="T20">appropriate</text:span><text:span text:style-name="T21"> </text:span><text:span text:style-name="T20">MD5 sum:</text:span></text:p>
      <text:p text:style-name="P90"><text:span text:style-name="Courier"><text:span text:style-name="T157">9952dd7aec7f0471e490b36ee3697734 <text:s/></text:span></text:span><text:span text:style-name="Courier"><text:span text:style-name="T158">data/</text:span></text:span><text:span text:style-name="Courier"><text:span text:style-name="T157">netmhc-3.0c/netMHC-3.0c.Linux.tar.Z</text:span></text:span></text:p>
      <text:p text:style-name="P38"><text:span text:style-name="Courier"><text:span text:style-name="T25"/></text:span></text:p>
      <text:p text:style-name="P38"><text:span text:style-name="T31">For i</text:span><text:span text:style-name="T33">nstal</text:span><text:span text:style-name="T36">lation</text:span><text:span text:style-name="T31"> execute</text:span><text:span text:style-name="T33"> </text:span><text:span text:style-name="Command"><text:span text:style-name="T25">source/install/netmhc-3.0c.sh</text:span></text:span></text:p>
      <text:p text:style-name="P38"><text:span text:style-name="T31">For test execute</text:span><text:span text:style-name="T33"> </text:span><text:span text:style-name="Command"><text:span text:style-name="T25">source/test/netmhc-3.0c.sh</text:span></text:span></text:p>
      <text:p text:style-name="P11"><text:span text:style-name="Courier"><text:span text:style-name="T46"/></text:span></text:p>
      <text:h text:style-name="P192" text:outline-level="3"><text:bookmark-start text:name="__RefHeading__4549_298936861"/><text:span text:style-name="T163">net</text:span><text:span text:style-name="T164">MHC</text:span>-3.<text:span text:style-name="T165">4a</text:span><text:bookmark-end text:name="__RefHeading__4549_298936861"/></text:h>
      <text:p text:style-name="P73"><text:span text:style-name="T63">For d</text:span><text:span text:style-name="T64">ownload</text:span><text:span text:style-name="T63"> execute</text:span><text:span text:style-name="T62"> </text:span><text:span text:style-name="Command"><text:span text:style-name="T25">source/download/netmhc-3.4a.sh</text:span></text:span></text:p>
      <text:p text:style-name="P73"><text:span text:style-name="Courier"><text:span text:style-name="T68">T</text:span></text:span><text:span text:style-name="Courier"><text:span text:style-name="T66">hen in </text:span></text:span><text:span text:style-name="Courier"><text:span text:style-name="T64">directory</text:span></text:span><text:span text:style-name="Courier"><text:span text:style-name="T60"> </text:span></text:span><text:span text:style-name="Command"><text:span text:style-name="T25">source/data/netmhc-3.4a</text:span></text:span><text:span text:style-name="Courier"><text:span text:style-name="T65"> d</text:span></text:span><text:span text:style-name="Courier"><text:span text:style-name="T64">ownload file:</text:span></text:span></text:p>
      <text:p text:style-name="P73"><text:span text:style-name="Command"><text:span text:style-name="T25">netMHC-3.4a.Linux.tar.gz</text:span></text:span><text:span text:style-name="Courier"><text:span text:style-name="T65"> f</text:span></text:span><text:span text:style-name="Courier"><text:span text:style-name="T64">rom URL:</text:span></text:span></text:p>
      <text:p text:style-name="P74"><text:a xlink:type="simple" xlink:href="http://www.cbs.dtu.dk/cgi-bin/sw_request?netMHC"><text:span text:style-name="Command"><text:span text:style-name="T168">http://www.cbs.dtu.dk/cgi-bin/sw_request?netMHC</text:span></text:span></text:a></text:p>
      <text:p text:style-name="P55"><text:span text:style-name="T21">File list with </text:span><text:bookmark text:name="result_box433"/><text:span text:style-name="T20">appropriate</text:span><text:span text:style-name="T21"> </text:span><text:span text:style-name="T20">MD5 sum:</text:span></text:p>
      <text:p text:style-name="P93">c77bcc0216cddf1be671ecd69f213bed <text:s/>data/netmhc-3.4a/net.tar.gz</text:p>
      <text:p text:style-name="P93">c76e6c042e4f4b3f57dbe970552260a6 <text:s/>data/netmhc-3.4a/netMHC-3.4a.Linux.tar.gz</text:p>
      <text:p text:style-name="P41"><text:span text:style-name="Courier"><text:span text:style-name="T25"/></text:span></text:p>
      <text:p text:style-name="P41"><text:span text:style-name="T31">For i</text:span><text:span text:style-name="T33">nstal</text:span><text:span text:style-name="T36">lation</text:span><text:span text:style-name="T31"> execute</text:span><text:span text:style-name="T33"> </text:span><text:span text:style-name="Command"><text:span text:style-name="T25">source/install/netmhc-3.4a.sh</text:span></text:span></text:p>
      <text:p text:style-name="P42"><text:span text:style-name="Courier"><text:span text:style-name="T63">For test execute</text:span></text:span><text:span text:style-name="Courier"><text:span text:style-name="T47"> </text:span></text:span><text:span text:style-name="Command"><text:span text:style-name="T25">source/test/netmhc-3.4a.sh</text:span></text:span></text:p>
      <text:h text:style-name="P191" text:outline-level="3"><text:bookmark-start text:name="__RefHeading__4496_4428608051"/>net<text:span text:style-name="T166">MHCII</text:span>-2.2<text:bookmark-end text:name="__RefHeading__4496_4428608051"/></text:h>
      <text:p text:style-name="P71"><text:span text:style-name="T31">For d</text:span><text:span text:style-name="T38">ownload</text:span><text:span text:style-name="T31"> execute</text:span><text:span text:style-name="T33"> </text:span><text:span text:style-name="Command"><text:span text:style-name="T25">source/download/netmhcii-2.2.sh</text:span></text:span></text:p>
      <text:p text:style-name="P71"><text:span text:style-name="Courier"><text:span text:style-name="T68">T</text:span></text:span><text:span text:style-name="Courier"><text:span text:style-name="T67">hen in direct</text:span></text:span><text:span text:style-name="Courier"><text:span text:style-name="T61">o</text:span></text:span><text:span text:style-name="Courier"><text:span text:style-name="T67">ry</text:span></text:span><text:span text:style-name="Courier"><text:span text:style-name="T60"> </text:span></text:span><text:span text:style-name="Command"><text:span text:style-name="T25">source/data/netmhcii-2.2</text:span></text:span><text:span text:style-name="Courier"><text:span text:style-name="T67"> download file:</text:span></text:span></text:p>
      <text:p text:style-name="P71"><text:span text:style-name="Command"><text:span text:style-name="T25">netMHCII-2.2.Linux.tar.Z</text:span></text:span><text:span text:style-name="Courier"><text:span text:style-name="T65"> f</text:span></text:span><text:span text:style-name="Courier"><text:span text:style-name="T67">rom URL:</text:span></text:span></text:p>
      <text:p text:style-name="P71"><text:a xlink:type="simple" xlink:href="http://www.cbs.dtu.dk/cgi-bin/sw_request?netMHCII"><text:span text:style-name="Command"><text:span text:style-name="T168">http://www.cbs.dtu.dk/cgi-bin/sw_request?netMHCII</text:span></text:span></text:a></text:p>
      <text:p text:style-name="P56"><text:span text:style-name="T21">File list with </text:span><text:bookmark text:name="result_box4331"/><text:span text:style-name="T20">appropriate</text:span><text:span text:style-name="T21"> </text:span><text:span text:style-name="T20">MD5 sum:</text:span></text:p>
      <text:p text:style-name="P90"><text:span text:style-name="Courier"><text:span text:style-name="T157">11579b61d3bfe13311f7b42fc93b4dd8 <text:s/></text:span></text:span><text:span text:style-name="Courier"><text:span text:style-name="T158">data</text:span></text:span><text:span text:style-name="Courier"><text:span text:style-name="T157">/netmhcii-2.2/data.tar.gz</text:span></text:span></text:p>
      <text:p text:style-name="P90"><text:span text:style-name="Courier"><text:span text:style-name="T157">918b7108a37599887b0725623d0974e6 <text:s/></text:span></text:span><text:span text:style-name="Courier"><text:span text:style-name="T158">data</text:span></text:span><text:span text:style-name="Courier"><text:span text:style-name="T157">/netmhcii-2.2/netMHCII-2.2.Linux.tar.Z</text:span></text:span></text:p>
      <text:p text:style-name="P38"><text:span text:style-name="Courier"><text:span text:style-name="T25"/></text:span></text:p>
      <text:p text:style-name="P38"><text:span text:style-name="T31">For i</text:span><text:span text:style-name="T33">nstal</text:span><text:span text:style-name="T38">lation</text:span><text:span text:style-name="T31"> execute</text:span><text:span text:style-name="T33"> </text:span><text:span text:style-name="Command"><text:span text:style-name="T25">source/install/netmhcii-2.2.sh</text:span></text:span></text:p>
      <text:p text:style-name="P38"><text:span text:style-name="T31">For test execute</text:span><text:span text:style-name="T33"> </text:span><text:span text:style-name="Command"><text:span text:style-name="T25">source/test/netmhcii-2.2.sh</text:span></text:span></text:p>
      <text:h text:style-name="P187" text:outline-level="3"><text:bookmark-start text:name="__RefHeading__4498_4428608051"/>net<text:span text:style-name="T166">MHCII</text:span>pan-1.0b<text:bookmark-end text:name="__RefHeading__4498_4428608051"/></text:h>
      <text:p text:style-name="P59">This version is obsolete.</text:p>
      <text:p text:style-name="P76"><text:span text:style-name="T32">File list with </text:span><text:bookmark text:name="result_box4332"/><text:span text:style-name="T33">appropriate</text:span><text:span text:style-name="T32"> </text:span><text:span text:style-name="T33">MD5 sum:</text:span></text:p>
      <text:p text:style-name="P90"><text:span text:style-name="Courier"><text:span text:style-name="T157">eac6371f3eb612827377a9049e8c2e21 <text:s/></text:span></text:span><text:span text:style-name="Courier"><text:span text:style-name="T158">data/</text:span></text:span><text:span text:style-name="Courier"><text:span text:style-name="T157">netmhciipan-1.0b/netMHCIIpan-1.0b.Linux.tar.Z</text:span></text:span></text:p>
      <text:p text:style-name="P38"><text:span text:style-name="Courier"><text:span text:style-name="T25"/></text:span></text:p>
      <text:p text:style-name="P38"><text:span text:style-name="T31">For instalation execute</text:span><text:span text:style-name="T33"> </text:span><text:span text:style-name="Command"><text:span text:style-name="T25">source/install/netmhciipan-1.0b.sh</text:span></text:span></text:p>
      <text:p text:style-name="P38"><text:span text:style-name="T31">For test execute</text:span><text:span text:style-name="T33"> </text:span><text:span text:style-name="Command"><text:span text:style-name="T25">source/test/netmhciipan-1.0b.sh</text:span></text:span></text:p>
      <text:h text:style-name="P191" text:outline-level="3"><text:bookmark-start text:name="__RefHeading__4500_4428608051"/><text:soft-page-break/>net<text:span text:style-name="T166">MHCII</text:span>pan-2.0b<text:bookmark-end text:name="__RefHeading__4500_4428608051"/></text:h>
      <text:p text:style-name="P71"><text:span text:style-name="T48">For d</text:span><text:span text:style-name="T49">ownload</text:span><text:span text:style-name="T48"> execute</text:span><text:span text:style-name="T50"> </text:span><text:span text:style-name="Command"><text:span text:style-name="T25">source/download/netmhciipan-2.0b.sh</text:span></text:span></text:p>
      <text:p text:style-name="P75"><text:span text:style-name="T68">T</text:span><text:span text:style-name="T67">hen in direct</text:span><text:span text:style-name="T63">o</text:span><text:span text:style-name="T67">ry</text:span><text:span text:style-name="Courier"><text:span text:style-name="T60"> </text:span></text:span><text:span text:style-name="Command"><text:span text:style-name="T25">source/data/netmhciipan-2.0b</text:span></text:span><text:span text:style-name="Courier"><text:span text:style-name="T65"> d</text:span></text:span><text:span text:style-name="Courier"><text:span text:style-name="T67">ownload</text:span></text:span><text:span text:style-name="Courier"><text:span text:style-name="T60"> </text:span></text:span><text:span text:style-name="Courier"><text:span text:style-name="T67">file:</text:span></text:span></text:p>
      <text:p text:style-name="P75"><text:span text:style-name="Command"><text:span text:style-name="T25">netMHCIIpan-2.0b.Linux.tar.Z</text:span></text:span><text:span text:style-name="Courier"><text:span text:style-name="T65"> f</text:span></text:span><text:span text:style-name="Courier"><text:span text:style-name="T67">rom URL:</text:span></text:span></text:p>
      <text:p text:style-name="P71"><text:a xlink:type="simple" xlink:href="http://www.cbs.dtu.dk/cgi-bin/sw_request?netMHCIIpan+2.0"><text:span text:style-name="Command"><text:span text:style-name="T168">http://www.cbs.dtu.dk/cgi-bin/sw_request?netMHCIIpan</text:span></text:span></text:a><text:a xlink:type="simple" xlink:href="http://www.cbs.dtu.dk/cgi-bin/sw_request?netMHCIIpan+2.0"><text:span text:style-name="Command"><text:span text:style-name="T169">+2.0</text:span></text:span></text:a></text:p>
      <text:p text:style-name="P56"><text:span text:style-name="T21">File list with </text:span><text:bookmark text:name="result_box4333"/><text:span text:style-name="T20">appropriate</text:span><text:span text:style-name="T21"> </text:span><text:span text:style-name="T20">MD5 sum:</text:span></text:p>
      <text:p text:style-name="P90"><text:span text:style-name="Courier"><text:span text:style-name="T157">42416a2974ef78650fe016461041ecd3 <text:s/></text:span></text:span><text:span text:style-name="Courier"><text:span text:style-name="T158">data</text:span></text:span><text:span text:style-name="Courier"><text:span text:style-name="T157">/netmhciipan-2.0b/data.tar.gz</text:span></text:span></text:p>
      <text:p text:style-name="P90"><text:span text:style-name="Courier"><text:span text:style-name="T157">6c245f991f0a169ea8b0b8dc98d3b241 <text:s/></text:span></text:span><text:span text:style-name="Courier"><text:span text:style-name="T158">data</text:span></text:span><text:span text:style-name="Courier"><text:span text:style-name="T157">/netmhciipan-2.0b/netMHCIIpan-2.0b.Linux.tar.Z</text:span></text:span></text:p>
      <text:p text:style-name="P38"><text:span text:style-name="Courier"><text:span text:style-name="T25"/></text:span></text:p>
      <text:p text:style-name="P38"><text:span text:style-name="T31">For i</text:span><text:span text:style-name="T33">nstal</text:span><text:span text:style-name="T38">lation</text:span><text:span text:style-name="T31"> execute</text:span><text:span text:style-name="T33"> </text:span><text:span text:style-name="Command"><text:span text:style-name="T25">source/install/netmhciipan-2.0b.sh</text:span></text:span></text:p>
      <text:p text:style-name="P38"><text:span text:style-name="T31">For t</text:span><text:span text:style-name="T37">est</text:span><text:span text:style-name="T31"> execute</text:span><text:span text:style-name="T33"> </text:span><text:span text:style-name="Command"><text:span text:style-name="T25">source/test/netmhciipan-2.0b.sh</text:span></text:span></text:p>
      <text:h text:style-name="P193" text:outline-level="3"><text:bookmark-start text:name="__RefHeading__4553_298936861"/>net<text:span text:style-name="T166">MHCII</text:span>pan-<text:span text:style-name="T166">3</text:span>.0<text:span text:style-name="T189">c</text:span><text:bookmark-end text:name="__RefHeading__4553_298936861"/></text:h>
      <text:p text:style-name="P60">This version is obsolete.</text:p>
      <text:p text:style-name="P76"><text:span text:style-name="T32">File list with </text:span><text:bookmark text:name="result_box4334"/><text:span text:style-name="T33">appropriate</text:span><text:span text:style-name="T32"> </text:span><text:span text:style-name="T33">MD5 sum:</text:span></text:p>
      <text:p text:style-name="P92"><text:span text:style-name="Courier"><text:span text:style-name="T159">9ebbed9fa7648cb28313ebe67a27c199 <text:s/>data/netmhciipan-3.0c/data.tar.gz</text:span></text:span></text:p>
      <text:p text:style-name="P92"><text:span text:style-name="Courier"><text:span text:style-name="T159">da25b29413770565cb9aa1886538e7cd <text:s/>data/netmhciipan-3.0c/netMHCIIpan-3.0c.Linux.tar.gz</text:span></text:span></text:p>
      <text:p text:style-name="P47"/>
      <text:p text:style-name="P44"><text:span text:style-name="T31">For i</text:span><text:span text:style-name="T33">nstal</text:span><text:span text:style-name="T38">lation</text:span><text:span text:style-name="T31"> execute</text:span><text:span text:style-name="T33"> </text:span><text:span text:style-name="Command"><text:span text:style-name="T25">source/install/netmhciipan-3.0</text:span></text:span><text:span text:style-name="Command"><text:span text:style-name="T39">c</text:span></text:span><text:span text:style-name="Command"><text:span text:style-name="T25">.sh</text:span></text:span></text:p>
      <text:p text:style-name="P44"><text:span text:style-name="T31">For t</text:span><text:span text:style-name="T37">est</text:span><text:span text:style-name="T31"> execute</text:span><text:span text:style-name="T33"> </text:span><text:span text:style-name="Command"><text:span text:style-name="T25">source/test/netmhciipan-3.0</text:span></text:span><text:span text:style-name="Command"><text:span text:style-name="T39">c</text:span></text:span><text:span text:style-name="Command"><text:span text:style-name="T25">.sh</text:span></text:span></text:p>
      <text:h text:style-name="P195" text:outline-level="3"><text:bookmark-start text:name="__RefHeading__8923_1737967157"/><text:span text:style-name="T237">net</text:span><text:span text:style-name="T238">MHCII</text:span><text:span text:style-name="T237">pan-</text:span><text:span text:style-name="T238">3</text:span><text:span text:style-name="T237">.</text:span><text:span text:style-name="T239">1a</text:span><text:bookmark-end text:name="__RefHeading__8923_1737967157"/></text:h>
      <text:p text:style-name="P77"><text:span text:style-name="T31">For d</text:span><text:span text:style-name="T38">ownload</text:span><text:span text:style-name="T31"> execute</text:span><text:span text:style-name="T33"> </text:span><text:span text:style-name="Command"><text:span text:style-name="T25">source/download/netmhciipan-3.</text:span></text:span><text:span text:style-name="Command"><text:span text:style-name="T41">1a</text:span></text:span><text:span text:style-name="Command"><text:span text:style-name="T25">.sh</text:span></text:span></text:p>
      <text:p text:style-name="P77"><text:span text:style-name="T68">T</text:span><text:span text:style-name="T67">hen in directory</text:span><text:span text:style-name="Courier"><text:span text:style-name="T60"> </text:span></text:span><text:span text:style-name="Command"><text:span text:style-name="T25">source/data/netmhciipan-3.</text:span></text:span><text:span text:style-name="Command"><text:span text:style-name="T41">1a</text:span></text:span><text:span text:style-name="Courier"><text:span text:style-name="T67"> download file:</text:span></text:span></text:p>
      <text:p text:style-name="P77"><text:span text:style-name="Command"><text:span text:style-name="T25">netMHCIIpan-3.</text:span></text:span><text:span text:style-name="Command"><text:span text:style-name="T41">1a</text:span></text:span><text:span text:style-name="Command"><text:span text:style-name="T25">.Linux.tar.gz</text:span></text:span><text:span text:style-name="Courier"><text:span text:style-name="T60"> </text:span></text:span><text:span text:style-name="Courier"><text:span text:style-name="T67">from URL:</text:span></text:span></text:p>
      <text:p text:style-name="P77"><text:a xlink:type="simple" xlink:href="http://www.cbs.dtu.dk/cgi-bin/sw_request?netMHCIIpan"><text:span text:style-name="Command"><text:span text:style-name="T168">http://www.cbs.dtu.dk/cgi-bin/sw_request?netMHCIIpan</text:span></text:span></text:a></text:p>
      <text:p text:style-name="P57"><text:span text:style-name="T21">File list with </text:span><text:bookmark text:name="result_box43348"/><text:span text:style-name="T20">appropriate</text:span><text:span text:style-name="T21"> </text:span><text:span text:style-name="T20">MD5 sum:</text:span></text:p>
      <text:p text:style-name="P91"><text:span text:style-name="Courier"><text:span text:style-name="T160">f833df245378e60ca6e55748344a36f6 <text:s/>data/netmhciipan-3.1a/data.tar.gz</text:span></text:span></text:p>
      <text:p text:style-name="P91"><text:span text:style-name="Courier"><text:span text:style-name="T160">0962ce799f7a4c9631f8566a55237073 <text:s/>data/netmhciipan-3.1a/netMHCIIpan-3.1a.Linux.tar.gz</text:span></text:span></text:p>
      <text:p text:style-name="P95"/>
      <text:p text:style-name="P45"><text:span text:style-name="T31">For i</text:span><text:span text:style-name="T33">nstal</text:span><text:span text:style-name="T38">lation</text:span><text:span text:style-name="T31"> execute</text:span><text:span text:style-name="T33"> </text:span><text:span text:style-name="Command"><text:span text:style-name="T25">source/install/netmhciipan-3.</text:span></text:span><text:span text:style-name="Command"><text:span text:style-name="T41">1a</text:span></text:span><text:span text:style-name="Command"><text:span text:style-name="T25">.sh</text:span></text:span></text:p>
      <text:p text:style-name="P45"><text:span text:style-name="T31">For t</text:span><text:span text:style-name="T37">est</text:span><text:span text:style-name="T31"> execute</text:span><text:span text:style-name="T33"> </text:span><text:span text:style-name="Command"><text:span text:style-name="T25">source/test/netmhciipan-3.</text:span></text:span><text:span text:style-name="Command"><text:span text:style-name="T41">1a</text:span></text:span><text:span text:style-name="Command"><text:span text:style-name="T25">.sh</text:span></text:span></text:p>
      <text:h text:style-name="P196" text:outline-level="3"><text:bookmark-start text:name="__RefHeading__4502_4428608051"/><text:span text:style-name="T237">net</text:span><text:span text:style-name="T238">MHC</text:span><text:span text:style-name="T237">pan-2.0c</text:span><text:bookmark-end text:name="__RefHeading__4502_4428608051"/></text:h>
      <text:p text:style-name="P61">This version is obsolete.</text:p>
      <text:p text:style-name="P76"><text:span text:style-name="T32">File list with </text:span><text:bookmark text:name="result_box43341"/><text:span text:style-name="T33">appropriate</text:span><text:span text:style-name="T32"> </text:span><text:span text:style-name="T33">MD5 sum:</text:span></text:p>
      <text:p text:style-name="P90"><text:span text:style-name="Courier"><text:span text:style-name="T157">227ac3b6b0c432253d22251d1dcbbf1c <text:s/></text:span></text:span><text:span text:style-name="Courier"><text:span text:style-name="T158">data/</text:span></text:span><text:span text:style-name="Courier"><text:span text:style-name="T157">netmhcpan-2.0c/netMHCpan-2.0c.Linux.tar.Z</text:span></text:span></text:p>
      <text:p text:style-name="P38"><text:span text:style-name="Courier"><text:span text:style-name="T25"/></text:span></text:p>
      <text:p text:style-name="P38"><text:span text:style-name="T31">For i</text:span><text:span text:style-name="T33">nstal</text:span><text:span text:style-name="T38">lation</text:span><text:span text:style-name="T31"> execute</text:span><text:span text:style-name="T33"> </text:span><text:span text:style-name="Command"><text:span text:style-name="T25">source/install/netmhcpan-2.0c.sh</text:span></text:span></text:p>
      <text:p text:style-name="P38"><text:span text:style-name="T31">For t</text:span><text:span text:style-name="T37">est</text:span><text:span text:style-name="T31"> execute</text:span><text:span text:style-name="T33"> </text:span><text:span text:style-name="Command"><text:span text:style-name="T25">source/test/netmhcpan-2.0c.sh</text:span></text:span></text:p>
      <text:h text:style-name="P191" text:outline-level="3"><text:bookmark-start text:name="__RefHeading__4504_4428608051"/>net<text:span text:style-name="T166">MHC</text:span>pan-2.4a<text:bookmark-end text:name="__RefHeading__4504_4428608051"/></text:h>
      <text:p text:style-name="P61">This version is obsolete.</text:p>
      <text:p text:style-name="P76"><text:soft-page-break/><text:span text:style-name="T32">File list with </text:span><text:bookmark text:name="result_box43342"/><text:span text:style-name="T33">appropriate</text:span><text:span text:style-name="T32"> </text:span><text:span text:style-name="T33">MD5 sum:</text:span></text:p>
      <text:p text:style-name="P90"><text:span text:style-name="Courier"><text:span text:style-name="T157">9a9a5063d2c1e4738e829eb408e8a980 <text:s/></text:span></text:span><text:span text:style-name="Courier"><text:span text:style-name="T158">data</text:span></text:span><text:span text:style-name="Courier"><text:span text:style-name="T157">/netmhcpan-2.4a/data.tar.gz</text:span></text:span></text:p>
      <text:p text:style-name="P90"><text:span text:style-name="Courier"><text:span text:style-name="T157">9d6f860009f12b0246a1599c77289697 <text:s/></text:span></text:span><text:span text:style-name="Courier"><text:span text:style-name="T158">data</text:span></text:span><text:span text:style-name="Courier"><text:span text:style-name="T157">/netmhcpan-2.4a/netMHCpan-2.4a.Linux.tar.Z</text:span></text:span></text:p>
      <text:p text:style-name="P38"><text:span text:style-name="Courier"><text:span text:style-name="T161"/></text:span></text:p>
      <text:p text:style-name="P38"><text:span text:style-name="T31">For i</text:span><text:span text:style-name="T33">nstal</text:span><text:span text:style-name="T38">lation</text:span><text:span text:style-name="T31"> execute</text:span><text:span text:style-name="T33"> </text:span><text:span text:style-name="Command"><text:span text:style-name="T25">source/install/netmhcpan-2.4a.sh</text:span></text:span></text:p>
      <text:p text:style-name="P38"><text:span text:style-name="T31">For t</text:span><text:span text:style-name="T37">est</text:span><text:span text:style-name="T31"> execute</text:span><text:span text:style-name="T33"> </text:span><text:span text:style-name="Command"><text:span text:style-name="T25">source/test/netmhcpan-2.4a.sh</text:span></text:span></text:p>
      <text:h text:style-name="P191" text:outline-level="3"><text:bookmark-start text:name="__RefHeading__4506_4428608051"/>net<text:span text:style-name="T166">MHC</text:span>pan-2.<text:span text:style-name="T162">8</text:span>a<text:bookmark-end text:name="__RefHeading__4506_4428608051"/></text:h>
      <text:p text:style-name="P71"><text:span text:style-name="T48">For d</text:span><text:span text:style-name="T49">ownload</text:span><text:span text:style-name="T48"> execute</text:span><text:span text:style-name="T50"> </text:span><text:span text:style-name="Command"><text:span text:style-name="T25">source/download/netmhcpan-2.8a.sh</text:span></text:span></text:p>
      <text:p text:style-name="P76"><text:span text:style-name="T68">T</text:span><text:span text:style-name="T67">hen in directory</text:span><text:span text:style-name="Courier"><text:span text:style-name="T60"> </text:span></text:span><text:span text:style-name="Command"><text:span text:style-name="T25">source/data/netmhcpan-2.8a</text:span></text:span><text:span text:style-name="Courier"><text:span text:style-name="T65"> d</text:span></text:span><text:span text:style-name="Courier"><text:span text:style-name="T67">ownload file:</text:span></text:span></text:p>
      <text:p text:style-name="P76"><text:span text:style-name="Command"><text:span text:style-name="T25">netMHCpan-2.8a.Linux.tar.gz</text:span></text:span><text:span text:style-name="Courier"><text:span text:style-name="T65"> f</text:span></text:span><text:span text:style-name="Courier"><text:span text:style-name="T67">rom URL:</text:span></text:span></text:p>
      <text:p text:style-name="P71"><text:a xlink:type="simple" xlink:href="http://www.cbs.dtu.dk/cgi-bin/sw_request?netMHCpan"><text:span text:style-name="Command"><text:span text:style-name="T168">http://www.cbs.dtu.dk/cgi-bin/sw_request?netMHCpan</text:span></text:span></text:a></text:p>
      <text:p text:style-name="P56"><text:span text:style-name="T21">File list with </text:span><text:bookmark text:name="result_box43343"/><text:span text:style-name="T20">appropriate</text:span><text:span text:style-name="T21"> </text:span><text:span text:style-name="T20">MD5 sum:</text:span></text:p>
      <text:p text:style-name="P94">32780a965561a77bdb2fb46db6829d0c <text:s/>data/netmhcpan-2.8a/data.tar.gz</text:p>
      <text:p text:style-name="P94">f6597248e77adcdf626cb1e129c6ba79 <text:s/>data/netmhcpan-2.8a/netMHCpan-2.8a.Linux.tar.gz</text:p>
      <text:p text:style-name="P46"/>
      <text:p text:style-name="P38"><text:span text:style-name="T31">For i</text:span><text:span text:style-name="T33">nstal</text:span><text:span text:style-name="T38">lation</text:span><text:span text:style-name="T31"> execute</text:span><text:span text:style-name="T33"> </text:span><text:span text:style-name="Command"><text:span text:style-name="T25">source/install/netmhcpan-2.8a.sh</text:span></text:span></text:p>
      <text:p text:style-name="P38"><text:span text:style-name="T31">For te</text:span><text:span text:style-name="T37">st</text:span><text:span text:style-name="T31"> execute</text:span><text:span text:style-name="T33"> </text:span><text:span text:style-name="Command"><text:span text:style-name="T25">source/test/netmhcpan-2.8a.sh</text:span></text:span></text:p>
      <text:h text:style-name="P191" text:outline-level="3"><text:bookmark-start text:name="__RefHeading__4508_4428608051"/><text:span text:style-name="T166">O</text:span>n<text:span text:style-name="T166">D</text:span>-1.0<text:bookmark-end text:name="__RefHeading__4508_4428608051"/></text:h>
      <text:p text:style-name="P71"><text:span text:style-name="T31">For d</text:span><text:span text:style-name="T33">o</text:span><text:span text:style-name="T38">wnload</text:span><text:span text:style-name="T31"> execute</text:span><text:span text:style-name="T33"> </text:span><text:span text:style-name="Command"><text:span text:style-name="T25">source/download/ond-1.0.sh</text:span></text:span></text:p>
      <text:p text:style-name="P65"><text:span text:style-name="T190">File list with </text:span><text:bookmark text:name="result_box43344"/>appropriate<text:span text:style-name="T190"> </text:span>MD5 sum:</text:p>
      <text:p text:style-name="P90"><text:span text:style-name="Courier"><text:span text:style-name="T157">255fae52b8362c14eb86118849d098c1 <text:s/></text:span></text:span><text:span text:style-name="Courier"><text:span text:style-name="T158">data/</text:span></text:span><text:span text:style-name="Courier"><text:span text:style-name="T157">ond-1.0/OnD.tar.gz</text:span></text:span></text:p>
      <text:p text:style-name="P38"><text:span text:style-name="Courier"><text:span text:style-name="T25"/></text:span></text:p>
      <text:p text:style-name="P38"><text:span text:style-name="T31">For i</text:span><text:span text:style-name="T33">nstal</text:span><text:span text:style-name="T38">lation</text:span><text:span text:style-name="T31"> execute</text:span><text:span text:style-name="T33"> </text:span><text:span text:style-name="Command"><text:span text:style-name="T25">source/install/ond-1.0.sh</text:span></text:span></text:p>
      <text:p text:style-name="P38"><text:span text:style-name="T31">For t</text:span><text:span text:style-name="T37">est</text:span><text:span text:style-name="T31"> execute</text:span><text:span text:style-name="T33"> </text:span><text:span text:style-name="Command"><text:span text:style-name="T25">source/test/ond-1.0.sh</text:span></text:span></text:p>
      <text:h text:style-name="P191" text:outline-level="3"><text:bookmark-start text:name="__RefHeading__4510_4428608051"/>predisorder-1.1<text:bookmark-end text:name="__RefHeading__4510_4428608051"/></text:h>
      <text:p text:style-name="P71"><text:span text:style-name="T31">For d</text:span><text:span text:style-name="T33">o</text:span><text:span text:style-name="T38">wnload</text:span><text:span text:style-name="T31"> execute</text:span><text:span text:style-name="T33"> </text:span><text:span text:style-name="Command"><text:span text:style-name="T25">source/download/predisorder-1.1.sh</text:span></text:span></text:p>
      <text:p text:style-name="P65"><text:span text:style-name="T190">File list with </text:span><text:bookmark text:name="result_box43345"/>appropriate<text:span text:style-name="T190"> </text:span>MD5 sum:</text:p>
      <text:p text:style-name="P91"><text:span text:style-name="Courier"><text:span text:style-name="T160">f824ddfd6f098f2a25ae740ee037c385 <text:s/>data/predisorder-1.1/blast-2.2.17-ia32-linux.tar.gz</text:span></text:span></text:p>
      <text:p text:style-name="P91"><text:span text:style-name="Courier"><text:span text:style-name="T160">dec7bccb1800b622ce410324e7a2aa93 <text:s/>data/predisorder-1.1/predisorder1.1.tar.gz</text:span></text:span></text:p>
      <text:p text:style-name="P91"><text:span text:style-name="Courier"><text:span text:style-name="T160">1613b0edb5b5477c5f132e4687b8f4bb <text:s/>data/predisorder-1.1/sspro4.1.tar.gz</text:span></text:span></text:p>
      <text:p text:style-name="P38"/>
      <text:p text:style-name="P38"><text:span text:style-name="T31">For i</text:span><text:span text:style-name="T33">nstal</text:span><text:span text:style-name="T38">lation</text:span><text:span text:style-name="T31"> execute</text:span><text:span text:style-name="T33"> </text:span><text:span text:style-name="Command"><text:span text:style-name="T25">source/install/predisorder-1.1.sh</text:span></text:span></text:p>
      <text:p text:style-name="P38"><text:span text:style-name="T31">For t</text:span><text:span text:style-name="T37">est</text:span><text:span text:style-name="T31"> execute</text:span><text:span text:style-name="T33"> </text:span><text:span text:style-name="Command"><text:span text:style-name="T25">source/test/predisorder-1.1.sh</text:span></text:span></text:p>
      <text:h text:style-name="P191" text:outline-level="3"><text:bookmark-start text:name="__RefHeading__4512_4428608051"/><text:span text:style-name="T166">RONN</text:span>-3.1<text:bookmark-end text:name="__RefHeading__4512_4428608051"/></text:h>
      <text:p text:style-name="P76"><text:span text:style-name="T57">For d</text:span><text:span text:style-name="T58">o</text:span><text:span text:style-name="T59">wnload</text:span><text:span text:style-name="T62"> </text:span><text:span text:style-name="T67">in directory</text:span><text:span text:style-name="Courier"><text:span text:style-name="T60"> </text:span></text:span><text:span text:style-name="Command"><text:span text:style-name="T25">source/data/ronn-3.1</text:span></text:span><text:span text:style-name="Courier"><text:span text:style-name="T67"> download file:</text:span></text:span></text:p>
      <text:p text:style-name="P76"><text:span text:style-name="Command"><text:span text:style-name="T25">RONNv3_1.tar.gz</text:span></text:span><text:span text:style-name="Courier"><text:span text:style-name="T60"> </text:span></text:span><text:span text:style-name="Courier"><text:span text:style-name="T67">from URL:</text:span></text:span></text:p>
      <text:p text:style-name="P71"><text:a xlink:type="simple" xlink:href="http://www.strubi.ox.ac.uk/RONN/"><text:span text:style-name="Command"><text:span text:style-name="T168">http://www.strubi.ox.ac.uk/RONN/</text:span></text:span></text:a></text:p>
      <text:p text:style-name="P56"><text:span text:style-name="T21">File list with </text:span><text:bookmark text:name="result_box43346"/><text:span text:style-name="T20">appropriate</text:span><text:span text:style-name="T21"> </text:span><text:span text:style-name="T20">MD5 sum:</text:span></text:p>
      <text:p text:style-name="P90"><text:span text:style-name="Courier"><text:span text:style-name="T157">54cdfa97cdf087b667accac00719091a <text:s/></text:span></text:span><text:span text:style-name="Courier"><text:span text:style-name="T158">data/</text:span></text:span><text:span text:style-name="Courier"><text:span text:style-name="T157">ronn-3.1/RONNv3_1.tar.gz</text:span></text:span></text:p>
      <text:p text:style-name="P38"><text:span text:style-name="Courier"><text:span text:style-name="T25"/></text:span></text:p>
      <text:p text:style-name="P38"><text:soft-page-break/><text:span text:style-name="T31">For i</text:span><text:span text:style-name="T33">nstal</text:span><text:span text:style-name="T38">lation</text:span><text:span text:style-name="T31"> execute</text:span><text:span text:style-name="T33"> </text:span><text:span text:style-name="Command"><text:span text:style-name="T25">source/install/ronn-3.1.sh</text:span></text:span></text:p>
      <text:p text:style-name="P38"><text:span text:style-name="T31">For t</text:span><text:span text:style-name="T37">est</text:span><text:span text:style-name="T31"> execute</text:span><text:span text:style-name="T33"> </text:span><text:span text:style-name="Command"><text:span text:style-name="T25">source/test/ronn-3.1.sh</text:span></text:span></text:p>
      <text:h text:style-name="P191" text:outline-level="3"><text:bookmark-start text:name="__RefHeading__4514_4428608051"/><text:span text:style-name="T166">VSL</text:span>-2<text:bookmark-end text:name="__RefHeading__4514_4428608051"/></text:h>
      <text:p text:style-name="P71"><text:span text:style-name="T31">For d</text:span><text:span text:style-name="T33">o</text:span><text:span text:style-name="T38">wnload</text:span><text:span text:style-name="T31"> execute</text:span><text:span text:style-name="T33"> </text:span><text:span text:style-name="Command"><text:span text:style-name="T25">source/download/vsl-2.sh</text:span></text:span></text:p>
      <text:p text:style-name="P65"><text:span text:style-name="T190">File list with </text:span><text:bookmark text:name="result_box43347"/>appropriate<text:span text:style-name="T190"> </text:span>MD5 sum:</text:p>
      <text:p text:style-name="P90"><text:span text:style-name="Courier"><text:span text:style-name="T157">04a34314afab1f5fc3acd4b83f7295eb <text:s/></text:span></text:span><text:span text:style-name="Courier"><text:span text:style-name="T158">data/</text:span></text:span><text:span text:style-name="Courier"><text:span text:style-name="T157">vsl-2/VSL2.tar.gz</text:span></text:span></text:p>
      <text:p text:style-name="P38"><text:span text:style-name="Courier"><text:span text:style-name="T161"/></text:span></text:p>
      <text:p text:style-name="P38"><text:span text:style-name="T31">For i</text:span><text:span text:style-name="T33">nstal</text:span><text:span text:style-name="T38">lation</text:span><text:span text:style-name="T31"> execute</text:span><text:span text:style-name="T33"> </text:span><text:span text:style-name="Command"><text:span text:style-name="T25">source/install/vsl-2.sh</text:span></text:span></text:p>
      <text:p text:style-name="P34"><text:span text:style-name="T31">For t</text:span><text:span text:style-name="T37">est</text:span><text:span text:style-name="T31"> execute</text:span><text:span text:style-name="T33"> </text:span><text:span text:style-name="Command"><text:span text:style-name="T25">source/test/vsl-2.sh</text:span></text:span></text:p>
      <text:h text:style-name="P201" text:outline-level="1"><text:bookmark-start text:name="__RefHeading__4470_442860805"/>Configuration<text:bookmark-end text:name="__RefHeading__4470_442860805"/></text:h>
      <text:p text:style-name="P56"><text:span text:style-name="T191">Before running MassPred, </text:span><text:bookmark text:name="result_box5"/>it is necessary to make<text:span text:style-name="T191"> a configuration file with lines in the following form:</text:span></text:p>
      <text:p text:style-name="P30"><text:span text:style-name="T4">variable</text:span><text:span text:style-name="T3">=v</text:span><text:span text:style-name="T4">alue</text:span></text:p>
      <text:p text:style-name="P30"/>
      <text:p text:style-name="P30"><text:span text:style-name="T191">Comments are from </text:span><text:span text:style-name="T3">#</text:span><text:span text:style-name="T1"> to the end of the line.</text:span></text:p>
      <text:p text:style-name="P16"><text:span text:style-name="T191">File</text:span> <text:span text:style-name="T2">configuration.ish</text:span> <text:span text:style-name="T193">in installed directory is an example of configuration file</text:span>.</text:p>
      <text:p text:style-name="P32"/>
      <text:p text:style-name="P7"><text:span text:style-name="T192">Variables are</text:span>:</text:p>
      <text:list xml:id="list911319376767761946" text:style-name="L14">
        <text:list-item>
          <text:p text:style-name="P181"><text:span text:style-name="Command"><text:span text:style-name="T201">CPU_NUMBER<text:line-break/></text:span></text:span><text:span text:style-name="T91">Specify maximal number of simultaneously executed jobs. Parameter </text:span><text:span text:style-name="T11">value</text:span><text:span text:style-name="T91"> is</text:span><text:span text:style-name="T80"> number</text:span><text:span text:style-name="T79">, </text:span><text:span text:style-name="T91">with </text:span><text:span text:style-name="T80">default </text:span><text:span text:style-name="Command"><text:span text:style-name="T201">4</text:span></text:span><text:span text:style-name="T116">.</text:span></text:p>
        </text:list-item>
        <text:list-item>
          <text:p text:style-name="P185"><text:span text:style-name="Command"><text:span text:style-name="T201">WORK_SQL</text:span></text:span><text:span text:style-name="T209"><text:line-break/></text:span><text:span text:style-name="T228">Specify if SQL files with insert statements should be generated. </text:span><text:span text:style-name="T204">Parameter </text:span><text:span text:style-name="T11">value</text:span><text:span text:style-name="T204"> is</text:span><text:span text:style-name="T205"> string with default value "</text:span><text:span text:style-name="Command"><text:span text:style-name="T201">no</text:span></text:span><text:span text:style-name="T205">". Possible values are </text:span><text:span text:style-name="T201">"</text:span><text:span text:style-name="Command"><text:span text:style-name="T201">yes</text:span></text:span><text:span text:style-name="T201">" </text:span><text:span text:style-name="T210">or</text:span><text:span text:style-name="T201"> "</text:span><text:span text:style-name="Command"><text:span text:style-name="T201">no</text:span></text:span><text:span text:style-name="T201">"</text:span><text:span text:style-name="T228">.</text:span></text:p>
        </text:list-item>
        <text:list-item>
          <text:p text:style-name="P186"><text:span text:style-name="Command"><text:span text:style-name="T201">WORK_NUMERIC</text:span></text:span><text:span text:style-name="T209"><text:line-break/></text:span><text:span text:style-name="T229">Specify generation </text:span><text:span text:style-name="T222">of </text:span><text:span text:style-name="T211">alternative form results with numeric value for each </text:span><text:span text:style-name="T201">AA.</text:span><text:span text:style-name="T230"> </text:span><text:span text:style-name="T204">Parameter </text:span><text:span text:style-name="T11">value</text:span><text:span text:style-name="T204"> is</text:span><text:span text:style-name="T205"> string with default value "</text:span><text:span text:style-name="Command"><text:span text:style-name="T201">no</text:span></text:span><text:span text:style-name="T205">". Possible values are </text:span><text:span text:style-name="T201">"</text:span><text:span text:style-name="Command"><text:span text:style-name="T201">yes</text:span></text:span><text:span text:style-name="T201">" </text:span><text:span text:style-name="T210">or</text:span><text:span text:style-name="T201"> "</text:span><text:span text:style-name="Command"><text:span text:style-name="T201">no</text:span></text:span><text:span text:style-name="T201">"</text:span><text:span text:style-name="T228">.</text:span></text:p>
        </text:list-item>
        <text:list-item>
          <text:p text:style-name="P182"><text:span text:style-name="Command"><text:span text:style-name="T201">WORK_COMMAND</text:span></text:span><text:span text:style-name="T115"><text:line-break/></text:span><text:span text:style-name="T126">Specify </text:span><text:span text:style-name="T117">execution of some command for each protein.</text:span><text:span text:style-name="T126"> </text:span><text:span text:style-name="T91">Parameter </text:span><text:span text:style-name="T11">value</text:span><text:span text:style-name="T91"> is</text:span><text:span text:style-name="T92"> string with default value "</text:span><text:span text:style-name="Command"><text:span text:style-name="T201">no</text:span></text:span><text:span text:style-name="T92">". Possible values are </text:span><text:span text:style-name="T117">"</text:span><text:span text:style-name="Command"><text:span text:style-name="T201">yes</text:span></text:span><text:span text:style-name="T117">" </text:span><text:span text:style-name="T127">or</text:span><text:span text:style-name="T117"> "</text:span><text:span text:style-name="Command"><text:span text:style-name="T201">no</text:span></text:span><text:span text:style-name="T117">"</text:span><text:span text:style-name="T128">.</text:span></text:p>
        </text:list-item>
        <text:list-item>
          <text:p text:style-name="P182"><text:span text:style-name="Command"><text:span text:style-name="T201">COMMAND</text:span></text:span><text:span text:style-name="T117"><text:line-break/></text:span><text:span text:style-name="T118">This variable </text:span><text:bookmark text:name="result_box28"/><text:span text:style-name="T118">has meaning </text:span><text:span text:style-name="T119">only </text:span><text:span text:style-name="T118">if </text:span><text:span text:style-name="Command"><text:span text:style-name="T201">WORK_COMMAND</text:span></text:span><text:span text:style-name="Command"><text:span text:style-name="T81"> is set.</text:span></text:span><text:span text:style-name="Command"><text:span text:style-name="T93"> Specify command which executes for each protein. </text:span></text:span><text:span text:style-name="Command"><text:span text:style-name="T91">Parameter </text:span></text:span><text:span text:style-name="Command"><text:span text:style-name="T11">value</text:span></text:span><text:span text:style-name="Command"><text:span text:style-name="T91"> is</text:span></text:span><text:span text:style-name="Command"><text:span text:style-name="T92"> string with default value "</text:span></text:span><text:span text:style-name="Command"><text:span text:style-name="T93">-</text:span></text:span><text:span text:style-name="Command"><text:span text:style-name="T92">"</text:span></text:span><text:span text:style-name="Command"><text:span text:style-name="T93"> (when report error, because </text:span></text:span><text:span text:style-name="Command"><text:span text:style-name="T92">"</text:span></text:span><text:span text:style-name="Command"><text:span text:style-name="T93">-</text:span></text:span><text:span text:style-name="Command"><text:span text:style-name="T92">"</text:span></text:span><text:span text:style-name="Command"><text:span text:style-name="T93">is </text:span></text:span><text:bookmark text:name="result_box"/><text:span text:style-name="Command"><text:span text:style-name="T143">nonexistent command).</text:span></text:span></text:p>
        </text:list-item>
        <text:list-item>
          <text:p text:style-name="P183"><text:span text:style-name="Command"><text:span text:style-name="T201">WORK_HYDRO</text:span></text:span><text:span text:style-name="T70"><text:line-break/></text:span><text:span text:style-name="T126">Specify </text:span><text:span text:style-name="T117">generation </text:span><text:span text:style-name="T131">of </text:span><text:span text:style-name="T117">table</text:span><text:span text:style-name="T70"> </text:span><text:span text:style-name="Command"><text:span text:style-name="T201">hydro</text:span></text:span><text:span text:style-name="T70"> </text:span><text:span text:style-name="T118">for each AA in protein</text:span><text:span text:style-name="T70">.</text:span><text:span text:style-name="T126"> </text:span><text:span text:style-name="T91">Parameter </text:span><text:span text:style-name="T11">value</text:span><text:span text:style-name="T91"> is</text:span><text:span text:style-name="T92"> string with default value "</text:span><text:span text:style-name="Command"><text:span text:style-name="T201">no</text:span></text:span><text:span text:style-name="T92">". Possible values are </text:span><text:span text:style-name="T126">"</text:span><text:span text:style-name="Command"><text:span text:style-name="T201">yes</text:span></text:span><text:span text:style-name="T126">" </text:span><text:span text:style-name="T127">or</text:span><text:span text:style-name="T126"> "</text:span><text:span text:style-name="Command"><text:span text:style-name="T201">no</text:span></text:span><text:span text:style-name="T126">"</text:span><text:span text:style-name="T128">.</text:span></text:p>
        </text:list-item>
        <text:list-item>
          <text:p text:style-name="P184"><text:span text:style-name="Command"><text:span text:style-name="T201">WORK_ANCHOR</text:span></text:span><text:span text:style-name="T70"><text:line-break/></text:span><text:span text:style-name="T131">Specify</text:span><text:span text:style-name="T125"> </text:span><text:span text:style-name="T118">execution of </text:span><text:span text:style-name="T116">ANCHOR predi</text:span><text:span text:style-name="T118">c</text:span><text:span text:style-name="T116">tor.</text:span><text:span text:style-name="T131"> </text:span><text:span text:style-name="T91">Parameter </text:span><text:span text:style-name="T11">value</text:span><text:span text:style-name="T91"> is</text:span><text:span text:style-name="T92"> string with default value "</text:span><text:span text:style-name="Command"><text:span text:style-name="T201">no</text:span></text:span><text:span text:style-name="T92">". Possible values are </text:span><text:span text:style-name="T126">"</text:span><text:span text:style-name="Command"><text:span text:style-name="T201">yes</text:span></text:span><text:span text:style-name="T126">" </text:span><text:span text:style-name="T127">or</text:span><text:span text:style-name="T126"> "</text:span><text:span text:style-name="Command"><text:span text:style-name="T201">no</text:span></text:span><text:span text:style-name="T126">"</text:span><text:span text:style-name="T128">.</text:span></text:p>
        </text:list-item>
        <text:list-item>
          <text:p text:style-name="P110"><text:span text:style-name="Command"><text:span text:style-name="T201">WORK_DISEMBL</text:span></text:span><text:span text:style-name="T116"><text:line-break/></text:span><text:span text:style-name="T131">Specify </text:span><text:span text:style-name="T118">execution of </text:span><text:span text:style-name="T116">DisEMBL predi</text:span><text:span text:style-name="T118">c</text:span><text:span text:style-name="T116">tor.</text:span><text:span text:style-name="T131"> </text:span><text:span text:style-name="T91">Parameter </text:span><text:span text:style-name="T11">value</text:span><text:span text:style-name="T91"> is</text:span><text:span text:style-name="T92"> string with default value "</text:span><text:span text:style-name="Command"><text:span text:style-name="T201">no</text:span></text:span><text:span text:style-name="T92">". Possible values are </text:span><text:span text:style-name="T126">"</text:span><text:span text:style-name="Command"><text:span text:style-name="T201">yes</text:span></text:span><text:span text:style-name="T126">" </text:span><text:span text:style-name="T127">or</text:span><text:span text:style-name="T126"> "</text:span><text:span text:style-name="Command"><text:span text:style-name="T201">no</text:span></text:span><text:span text:style-name="T126">"</text:span><text:span text:style-name="T128">.</text:span></text:p>
        </text:list-item>
        <text:list-item>
          <text:p text:style-name="P110"><text:span text:style-name="Command"><text:span text:style-name="T201">WORK_DISOPRED</text:span></text:span><text:span text:style-name="T116"><text:line-break/></text:span><text:span text:style-name="T131">Specify</text:span><text:span text:style-name="T117"> </text:span><text:span text:style-name="T118">execution of </text:span><text:span text:style-name="T116">disopred predi</text:span><text:span text:style-name="T118">c</text:span><text:span text:style-name="T116">tor.</text:span><text:span text:style-name="T131"> </text:span><text:span text:style-name="T91">Parameter </text:span><text:span text:style-name="T11">value</text:span><text:span text:style-name="T91"> is</text:span><text:span text:style-name="T92"> string with default value "</text:span><text:span text:style-name="Command"><text:span text:style-name="T201">no</text:span></text:span><text:span text:style-name="T92">". Possible values are </text:span><text:span text:style-name="T126">"</text:span><text:span text:style-name="Command"><text:span text:style-name="T201">yes</text:span></text:span><text:span text:style-name="T126">" </text:span><text:span text:style-name="T127">or</text:span><text:span text:style-name="T126"> "</text:span><text:span text:style-name="Command"><text:span text:style-name="T201">no</text:span></text:span><text:span text:style-name="T126">"</text:span><text:span text:style-name="T128">.</text:span></text:p>
        </text:list-item>
      </text:list>
      <text:list xml:id="list20635395341369445" text:style-name="L15">
        <text:list-item>
          <text:p text:style-name="P111"><text:span text:style-name="Command"><text:span text:style-name="T201">WORK_ISUNSTRUCT</text:span></text:span><text:span text:style-name="T116"><text:line-break/></text:span><text:span text:style-name="T131">Specify</text:span><text:span text:style-name="T125"> </text:span><text:span text:style-name="T118">execution of </text:span><text:span text:style-name="T116">IsUnstruct predi</text:span><text:span text:style-name="T118">c</text:span><text:span text:style-name="T116">tor.</text:span><text:span text:style-name="T131"> </text:span><text:span text:style-name="T91">Parameter </text:span><text:span text:style-name="T11">value</text:span><text:span text:style-name="T91"> is</text:span><text:span text:style-name="T92"> string with default value "</text:span><text:span text:style-name="Command"><text:span text:style-name="T201">no</text:span></text:span><text:span text:style-name="T92">". Possible values are </text:span><text:span text:style-name="T126">"</text:span><text:span text:style-name="Command"><text:span text:style-name="T201">yes</text:span></text:span><text:span text:style-name="T126">" </text:span><text:span text:style-name="T127">or</text:span><text:span text:style-name="T126"> "</text:span><text:span text:style-name="Command"><text:span text:style-name="T201">no</text:span></text:span><text:span text:style-name="T126">"</text:span><text:span text:style-name="T128">.</text:span></text:p>
        </text:list-item>
      </text:list>
      <text:list xml:id="list2115852019103288988" text:style-name="L16">
        <text:list-item>
          <text:p text:style-name="P112"><text:span text:style-name="Command"><text:span text:style-name="T201">WORK_IUPRED_LONG</text:span></text:span><text:span text:style-name="Command"><text:span text:style-name="T233"> </text:span></text:span><text:span text:style-name="T116"><text:line-break/></text:span><text:span text:style-name="T131">Specify</text:span><text:span text:style-name="T117"> </text:span><text:span text:style-name="T118">execution of </text:span><text:span text:style-name="T116">iupred predi</text:span><text:span text:style-name="T118">c</text:span><text:span text:style-name="T116">tor</text:span><text:span text:style-name="T131">, long variant</text:span><text:span text:style-name="T116">.</text:span><text:span text:style-name="T131"> </text:span><text:span text:style-name="T91">Parameter </text:span><text:span text:style-name="T11">value</text:span><text:span text:style-name="T91"> is</text:span><text:span text:style-name="T92"> string with default value "</text:span><text:span text:style-name="Command"><text:span text:style-name="T201">no</text:span></text:span><text:span text:style-name="T92">". Possible values are </text:span><text:span text:style-name="T126">"</text:span><text:span text:style-name="Command"><text:span text:style-name="T201">yes</text:span></text:span><text:span text:style-name="T126">" </text:span><text:span text:style-name="T127">or</text:span><text:span text:style-name="T126"> "</text:span><text:span text:style-name="Command"><text:span text:style-name="T201">no</text:span></text:span><text:span text:style-name="T126">"</text:span><text:span text:style-name="T128">.</text:span></text:p>
        </text:list-item>
      </text:list>
      <text:list xml:id="list1440088379429366796" text:style-name="L17">
        <text:list-item>
          <text:p text:style-name="P113"><text:soft-page-break/><text:span text:style-name="Command"><text:span text:style-name="T201">WORK_IUPRED_SHORT</text:span></text:span><text:span text:style-name="T116"><text:line-break/></text:span><text:span text:style-name="T131">Specify</text:span><text:span text:style-name="T125"> </text:span><text:span text:style-name="T118">execution of </text:span><text:span text:style-name="T116">iupred predi</text:span><text:span text:style-name="T118">c</text:span><text:span text:style-name="T116">tor</text:span><text:span text:style-name="T131">, short variant. </text:span><text:span text:style-name="T91">Parameter </text:span><text:span text:style-name="T11">value</text:span><text:span text:style-name="T91"> is</text:span><text:span text:style-name="T92"> string with default value "</text:span><text:span text:style-name="Command"><text:span text:style-name="T201">no</text:span></text:span><text:span text:style-name="T92">". Possible values are </text:span><text:span text:style-name="T126">"</text:span><text:span text:style-name="Command"><text:span text:style-name="T201">yes</text:span></text:span><text:span text:style-name="T126">" </text:span><text:span text:style-name="T127">or</text:span><text:span text:style-name="T126"> "</text:span><text:span text:style-name="Command"><text:span text:style-name="T201">no</text:span></text:span><text:span text:style-name="T126">"</text:span><text:span text:style-name="T128">.</text:span></text:p>
        </text:list-item>
      </text:list>
      <text:list xml:id="list2370847453547609953" text:style-name="L18">
        <text:list-item>
          <text:p text:style-name="P114"><text:span text:style-name="Command"><text:span text:style-name="T201">WORK_OND</text:span></text:span><text:span text:style-name="T116"><text:line-break/></text:span><text:span text:style-name="T131">Specify</text:span><text:span text:style-name="T125"> </text:span><text:span text:style-name="T118">execution of </text:span><text:span text:style-name="T116">OnD predi</text:span><text:span text:style-name="T118">c</text:span><text:span text:style-name="T116">tor.</text:span><text:span text:style-name="T131"> </text:span><text:span text:style-name="T91">Parameter </text:span><text:span text:style-name="T11">value</text:span><text:span text:style-name="T91"> is</text:span><text:span text:style-name="T92"> string with default value "</text:span><text:span text:style-name="Command"><text:span text:style-name="T201">no</text:span></text:span><text:span text:style-name="T92">". Possible values are </text:span><text:span text:style-name="T126">"</text:span><text:span text:style-name="Command"><text:span text:style-name="T201">yes</text:span></text:span><text:span text:style-name="T126">" </text:span><text:span text:style-name="T127">or</text:span><text:span text:style-name="T126"> "</text:span><text:span text:style-name="Command"><text:span text:style-name="T201">no</text:span></text:span><text:span text:style-name="T126">"</text:span><text:span text:style-name="T128">.</text:span></text:p>
        </text:list-item>
      </text:list>
      <text:list xml:id="list188964647237364969" text:style-name="L19">
        <text:list-item>
          <text:p text:style-name="P115"><text:span text:style-name="Command"><text:span text:style-name="T201">WORK_PREDISORDER</text:span></text:span><text:span text:style-name="T120"><text:line-break/></text:span><text:span text:style-name="T131">Specify</text:span><text:span text:style-name="T117"> </text:span><text:span text:style-name="T118">execution of </text:span><text:span text:style-name="T116">predisorder predi</text:span><text:span text:style-name="T121">c</text:span><text:span text:style-name="T116">tor.</text:span><text:span text:style-name="T131"> </text:span><text:span text:style-name="T91">Parameter </text:span><text:span text:style-name="T11">value</text:span><text:span text:style-name="T91"> is</text:span><text:span text:style-name="T92"> string with default value "</text:span><text:span text:style-name="Command"><text:span text:style-name="T201">no</text:span></text:span><text:span text:style-name="T92">". Possible values are </text:span><text:span text:style-name="T126">"</text:span><text:span text:style-name="Command"><text:span text:style-name="T201">yes</text:span></text:span><text:span text:style-name="T126">" </text:span><text:span text:style-name="T127">or</text:span><text:span text:style-name="T126"> "</text:span><text:span text:style-name="Command"><text:span text:style-name="T201">no</text:span></text:span><text:span text:style-name="T126">"</text:span><text:span text:style-name="T128">.</text:span></text:p>
        </text:list-item>
      </text:list>
      <text:list xml:id="list8494728049440816652" text:style-name="L20">
        <text:list-item>
          <text:p text:style-name="P116"><text:span text:style-name="Command"><text:span text:style-name="T201">WORK_RONN</text:span></text:span><text:span text:style-name="T120"><text:line-break/></text:span><text:span text:style-name="T131">Specify</text:span><text:span text:style-name="T117"> </text:span><text:span text:style-name="T118">execution of </text:span><text:span text:style-name="T116">RONN predi</text:span><text:span text:style-name="T118">c</text:span><text:span text:style-name="T116">tor.</text:span><text:span text:style-name="T131"> </text:span><text:span text:style-name="T91">Parameter </text:span><text:span text:style-name="T11">value</text:span><text:span text:style-name="T91"> is</text:span><text:span text:style-name="T92"> string with default value "</text:span><text:span text:style-name="Command"><text:span text:style-name="T201">no</text:span></text:span><text:span text:style-name="T92">". Possible values are </text:span><text:span text:style-name="T126">"</text:span><text:span text:style-name="Command"><text:span text:style-name="T201">yes</text:span></text:span><text:span text:style-name="T126">" </text:span><text:span text:style-name="T127">or</text:span><text:span text:style-name="T126"> "</text:span><text:span text:style-name="Command"><text:span text:style-name="T201">no</text:span></text:span><text:span text:style-name="T126">"</text:span><text:span text:style-name="T128">.</text:span></text:p>
        </text:list-item>
      </text:list>
      <text:list xml:id="list3741127065109870208" text:style-name="L21">
        <text:list-item>
          <text:p text:style-name="P117"><text:span text:style-name="Command"><text:span text:style-name="T201">WORK_VSL2</text:span></text:span><text:span text:style-name="T116"><text:line-break/></text:span><text:span text:style-name="T131">Specify</text:span><text:span text:style-name="T117"> </text:span><text:span text:style-name="T118">execution of </text:span><text:span text:style-name="T116">VSL2 predi</text:span><text:span text:style-name="T121">c</text:span><text:span text:style-name="T116">tor.</text:span><text:span text:style-name="T131"> </text:span><text:span text:style-name="T91">Parameter </text:span><text:span text:style-name="T11">value</text:span><text:span text:style-name="T91"> is</text:span><text:span text:style-name="T92"> string with default value "</text:span><text:span text:style-name="Command"><text:span text:style-name="T201">no</text:span></text:span><text:span text:style-name="T92">". Possible values are </text:span><text:span text:style-name="T126">"</text:span><text:span text:style-name="Command"><text:span text:style-name="T201">yes</text:span></text:span><text:span text:style-name="T126">" </text:span><text:span text:style-name="T127">or</text:span><text:span text:style-name="T126"> "</text:span><text:span text:style-name="Command"><text:span text:style-name="T201">no</text:span></text:span><text:span text:style-name="T126">"</text:span><text:span text:style-name="T128">.</text:span></text:p>
        </text:list-item>
      </text:list>
      <text:list xml:id="list6808575852902591444" text:style-name="L22">
        <text:list-item>
          <text:p text:style-name="P118"><text:span text:style-name="Command"><text:span text:style-name="T201">WORK_NETMHC_1_30C</text:span></text:span><text:span text:style-name="T116"><text:line-break/></text:span><text:span text:style-name="T131">Specify</text:span><text:span text:style-name="T117"> </text:span><text:span text:style-name="T118">execution of </text:span><text:span text:style-name="T116">netMHC</text:span><text:span text:style-name="T131"> </text:span><text:span text:style-name="T116">predi</text:span><text:span text:style-name="T118">c</text:span><text:span text:style-name="T116">tor</text:span><text:span text:style-name="T131">, version 3.0c</text:span><text:span text:style-name="T116">.</text:span><text:span text:style-name="T131"> </text:span><text:span text:style-name="T91">Parameter </text:span><text:span text:style-name="T11">value</text:span><text:span text:style-name="T91"> is</text:span><text:span text:style-name="T92"> string with default value "</text:span><text:span text:style-name="Command"><text:span text:style-name="T201">no</text:span></text:span><text:span text:style-name="T92">". Possible values are </text:span><text:span text:style-name="T126">"</text:span><text:span text:style-name="Command"><text:span text:style-name="T201">yes</text:span></text:span><text:span text:style-name="T126">" </text:span><text:span text:style-name="T127">or</text:span><text:span text:style-name="T126"> "</text:span><text:span text:style-name="Command"><text:span text:style-name="T201">no</text:span></text:span><text:span text:style-name="T126">"</text:span><text:span text:style-name="T128">.</text:span></text:p>
        </text:list-item>
      </text:list>
      <text:list xml:id="list303835886513048640" text:style-name="L23">
        <text:list-item>
          <text:p text:style-name="P165"><text:span text:style-name="Command"><text:span text:style-name="T234">NETMHC_1_30C_ALLELE_FILE</text:span></text:span><text:span text:style-name="T133"><text:line-break/></text:span><text:span text:style-name="T134">This variable </text:span><text:bookmark text:name="result_box281"/><text:span text:style-name="T134">has meaning </text:span><text:span text:style-name="T135">only </text:span><text:span text:style-name="T134">if </text:span><text:span text:style-name="Command"><text:span text:style-name="T234">WORK_NETMHC_1_30C</text:span></text:span><text:span text:style-name="Command"><text:span text:style-name="T100"> is set.</text:span></text:span><text:span text:style-name="Command"><text:span text:style-name="T101"> </text:span></text:span><text:span text:style-name="T136">Specify</text:span><text:span text:style-name="T137"> </text:span><text:span text:style-name="T138">file with allele. Path is specified absolute or relative </text:span><text:bookmark text:name="result_box33"/><text:span text:style-name="T138">with regard to configuration file</text:span><text:span text:style-name="T133">.</text:span><text:span text:style-name="T136"> </text:span><text:span text:style-name="Command"><text:span text:style-name="T102">Parameter </text:span></text:span><text:span text:style-name="Command"><text:span text:style-name="T12">value</text:span></text:span><text:span text:style-name="Command"><text:span text:style-name="T102"> is</text:span></text:span><text:span text:style-name="Command"><text:span text:style-name="T103"> string with default value</text:span></text:span><text:span text:style-name="T139"> </text:span><text:span text:style-name="T133">"</text:span><text:span text:style-name="Command"><text:span text:style-name="T234">NetMhc.3.0c.pseudo</text:span></text:span><text:span text:style-name="T133">".</text:span></text:p>
        </text:list-item>
      </text:list>
      <text:list xml:id="list6791201863505247716" text:style-name="L24">
        <text:list-item>
          <text:p text:style-name="P166"><text:span text:style-name="Command"><text:span text:style-name="T234">NETMHC_1_30C_LENGTH_FROM</text:span></text:span><text:span text:style-name="Courier"><text:span text:style-name="T132"><text:line-break/></text:span></text:span><text:span text:style-name="T100">This variable </text:span><text:bookmark text:name="result_box2811"/><text:span text:style-name="T100">has meaning </text:span><text:span text:style-name="T104">only </text:span><text:span text:style-name="T100">if </text:span><text:span text:style-name="Command"><text:span text:style-name="T234">WORK_NETMHC_1_30C</text:span></text:span><text:span text:style-name="Command"><text:span text:style-name="T100"> is set.</text:span></text:span><text:span text:style-name="Command"><text:span text:style-name="T101"> </text:span></text:span><text:span text:style-name="T101">Specify </text:span><text:span text:style-name="T138">from which length of peptide predictor work</text:span><text:span text:style-name="T140">s</text:span><text:span text:style-name="T133">.</text:span><text:span text:style-name="T136"> </text:span><text:span text:style-name="Courier"><text:span text:style-name="T102">Parameter </text:span></text:span><text:span text:style-name="Courier"><text:span text:style-name="T12">value</text:span></text:span><text:span text:style-name="Courier"><text:span text:style-name="T102"> is</text:span></text:span><text:span text:style-name="Courier"><text:span text:style-name="T110"> number</text:span></text:span><text:span text:style-name="Courier"><text:span text:style-name="T105">, </text:span></text:span><text:span text:style-name="Courier"><text:span text:style-name="T102">with </text:span></text:span><text:span text:style-name="Courier"><text:span text:style-name="T110">default</text:span></text:span><text:span text:style-name="Courier"><text:span text:style-name="T108"> </text:span></text:span><text:span text:style-name="Command"><text:span text:style-name="T234">8</text:span></text:span><text:span text:style-name="T107">.</text:span></text:p>
        </text:list-item>
      </text:list>
      <text:list xml:id="list8293716356357986958" text:style-name="L25">
        <text:list-item>
          <text:p text:style-name="P119"><text:span text:style-name="Command"><text:span text:style-name="T234">NETMHC_1_30C_LENGTH_TO</text:span></text:span><text:span text:style-name="Courier"><text:span text:style-name="T132"><text:line-break/></text:span></text:span><text:span text:style-name="T100">This variable </text:span><text:bookmark text:name="result_box2812"/><text:span text:style-name="T100">has meaning </text:span><text:span text:style-name="T104">only </text:span><text:span text:style-name="T100">if </text:span><text:span text:style-name="Command"><text:span text:style-name="T234">WORK_NETMHC_1_30C</text:span></text:span><text:span text:style-name="Command"><text:span text:style-name="T100"> is set.</text:span></text:span><text:span text:style-name="Command"><text:span text:style-name="T101"> </text:span></text:span><text:span text:style-name="T101">Specify</text:span><text:span text:style-name="T105"> </text:span><text:span text:style-name="T106">to which length of peptide predictor work</text:span><text:span text:style-name="T112">s</text:span><text:span text:style-name="T107">.</text:span><text:span text:style-name="T101"> </text:span><text:span text:style-name="Courier"><text:span text:style-name="T102">Parameter </text:span></text:span><text:span text:style-name="Courier"><text:span text:style-name="T12">value</text:span></text:span><text:span text:style-name="Courier"><text:span text:style-name="T102"> is</text:span></text:span><text:span text:style-name="Courier"><text:span text:style-name="T110"> number</text:span></text:span><text:span text:style-name="Courier"><text:span text:style-name="T105">, </text:span></text:span><text:span text:style-name="Courier"><text:span text:style-name="T102">with </text:span></text:span><text:span text:style-name="Courier"><text:span text:style-name="T110">default</text:span></text:span><text:span text:style-name="Courier"><text:span text:style-name="T108"> </text:span></text:span><text:span text:style-name="Command"><text:span text:style-name="T234">11</text:span></text:span><text:span text:style-name="T107">.</text:span></text:p>
        </text:list-item>
      </text:list>
      <text:list xml:id="list14537300454689" text:continue-list="list6808575852902591444" text:style-name="L22">
        <text:list-item>
          <text:p text:style-name="P118"><text:span text:style-name="Command"><text:span text:style-name="T201">WORK_NETMHC_1_34A</text:span></text:span><text:span text:style-name="T116"><text:line-break/></text:span><text:span text:style-name="T131">Specify </text:span><text:span text:style-name="T118">execution of </text:span><text:span text:style-name="T116">netMHC </text:span><text:span text:style-name="T131">predictor, </text:span><text:span text:style-name="T116">ver</text:span><text:span text:style-name="T122">sion</text:span><text:span text:style-name="T116"> 3.4a.</text:span><text:span text:style-name="T131"> </text:span><text:span text:style-name="T91">Parameter </text:span><text:span text:style-name="T11">value</text:span><text:span text:style-name="T91"> is</text:span><text:span text:style-name="T92"> string with default value "</text:span><text:span text:style-name="Command"><text:span text:style-name="T201">no</text:span></text:span><text:span text:style-name="T92">". Possible values are </text:span><text:span text:style-name="T126">"</text:span><text:span text:style-name="Command"><text:span text:style-name="T201">yes</text:span></text:span><text:span text:style-name="T126">" </text:span><text:span text:style-name="T127">or</text:span><text:span text:style-name="T126"> "</text:span><text:span text:style-name="Command"><text:span text:style-name="T201">no</text:span></text:span><text:span text:style-name="T126">"</text:span><text:span text:style-name="T128">.</text:span></text:p>
        </text:list-item>
      </text:list>
      <text:list xml:id="list14535863697493" text:continue-list="list303835886513048640" text:style-name="L23">
        <text:list-item>
          <text:p text:style-name="P120"><text:span text:style-name="Command"><text:span text:style-name="T234">NETMHC_1_34A_ALLELE_FILE</text:span></text:span><text:span text:style-name="T133"><text:line-break/></text:span><text:span text:style-name="Courier"><text:span text:style-name="T100">This variable </text:span></text:span><text:bookmark text:name="result_box28126"/><text:span text:style-name="Courier"><text:span text:style-name="T100">has meaning </text:span></text:span><text:span text:style-name="Courier"><text:span text:style-name="T104">only </text:span></text:span><text:span text:style-name="Courier"><text:span text:style-name="T100">if </text:span></text:span><text:span text:style-name="Command"><text:span text:style-name="T234">WORK_NETMHC_1_34A</text:span></text:span><text:span text:style-name="Command"><text:span text:style-name="T100"> is set.</text:span></text:span><text:span text:style-name="Command"><text:span text:style-name="T101"> </text:span></text:span><text:span text:style-name="Courier"><text:span text:style-name="T101">Specify</text:span></text:span><text:span text:style-name="Courier"><text:span text:style-name="T105"> </text:span></text:span><text:span text:style-name="Courier"><text:span text:style-name="T106">file with allele. Path is specified absolute or relative </text:span></text:span><text:bookmark text:name="result_box332"/><text:span text:style-name="Courier"><text:span text:style-name="T106">with regard to configuration file</text:span></text:span><text:span text:style-name="Courier"><text:span text:style-name="T107">.</text:span></text:span><text:span text:style-name="Courier"><text:span text:style-name="T101"> </text:span></text:span><text:span text:style-name="Command"><text:span text:style-name="T102">Parameter </text:span></text:span><text:span text:style-name="Command"><text:span text:style-name="T12">value</text:span></text:span><text:span text:style-name="Command"><text:span text:style-name="T102"> is</text:span></text:span><text:span text:style-name="Command"><text:span text:style-name="T103"> string with default value</text:span></text:span><text:span text:style-name="Command"><text:span text:style-name="T101"> </text:span></text:span><text:span text:style-name="T133">"</text:span><text:span text:style-name="Command"><text:span text:style-name="T234">NetMhc.3.4a.pseudo</text:span></text:span><text:span text:style-name="T133">".</text:span></text:p>
        </text:list-item>
      </text:list>
      <text:list xml:id="list5345259106494974670" text:style-name="L26">
        <text:list-item>
          <text:p text:style-name="P121"><text:span text:style-name="Command"><text:span text:style-name="T234">NETMHC_1_34A_LENGTH_FROM</text:span></text:span><text:span text:style-name="Courier"><text:span text:style-name="T132"><text:line-break/></text:span></text:span><text:span text:style-name="T100">This variable </text:span><text:bookmark text:name="result_box2814"/><text:span text:style-name="T100">has meaning </text:span><text:span text:style-name="T104">only </text:span><text:span text:style-name="T100">if </text:span><text:span text:style-name="Command"><text:span text:style-name="T234">WORK_NETMHC_1_34A</text:span></text:span><text:span text:style-name="Command"><text:span text:style-name="T100"> is set.</text:span></text:span><text:span text:style-name="Command"><text:span text:style-name="T113"> </text:span></text:span><text:span text:style-name="T113">Specify</text:span><text:span text:style-name="T137"> </text:span><text:span text:style-name="T138">from which length of peptide predictor work</text:span><text:span text:style-name="T141">s</text:span><text:span text:style-name="T133">.</text:span><text:span text:style-name="T142"> </text:span><text:span text:style-name="Courier"><text:span text:style-name="T102">Parameter </text:span></text:span><text:span text:style-name="Courier"><text:span text:style-name="T12">value</text:span></text:span><text:span text:style-name="Courier"><text:span text:style-name="T102"> is</text:span></text:span><text:span text:style-name="Courier"><text:span text:style-name="T110"> number</text:span></text:span><text:span text:style-name="Courier"><text:span text:style-name="T105">, </text:span></text:span><text:span text:style-name="Courier"><text:span text:style-name="T102">with </text:span></text:span><text:span text:style-name="Courier"><text:span text:style-name="T110">default</text:span></text:span><text:span text:style-name="Courier"><text:span text:style-name="T113"> </text:span></text:span><text:span text:style-name="Command"><text:span text:style-name="T234">8</text:span></text:span><text:span text:style-name="T107">.</text:span></text:p>
        </text:list-item>
      </text:list>
      <text:list xml:id="list56698761474434341" text:style-name="L27">
        <text:list-item>
          <text:p text:style-name="P122"><text:span text:style-name="Command"><text:span text:style-name="T234">NETMHC_1_34A_LENGTH_TO</text:span></text:span><text:span text:style-name="Courier"><text:span text:style-name="T99"><text:line-break/></text:span></text:span><text:span text:style-name="T100">This variable </text:span><text:bookmark text:name="result_box2815"/><text:span text:style-name="T100">has meaning </text:span><text:span text:style-name="T104">only </text:span><text:span text:style-name="T100">if </text:span><text:span text:style-name="Command"><text:span text:style-name="T234">WORK_NETMHC_1_34A</text:span></text:span><text:span text:style-name="Command"><text:span text:style-name="T100"> is set.</text:span></text:span><text:span text:style-name="Command"><text:span text:style-name="T113"> </text:span></text:span><text:span text:style-name="T113">Specify </text:span><text:span text:style-name="T106">to which length of peptide predictor work</text:span><text:span text:style-name="T114">s</text:span><text:span text:style-name="T107">.</text:span><text:span text:style-name="T113"> </text:span><text:span text:style-name="Courier"><text:span text:style-name="T102">Parameter </text:span></text:span><text:span text:style-name="Courier"><text:span text:style-name="T12">value</text:span></text:span><text:span text:style-name="Courier"><text:span text:style-name="T102"> is</text:span></text:span><text:span text:style-name="Courier"><text:span text:style-name="T110"> number</text:span></text:span><text:span text:style-name="Courier"><text:span text:style-name="T105">, </text:span></text:span><text:span text:style-name="Courier"><text:span text:style-name="T102">with </text:span></text:span><text:span text:style-name="Courier"><text:span text:style-name="T110">default</text:span></text:span><text:span text:style-name="Courier"><text:span text:style-name="T108"> </text:span></text:span><text:span text:style-name="Command"><text:span text:style-name="T234">11</text:span></text:span><text:span text:style-name="T107">.</text:span></text:p>
        </text:list-item>
      </text:list>
      <text:list xml:id="list5241753473198395060" text:style-name="L28">
        <text:list-item>
          <text:p text:style-name="P123"><text:span text:style-name="Command"><text:span text:style-name="T201">WORK_NETMHC_2_22</text:span></text:span><text:span text:style-name="Courier"><text:span text:style-name="T71"><text:line-break/></text:span></text:span><text:span text:style-name="T97">Specify</text:span><text:span text:style-name="T79"> </text:span><text:span text:style-name="T81">execution of </text:span><text:span text:style-name="T82">netMHCII </text:span><text:span text:style-name="T97">predictor, </text:span><text:span text:style-name="T82">ver</text:span><text:span text:style-name="T83">sion</text:span><text:span text:style-name="T82"> 2.2.</text:span><text:span text:style-name="T97"> </text:span><text:span text:style-name="T91">Parameter </text:span><text:span text:style-name="T11">value</text:span><text:span text:style-name="T91"> is</text:span><text:span text:style-name="T92"> string with default value "</text:span><text:span text:style-name="Command"><text:span text:style-name="T201">no</text:span></text:span><text:span text:style-name="T92">". Possible values are </text:span><text:span text:style-name="T93">"</text:span><text:span text:style-name="Command"><text:span text:style-name="T201">yes</text:span></text:span><text:span text:style-name="T93">" </text:span><text:span text:style-name="T80">or</text:span><text:span text:style-name="T93"> "</text:span><text:span text:style-name="Command"><text:span text:style-name="T201">no</text:span></text:span><text:span text:style-name="T93">"</text:span><text:span text:style-name="T92">.</text:span></text:p>
        </text:list-item>
      </text:list>
      <text:list xml:id="list6242276411697543644" text:style-name="L29">
        <text:list-item>
          <text:p text:style-name="P124"><text:soft-page-break/><text:span text:style-name="Command"><text:span text:style-name="T234">NETMHC_2_22_ALLELE_FILE</text:span></text:span><text:span text:style-name="Courier"><text:span text:style-name="T99"><text:line-break/></text:span></text:span><text:span text:style-name="Courier"><text:span text:style-name="T100">This variable </text:span></text:span><text:bookmark text:name="result_box281261"/><text:span text:style-name="Courier"><text:span text:style-name="T100">has meaning </text:span></text:span><text:span text:style-name="Courier"><text:span text:style-name="T104">only </text:span></text:span><text:span text:style-name="Courier"><text:span text:style-name="T100">if </text:span></text:span><text:span text:style-name="Command"><text:span text:style-name="T234">WORK_NETMHC_2_22</text:span></text:span><text:span text:style-name="Command"><text:span text:style-name="T100"> is set.</text:span></text:span><text:span text:style-name="Command"><text:span text:style-name="T101"> </text:span></text:span><text:span text:style-name="Courier"><text:span text:style-name="T101">Specify</text:span></text:span><text:span text:style-name="Courier"><text:span text:style-name="T105"> </text:span></text:span><text:span text:style-name="Courier"><text:span text:style-name="T106">file with allele. Path is specified absolute or relative </text:span></text:span><text:bookmark text:name="result_box3321"/><text:span text:style-name="Courier"><text:span text:style-name="T106">with regard to configuration file</text:span></text:span><text:span text:style-name="Courier"><text:span text:style-name="T107">.</text:span></text:span><text:span text:style-name="Courier"><text:span text:style-name="T101"> </text:span></text:span><text:span text:style-name="Command"><text:span text:style-name="T102">Parameter </text:span></text:span><text:span text:style-name="Command"><text:span text:style-name="T12">value</text:span></text:span><text:span text:style-name="Command"><text:span text:style-name="T102"> is</text:span></text:span><text:span text:style-name="Command"><text:span text:style-name="T103"> string with default value</text:span></text:span><text:span text:style-name="Command"><text:span text:style-name="T101"> </text:span></text:span><text:span text:style-name="T107">"</text:span><text:span text:style-name="Command"><text:span text:style-name="T234">NetMhcII.2.2.pseudo</text:span></text:span><text:span text:style-name="T107">".</text:span></text:p>
        </text:list-item>
      </text:list>
      <text:list xml:id="list954381115630362718" text:style-name="L30">
        <text:list-item>
          <text:p text:style-name="P125"><text:span text:style-name="Command"><text:span text:style-name="T234">NETMHC_2_22_LENGTH_FROM</text:span></text:span><text:span text:style-name="Courier"><text:span text:style-name="T99"><text:line-break/></text:span></text:span><text:span text:style-name="T100">This variable </text:span><text:bookmark text:name="result_box2817"/><text:span text:style-name="T100">has meaning </text:span><text:span text:style-name="T104">only </text:span><text:span text:style-name="T100">if </text:span><text:span text:style-name="Command"><text:span text:style-name="T234">WORK_NETMHC_2_22</text:span></text:span><text:span text:style-name="Command"><text:span text:style-name="T100"> is set.</text:span></text:span><text:span text:style-name="Command"><text:span text:style-name="T113"> </text:span></text:span><text:span text:style-name="T113">Specify </text:span><text:span text:style-name="T106">from which length of peptide predictor work</text:span><text:span text:style-name="T114">s</text:span><text:span text:style-name="T107">.</text:span><text:span text:style-name="T113"> </text:span><text:span text:style-name="Courier"><text:span text:style-name="T102">Parameter </text:span></text:span><text:span text:style-name="Courier"><text:span text:style-name="T12">value</text:span></text:span><text:span text:style-name="Courier"><text:span text:style-name="T102"> is</text:span></text:span><text:span text:style-name="Courier"><text:span text:style-name="T110"> number</text:span></text:span><text:span text:style-name="Courier"><text:span text:style-name="T105">, </text:span></text:span><text:span text:style-name="Courier"><text:span text:style-name="T102">with </text:span></text:span><text:span text:style-name="Courier"><text:span text:style-name="T110">default</text:span></text:span><text:span text:style-name="Courier"><text:span text:style-name="T108"> </text:span></text:span><text:span text:style-name="Command"><text:span text:style-name="T234">9</text:span></text:span><text:span text:style-name="T107">.</text:span></text:p>
        </text:list-item>
      </text:list>
      <text:list xml:id="list5734785638088353297" text:style-name="L31">
        <text:list-item>
          <text:p text:style-name="P126"><text:span text:style-name="Command"><text:span text:style-name="T234">NETMHC_2_22_LENGTH_TO</text:span></text:span><text:span text:style-name="Courier"><text:span text:style-name="T99"><text:line-break/></text:span></text:span><text:span text:style-name="T100">This variable </text:span><text:bookmark text:name="result_box2818"/><text:span text:style-name="T100">has meaning </text:span><text:span text:style-name="T104">only </text:span><text:span text:style-name="T100">if </text:span><text:span text:style-name="Command"><text:span text:style-name="T234">WORK_NETMHC_2_22</text:span></text:span><text:span text:style-name="Command"><text:span text:style-name="T100"> is set.</text:span></text:span><text:span text:style-name="Command"><text:span text:style-name="T113"> </text:span></text:span><text:span text:style-name="T113">Specify </text:span><text:span text:style-name="T106">to which length of peptide predictor work</text:span><text:span text:style-name="T114">s</text:span><text:span text:style-name="T107">.</text:span><text:span text:style-name="T113"> </text:span><text:span text:style-name="Courier"><text:span text:style-name="T108"><text:s/></text:span></text:span><text:span text:style-name="Courier"><text:span text:style-name="T102">Parameter </text:span></text:span><text:span text:style-name="Courier"><text:span text:style-name="T12">value</text:span></text:span><text:span text:style-name="Courier"><text:span text:style-name="T102"> is</text:span></text:span><text:span text:style-name="Courier"><text:span text:style-name="T110"> number</text:span></text:span><text:span text:style-name="Courier"><text:span text:style-name="T105">, </text:span></text:span><text:span text:style-name="Courier"><text:span text:style-name="T102">with </text:span></text:span><text:span text:style-name="Courier"><text:span text:style-name="T110">default</text:span></text:span><text:span text:style-name="Courier"><text:span text:style-name="T108"> </text:span></text:span><text:span text:style-name="Command"><text:span text:style-name="T234">15</text:span></text:span><text:span text:style-name="T107">.</text:span></text:p>
        </text:list-item>
      </text:list>
      <text:list xml:id="list4184784476358323676" text:style-name="L32">
        <text:list-item>
          <text:p text:style-name="P127"><text:span text:style-name="Command"><text:span text:style-name="T201">WORK_NETMHC_PAN_1_20C</text:span></text:span><text:span text:style-name="Courier"><text:span text:style-name="T71"><text:line-break/></text:span></text:span><text:span text:style-name="T97">Specify</text:span><text:span text:style-name="T79"> </text:span><text:span text:style-name="T81">execution of </text:span><text:span text:style-name="T82">netMHCpan </text:span><text:span text:style-name="T97">predictor, </text:span><text:span text:style-name="T82">ver</text:span><text:span text:style-name="T83">sion</text:span><text:span text:style-name="T82"> 2.0c.</text:span><text:span text:style-name="T97"> </text:span><text:span text:style-name="T91">Parameter </text:span><text:span text:style-name="T11">value</text:span><text:span text:style-name="T91"> is</text:span><text:span text:style-name="T92"> string with default value "</text:span><text:span text:style-name="Command"><text:span text:style-name="T201">no</text:span></text:span><text:span text:style-name="T92">". Possible values are </text:span><text:span text:style-name="T93">"</text:span><text:span text:style-name="Command"><text:span text:style-name="T234">yes</text:span></text:span><text:span text:style-name="T109">" </text:span><text:span text:style-name="T110">or</text:span><text:span text:style-name="T109"> "</text:span><text:span text:style-name="Command"><text:span text:style-name="T234">no</text:span></text:span><text:span text:style-name="T109">"</text:span><text:span text:style-name="T103">.</text:span></text:p>
        </text:list-item>
      </text:list>
      <text:list xml:id="list1199703517303421248" text:style-name="L33">
        <text:list-item>
          <text:p text:style-name="P128"><text:span text:style-name="Command"><text:span text:style-name="T234">NETMHCPAN_1_20C_ALLELE_FILE</text:span></text:span><text:span text:style-name="Courier"><text:span text:style-name="T99"><text:line-break/></text:span></text:span><text:span text:style-name="Courier"><text:span text:style-name="T100">This variable </text:span></text:span><text:bookmark text:name="result_box2812611"/><text:span text:style-name="Courier"><text:span text:style-name="T100">has meaning </text:span></text:span><text:span text:style-name="Courier"><text:span text:style-name="T104">only </text:span></text:span><text:span text:style-name="Courier"><text:span text:style-name="T100">if </text:span></text:span><text:span text:style-name="Command"><text:span text:style-name="T234">WORK_NETMHC_PAN_1_20C</text:span></text:span><text:span text:style-name="Command"><text:span text:style-name="T100"> is set.</text:span></text:span><text:span text:style-name="Command"><text:span text:style-name="T101"> </text:span></text:span><text:span text:style-name="Courier"><text:span text:style-name="T101">Specify</text:span></text:span><text:span text:style-name="Courier"><text:span text:style-name="T105"> </text:span></text:span><text:span text:style-name="Courier"><text:span text:style-name="T106">file with allele. Path is specified absolute or relative </text:span></text:span><text:bookmark text:name="result_box33211"/><text:span text:style-name="Courier"><text:span text:style-name="T106">with regard to configuration file</text:span></text:span><text:span text:style-name="Courier"><text:span text:style-name="T107">.</text:span></text:span><text:span text:style-name="Courier"><text:span text:style-name="T101"> </text:span></text:span><text:span text:style-name="Command"><text:span text:style-name="T102">Parameter </text:span></text:span><text:span text:style-name="Command"><text:span text:style-name="T12">value</text:span></text:span><text:span text:style-name="Command"><text:span text:style-name="T102"> is</text:span></text:span><text:span text:style-name="Command"><text:span text:style-name="T103"> string with default value</text:span></text:span><text:span text:style-name="Courier"><text:span text:style-name="T108"> </text:span></text:span><text:span text:style-name="T107">"</text:span><text:span text:style-name="Command"><text:span text:style-name="T234">NetMhcPan.2.0c.pseudo</text:span></text:span><text:span text:style-name="T107">".</text:span></text:p>
        </text:list-item>
      </text:list>
      <text:list xml:id="list7480230596226684628" text:style-name="L34">
        <text:list-item>
          <text:p text:style-name="P129"><text:span text:style-name="Command"><text:span text:style-name="T234">NETMHCPAN_1_20C_LENGTH_FROM</text:span></text:span><text:span text:style-name="Courier"><text:span text:style-name="T99"><text:line-break/></text:span></text:span><text:span text:style-name="T100">This variable </text:span><text:bookmark text:name="result_box281101"/><text:span text:style-name="T100">has meaning </text:span><text:span text:style-name="T104">only </text:span><text:span text:style-name="T100">if </text:span><text:span text:style-name="Command"><text:span text:style-name="T234">WORK_NETMHC_PAN_1_20C</text:span></text:span><text:span text:style-name="Command"><text:span text:style-name="T100"> is set.</text:span></text:span><text:span text:style-name="Command"><text:span text:style-name="T113"> </text:span></text:span><text:span text:style-name="T113">Specify </text:span><text:span text:style-name="T106">from which length of peptide predictor work</text:span><text:span text:style-name="T114">s</text:span><text:span text:style-name="T106">.</text:span><text:span text:style-name="T113"> </text:span><text:span text:style-name="Courier"><text:span text:style-name="T102">Parameter </text:span></text:span><text:span text:style-name="Courier"><text:span text:style-name="T12">value</text:span></text:span><text:span text:style-name="Courier"><text:span text:style-name="T102"> is</text:span></text:span><text:span text:style-name="Courier"><text:span text:style-name="T110"> number</text:span></text:span><text:span text:style-name="Courier"><text:span text:style-name="T105">, </text:span></text:span><text:span text:style-name="Courier"><text:span text:style-name="T102">with </text:span></text:span><text:span text:style-name="Courier"><text:span text:style-name="T110">default</text:span></text:span><text:span text:style-name="Courier"><text:span text:style-name="T108"> </text:span></text:span><text:span text:style-name="Command"><text:span text:style-name="T234">8</text:span></text:span><text:span text:style-name="T107">.</text:span></text:p>
        </text:list-item>
      </text:list>
      <text:list xml:id="list54775476236749647" text:style-name="L35">
        <text:list-item>
          <text:p text:style-name="P130"><text:span text:style-name="Command"><text:span text:style-name="T234">NETMHCPAN_1_20C_LENGTH_TO</text:span></text:span><text:span text:style-name="Courier"><text:span text:style-name="T99"><text:line-break/></text:span></text:span><text:span text:style-name="T100">This variable </text:span><text:bookmark text:name="result_box28110"/><text:span text:style-name="T100">has meaning </text:span><text:span text:style-name="T104">only </text:span><text:span text:style-name="T100">if </text:span><text:span text:style-name="Command"><text:span text:style-name="T234">WORK_NETMHC_PAN_1_20C</text:span></text:span><text:span text:style-name="Command"><text:span text:style-name="T100"> is set.</text:span></text:span><text:span text:style-name="Command"><text:span text:style-name="T113"> </text:span></text:span><text:span text:style-name="T113">Specify </text:span><text:span text:style-name="T106">to which length of peptide predictor work</text:span><text:span text:style-name="T114">s</text:span><text:span text:style-name="T107">.</text:span><text:span text:style-name="T113"> </text:span><text:span text:style-name="Courier"><text:span text:style-name="T102">Parameter </text:span></text:span><text:span text:style-name="Courier"><text:span text:style-name="T12">value</text:span></text:span><text:span text:style-name="Courier"><text:span text:style-name="T102"> is</text:span></text:span><text:span text:style-name="Courier"><text:span text:style-name="T110"> number</text:span></text:span><text:span text:style-name="Courier"><text:span text:style-name="T105">, </text:span></text:span><text:span text:style-name="Courier"><text:span text:style-name="T102">with </text:span></text:span><text:span text:style-name="Courier"><text:span text:style-name="T110">default</text:span></text:span><text:span text:style-name="Courier"><text:span text:style-name="T108"> </text:span></text:span><text:span text:style-name="Command"><text:span text:style-name="T234">11</text:span></text:span><text:span text:style-name="T107">.</text:span></text:p>
        </text:list-item>
      </text:list>
      <text:list xml:id="list990486686492298070" text:style-name="L36">
        <text:list-item>
          <text:p text:style-name="P131"><text:span text:style-name="Command"><text:span text:style-name="T201">WORK_NETMHCPAN_1_24A</text:span></text:span><text:span text:style-name="Courier"><text:span text:style-name="T71"><text:line-break/></text:span></text:span><text:span text:style-name="Courier"><text:span text:style-name="T97">Specify</text:span></text:span><text:span text:style-name="T79"> </text:span><text:span text:style-name="T81">execution of </text:span><text:span text:style-name="T82">netMHCpan </text:span><text:span text:style-name="T97">predictor, </text:span><text:span text:style-name="T82">ver</text:span><text:span text:style-name="T83">sion</text:span><text:span text:style-name="T82"> 2.4a.</text:span><text:span text:style-name="T97"> </text:span><text:span text:style-name="T91">Parameter </text:span><text:span text:style-name="T11">value</text:span><text:span text:style-name="T91"> is</text:span><text:span text:style-name="T92"> string with default value "</text:span><text:span text:style-name="Command"><text:span text:style-name="T201">no</text:span></text:span><text:span text:style-name="T92">". Possible values are </text:span><text:span text:style-name="T93">"</text:span><text:span text:style-name="Command"><text:span text:style-name="T201">yes</text:span></text:span><text:span text:style-name="T93">" </text:span><text:span text:style-name="T80">or</text:span><text:span text:style-name="T93"> "</text:span><text:span text:style-name="Command"><text:span text:style-name="T201">no</text:span></text:span><text:span text:style-name="T93">"</text:span><text:span text:style-name="T92">.</text:span></text:p>
        </text:list-item>
      </text:list>
      <text:list xml:id="list8294984411840255081" text:style-name="L37">
        <text:list-item>
          <text:p text:style-name="P132"><text:span text:style-name="Command"><text:span text:style-name="T234">NETMHCPAN_1_24A_ALLELE_FILE</text:span></text:span><text:span text:style-name="Courier"><text:span text:style-name="T99"><text:line-break/></text:span></text:span><text:span text:style-name="Courier"><text:span text:style-name="T100">This variable </text:span></text:span><text:bookmark text:name="result_box28126111"/><text:span text:style-name="Courier"><text:span text:style-name="T100">has meaning </text:span></text:span><text:span text:style-name="Courier"><text:span text:style-name="T104">only </text:span></text:span><text:span text:style-name="Courier"><text:span text:style-name="T100">if </text:span></text:span><text:span text:style-name="Command"><text:span text:style-name="T234">WORK_NETMHCPAN_1_24A</text:span></text:span><text:span text:style-name="Command"><text:span text:style-name="T100"> is set.</text:span></text:span><text:span text:style-name="Command"><text:span text:style-name="T101"> </text:span></text:span><text:span text:style-name="Courier"><text:span text:style-name="T101">Specify</text:span></text:span><text:span text:style-name="Courier"><text:span text:style-name="T105"> </text:span></text:span><text:span text:style-name="Courier"><text:span text:style-name="T106">file with allele. Path is specified absolute or relative </text:span></text:span><text:bookmark text:name="result_box332111"/><text:span text:style-name="Courier"><text:span text:style-name="T106">with regard to configuration file</text:span></text:span><text:span text:style-name="Courier"><text:span text:style-name="T107">.</text:span></text:span><text:span text:style-name="Courier"><text:span text:style-name="T101"> </text:span></text:span><text:span text:style-name="Command"><text:span text:style-name="T102">Parameter </text:span></text:span><text:span text:style-name="Command"><text:span text:style-name="T12">value</text:span></text:span><text:span text:style-name="Command"><text:span text:style-name="T102"> is</text:span></text:span><text:span text:style-name="Command"><text:span text:style-name="T103"> string with default value</text:span></text:span><text:span text:style-name="Courier"><text:span text:style-name="T108"> </text:span></text:span><text:span text:style-name="T107">"</text:span><text:span text:style-name="Command"><text:span text:style-name="T234">NetMhcPan.2.4a.pseudo</text:span></text:span><text:span text:style-name="T107">".</text:span></text:p>
        </text:list-item>
      </text:list>
      <text:list xml:id="list569148270025930333" text:style-name="L38">
        <text:list-item>
          <text:p text:style-name="P133"><text:span text:style-name="Command"><text:span text:style-name="T234">NETMHCPAN_1_24A_LENGTH_FROM</text:span></text:span><text:span text:style-name="Courier"><text:span text:style-name="T99"><text:line-break/></text:span></text:span><text:span text:style-name="T100">This variable </text:span><text:bookmark text:name="result_box28112"/><text:span text:style-name="T100">has meaning </text:span><text:span text:style-name="T104">only </text:span><text:span text:style-name="T100">if </text:span><text:span text:style-name="Command"><text:span text:style-name="T234">WORK_NETMHCPAN_1_24A</text:span></text:span><text:span text:style-name="Command"><text:span text:style-name="T100"> is set.</text:span></text:span><text:span text:style-name="Command"><text:span text:style-name="T113"> </text:span></text:span><text:span text:style-name="T113">Specify </text:span><text:span text:style-name="T106">from which length of peptide predictor work</text:span><text:span text:style-name="T114">s</text:span><text:span text:style-name="T106">.</text:span><text:span text:style-name="T113"> </text:span><text:span text:style-name="Courier"><text:span text:style-name="T102">Parameter </text:span></text:span><text:span text:style-name="Courier"><text:span text:style-name="T12">value</text:span></text:span><text:span text:style-name="Courier"><text:span text:style-name="T102"> is</text:span></text:span><text:span text:style-name="Courier"><text:span text:style-name="T110"> number</text:span></text:span><text:span text:style-name="Courier"><text:span text:style-name="T105">, </text:span></text:span><text:span text:style-name="Courier"><text:span text:style-name="T102">with </text:span></text:span><text:span text:style-name="Courier"><text:span text:style-name="T110">default</text:span></text:span><text:span text:style-name="Courier"><text:span text:style-name="T108"> </text:span></text:span><text:span text:style-name="Command"><text:span text:style-name="T234">8</text:span></text:span><text:span text:style-name="T107">.</text:span></text:p>
        </text:list-item>
      </text:list>
      <text:list xml:id="list4639005662043357303" text:style-name="L39">
        <text:list-item>
          <text:p text:style-name="P134"><text:span text:style-name="Command"><text:span text:style-name="T234">NETMHCPAN_1_24A_LENGTH_TO</text:span></text:span><text:span text:style-name="Courier"><text:span text:style-name="T99"><text:line-break/></text:span></text:span><text:span text:style-name="T100">This variable </text:span><text:bookmark text:name="result_box28113"/><text:span text:style-name="T100">has meaning </text:span><text:span text:style-name="T104">only </text:span><text:span text:style-name="T100">if </text:span><text:span text:style-name="Command"><text:span text:style-name="T234">WORK_NETMHCPAN_1_24A</text:span></text:span><text:span text:style-name="Command"><text:span text:style-name="T100"> is set.</text:span></text:span><text:span text:style-name="Command"><text:span text:style-name="T113"> </text:span></text:span><text:span text:style-name="T113">Specify </text:span><text:span text:style-name="T106">to which length of peptide predictor work</text:span><text:span text:style-name="T114">s</text:span><text:span text:style-name="T106">.</text:span><text:span text:style-name="T113"> </text:span><text:span text:style-name="Courier"><text:span text:style-name="T102">Parameter </text:span></text:span><text:span text:style-name="Courier"><text:span text:style-name="T12">value</text:span></text:span><text:span text:style-name="Courier"><text:span text:style-name="T102"> is</text:span></text:span><text:span text:style-name="Courier"><text:span text:style-name="T110"> number</text:span></text:span><text:span text:style-name="Courier"><text:span text:style-name="T105">, </text:span></text:span><text:span text:style-name="Courier"><text:span text:style-name="T102">with </text:span></text:span><text:span text:style-name="Courier"><text:span text:style-name="T110">default</text:span></text:span><text:span text:style-name="Courier"><text:span text:style-name="T108"> </text:span></text:span><text:span text:style-name="Command"><text:span text:style-name="T234">11</text:span></text:span><text:span text:style-name="T107">.</text:span></text:p>
        </text:list-item>
      </text:list>
      <text:list xml:id="list4474541097730568390" text:style-name="L40">
        <text:list-item>
          <text:p text:style-name="P135"><text:span text:style-name="Command"><text:span text:style-name="T201">WORK_NETMHCPAN_1_28A</text:span></text:span><text:span text:style-name="Courier"><text:span text:style-name="T71"><text:line-break/></text:span></text:span><text:span text:style-name="T97">Specify</text:span><text:span text:style-name="T79"> </text:span><text:span text:style-name="T81">execution of </text:span><text:span text:style-name="T82">netMHCpan </text:span><text:span text:style-name="T97">predictor, </text:span><text:span text:style-name="T82">ver</text:span><text:span text:style-name="T83">sion</text:span><text:span text:style-name="T82"> 2.8a.</text:span><text:span text:style-name="T97"> </text:span><text:span text:style-name="T91">Parameter </text:span><text:span text:style-name="T11">value</text:span><text:span text:style-name="T91"> is</text:span><text:span text:style-name="T92"> string with default value "</text:span><text:span text:style-name="Command"><text:span text:style-name="T201">no</text:span></text:span><text:span text:style-name="T92">". Possible values are </text:span><text:span text:style-name="T93">"</text:span><text:span text:style-name="Command"><text:span text:style-name="T201">yes</text:span></text:span><text:span text:style-name="T93">" </text:span><text:span text:style-name="T80">or</text:span><text:span text:style-name="T93"> "</text:span><text:span text:style-name="Command"><text:span text:style-name="T201">no</text:span></text:span><text:span text:style-name="T93">"</text:span><text:span text:style-name="T92">.</text:span></text:p>
        </text:list-item>
      </text:list>
      <text:list xml:id="list5703994289739742714" text:style-name="L41">
        <text:list-item>
          <text:p text:style-name="P136"><text:span text:style-name="Command"><text:span text:style-name="T234">NETMHCPAN_1_28A_ALLELE_FILE</text:span></text:span><text:span text:style-name="Courier"><text:span text:style-name="T99"><text:line-break/></text:span></text:span><text:span text:style-name="Courier"><text:span text:style-name="T100">This variable </text:span></text:span><text:bookmark text:name="result_box281261111"/><text:span text:style-name="Courier"><text:span text:style-name="T100">has meaning </text:span></text:span><text:span text:style-name="Courier"><text:span text:style-name="T104">only </text:span></text:span><text:span text:style-name="Courier"><text:span text:style-name="T100">if </text:span></text:span><text:span text:style-name="Command"><text:span text:style-name="T234">WORK_NETMHCPAN_1_28A</text:span></text:span><text:span text:style-name="Command"><text:span text:style-name="T100"> is set.</text:span></text:span><text:span text:style-name="Command"><text:span text:style-name="T101"> </text:span></text:span><text:span text:style-name="Courier"><text:span text:style-name="T101">Specify</text:span></text:span><text:span text:style-name="Courier"><text:span text:style-name="T105"> </text:span></text:span><text:span text:style-name="Courier"><text:span text:style-name="T106">file with allele. Path is specified absolute or relative </text:span></text:span><text:bookmark text:name="result_box3321111"/><text:span text:style-name="Courier"><text:span text:style-name="T106">with regard to configuration file</text:span></text:span><text:span text:style-name="Courier"><text:span text:style-name="T107">.</text:span></text:span><text:span text:style-name="Courier"><text:span text:style-name="T101"> </text:span></text:span><text:span text:style-name="Command"><text:span text:style-name="T102">Parameter </text:span></text:span><text:span text:style-name="Command"><text:span text:style-name="T12">value</text:span></text:span><text:span text:style-name="Command"><text:span text:style-name="T102"> is</text:span></text:span><text:span text:style-name="Command"><text:span text:style-name="T103"> string with default value</text:span></text:span><text:span text:style-name="Courier"><text:span text:style-name="T108"> </text:span></text:span><text:span text:style-name="T107">"</text:span><text:span text:style-name="Command"><text:span text:style-name="T234">NetMhcPan.2.8a.pseudo</text:span></text:span><text:span text:style-name="T107">".</text:span></text:p>
        </text:list-item>
      </text:list>
      <text:list xml:id="list729329154798526089" text:style-name="L42">
        <text:list-item>
          <text:p text:style-name="P137"><text:span text:style-name="Command"><text:span text:style-name="T234">NETMHCPAN_1_28A_LENGTH_FROM</text:span></text:span><text:span text:style-name="Courier"><text:span text:style-name="T99"><text:line-break/></text:span></text:span><text:soft-page-break/><text:span text:style-name="T100">This variable </text:span><text:bookmark text:name="result_box28115"/><text:span text:style-name="T100">has meaning </text:span><text:span text:style-name="T104">only </text:span><text:span text:style-name="T100">if </text:span><text:span text:style-name="Command"><text:span text:style-name="T234">WORK_NETMHCPAN_1_28A</text:span></text:span><text:span text:style-name="Command"><text:span text:style-name="T100"> is set.</text:span></text:span><text:span text:style-name="Command"><text:span text:style-name="T113"> </text:span></text:span><text:span text:style-name="T113">Specify </text:span><text:span text:style-name="T106">from which length of peptide predictor work</text:span><text:span text:style-name="T114">s</text:span><text:span text:style-name="T106">.</text:span><text:span text:style-name="T113"> </text:span><text:span text:style-name="Courier"><text:span text:style-name="T102">Parameter </text:span></text:span><text:span text:style-name="Courier"><text:span text:style-name="T12">value</text:span></text:span><text:span text:style-name="Courier"><text:span text:style-name="T102"> is</text:span></text:span><text:span text:style-name="Courier"><text:span text:style-name="T110"> number</text:span></text:span><text:span text:style-name="Courier"><text:span text:style-name="T105">, </text:span></text:span><text:span text:style-name="Courier"><text:span text:style-name="T102">with </text:span></text:span><text:span text:style-name="Courier"><text:span text:style-name="T110">default</text:span></text:span><text:span text:style-name="Courier"><text:span text:style-name="T108"> </text:span></text:span><text:span text:style-name="Command"><text:span text:style-name="T234">8</text:span></text:span><text:span text:style-name="T107">.</text:span></text:p>
        </text:list-item>
      </text:list>
      <text:list xml:id="list8069444122927550137" text:style-name="L43">
        <text:list-item>
          <text:p text:style-name="P138"><text:span text:style-name="Command"><text:span text:style-name="T234">NETMHCPAN_1_28A_LENGTH_TO</text:span></text:span><text:span text:style-name="Courier"><text:span text:style-name="T99"><text:line-break/></text:span></text:span><text:span text:style-name="T100">This variable </text:span><text:bookmark text:name="result_box28116"/><text:span text:style-name="T100">has meaning </text:span><text:span text:style-name="T104">only </text:span><text:span text:style-name="T100">if </text:span><text:span text:style-name="Command"><text:span text:style-name="T234">WORK_NETMHCPAN_1_28A</text:span></text:span><text:span text:style-name="Command"><text:span text:style-name="T100"> is set.</text:span></text:span><text:span text:style-name="Command"><text:span text:style-name="T113"> </text:span></text:span><text:span text:style-name="T113">Specify </text:span><text:span text:style-name="Courier"><text:span text:style-name="T106">to which length of peptide predictor work</text:span></text:span><text:span text:style-name="Courier"><text:span text:style-name="T114">s</text:span></text:span><text:span text:style-name="Courier"><text:span text:style-name="T106">.</text:span></text:span><text:span text:style-name="Courier"><text:span text:style-name="T113"> </text:span></text:span><text:span text:style-name="Courier"><text:span text:style-name="T102">Parameter </text:span></text:span><text:span text:style-name="Courier"><text:span text:style-name="T12">value</text:span></text:span><text:span text:style-name="Courier"><text:span text:style-name="T102"> is</text:span></text:span><text:span text:style-name="Courier"><text:span text:style-name="T110"> number</text:span></text:span><text:span text:style-name="Courier"><text:span text:style-name="T105">, </text:span></text:span><text:span text:style-name="Courier"><text:span text:style-name="T102">with </text:span></text:span><text:span text:style-name="Courier"><text:span text:style-name="T110">default</text:span></text:span><text:span text:style-name="Courier"><text:span text:style-name="T108"> </text:span></text:span><text:span text:style-name="Command"><text:span text:style-name="T234">11</text:span></text:span><text:span text:style-name="Courier"><text:span text:style-name="T107">.</text:span></text:span></text:p>
        </text:list-item>
      </text:list>
      <text:list xml:id="list6530478562234953433" text:style-name="L44">
        <text:list-item>
          <text:p text:style-name="P139"><text:span text:style-name="Command"><text:span text:style-name="T201">WORK_NETMHCPAN_2_10B</text:span></text:span><text:span text:style-name="Courier"><text:span text:style-name="T71"><text:line-break/></text:span></text:span><text:span text:style-name="T97">Specify</text:span><text:span text:style-name="T79"> </text:span><text:span text:style-name="T81">execution of </text:span><text:span text:style-name="T82">netMHCIIpan </text:span><text:span text:style-name="T97">predictor, </text:span><text:span text:style-name="T82">ver</text:span><text:span text:style-name="T83">s</text:span><text:span text:style-name="T82">i</text:span><text:span text:style-name="T83">on</text:span><text:span text:style-name="T82"> 1.0b.</text:span><text:span text:style-name="T97"> </text:span><text:span text:style-name="T91">Parameter </text:span><text:span text:style-name="T11">value</text:span><text:span text:style-name="T91"> is</text:span><text:span text:style-name="T92"> string with default value "</text:span><text:span text:style-name="Command"><text:span text:style-name="T201">no</text:span></text:span><text:span text:style-name="T92">". Possible values are </text:span><text:span text:style-name="T93">"</text:span><text:span text:style-name="Command"><text:span text:style-name="T201">yes</text:span></text:span><text:span text:style-name="T93">" </text:span><text:span text:style-name="T80">or</text:span><text:span text:style-name="T93"> "</text:span><text:span text:style-name="Command"><text:span text:style-name="T201">no</text:span></text:span><text:span text:style-name="T93">"</text:span><text:span text:style-name="T92">.</text:span></text:p>
        </text:list-item>
      </text:list>
      <text:list xml:id="list1684714502513686284" text:style-name="L45">
        <text:list-item>
          <text:p text:style-name="P140"><text:span text:style-name="Command"><text:span text:style-name="T234">NETMHCPAN_2_10B_ALLELE_FILE </text:span></text:span><text:span text:style-name="Courier"><text:span text:style-name="T111"><text:line-break/></text:span></text:span><text:span text:style-name="Courier"><text:span text:style-name="T100">This variable </text:span></text:span><text:bookmark text:name="result_box2812611111"/><text:span text:style-name="Courier"><text:span text:style-name="T100">has meaning </text:span></text:span><text:span text:style-name="Courier"><text:span text:style-name="T104">only </text:span></text:span><text:span text:style-name="Courier"><text:span text:style-name="T100">if </text:span></text:span><text:span text:style-name="Command"><text:span text:style-name="T234">WORK_NETMHCPAN_2_10B</text:span></text:span><text:span text:style-name="Command"><text:span text:style-name="T100"> is set.</text:span></text:span><text:span text:style-name="Command"><text:span text:style-name="T101"> </text:span></text:span><text:span text:style-name="Courier"><text:span text:style-name="T101">Specify</text:span></text:span><text:span text:style-name="Courier"><text:span text:style-name="T105"> </text:span></text:span><text:span text:style-name="Courier"><text:span text:style-name="T106">file with allele. Path is specified absolute or relative </text:span></text:span><text:bookmark text:name="result_box33211111"/><text:span text:style-name="Courier"><text:span text:style-name="T106">with regard to configuration file</text:span></text:span><text:span text:style-name="Courier"><text:span text:style-name="T107">.</text:span></text:span><text:span text:style-name="Courier"><text:span text:style-name="T101"> </text:span></text:span><text:span text:style-name="Command"><text:span text:style-name="T102">Parameter </text:span></text:span><text:span text:style-name="Command"><text:span text:style-name="T12">value</text:span></text:span><text:span text:style-name="Command"><text:span text:style-name="T102"> is</text:span></text:span><text:span text:style-name="Command"><text:span text:style-name="T103"> string with default value</text:span></text:span><text:span text:style-name="Courier"><text:span text:style-name="T101"> </text:span></text:span><text:span text:style-name="T107">"</text:span><text:span text:style-name="Command"><text:span text:style-name="T234">NetMhcIIPan.1.0b.pseudo</text:span></text:span><text:span text:style-name="T107">".</text:span></text:p>
        </text:list-item>
      </text:list>
      <text:list xml:id="list4097673759269122980" text:style-name="L46">
        <text:list-item>
          <text:p text:style-name="P141"><text:span text:style-name="Command"><text:span text:style-name="T234">NETMHCPAN_2_10B_LENGTH_FROM</text:span></text:span><text:span text:style-name="Courier"><text:span text:style-name="T99"><text:line-break/></text:span></text:span><text:span text:style-name="T100">This variable </text:span><text:bookmark text:name="result_box28118"/><text:span text:style-name="T100">has meaning </text:span><text:span text:style-name="T104">only </text:span><text:span text:style-name="T100">if </text:span><text:span text:style-name="Command"><text:span text:style-name="T234">WORK_NETMHCPAN_2_10B</text:span></text:span><text:span text:style-name="Command"><text:span text:style-name="T100"> is set.</text:span></text:span><text:span text:style-name="Command"><text:span text:style-name="T113"> </text:span></text:span><text:span text:style-name="T113">Specify </text:span><text:span text:style-name="T106">from which length of peptide predictor work</text:span><text:span text:style-name="T114">s</text:span><text:span text:style-name="T106">.</text:span><text:span text:style-name="T113"> </text:span><text:span text:style-name="Courier"><text:span text:style-name="T102">Parameter </text:span></text:span><text:span text:style-name="Courier"><text:span text:style-name="T12">value</text:span></text:span><text:span text:style-name="Courier"><text:span text:style-name="T102"> is</text:span></text:span><text:span text:style-name="Courier"><text:span text:style-name="T110"> number</text:span></text:span><text:span text:style-name="Courier"><text:span text:style-name="T105">, </text:span></text:span><text:span text:style-name="Courier"><text:span text:style-name="T102">with </text:span></text:span><text:span text:style-name="Courier"><text:span text:style-name="T110">default</text:span></text:span><text:span text:style-name="Courier"><text:span text:style-name="T108"> </text:span></text:span><text:span text:style-name="Command"><text:span text:style-name="T234">9</text:span></text:span><text:span text:style-name="T107">.</text:span></text:p>
        </text:list-item>
      </text:list>
      <text:list xml:id="list4446805978584647222" text:style-name="L47">
        <text:list-item>
          <text:p text:style-name="P142"><text:span text:style-name="Command"><text:span text:style-name="T234">NETMHCPAN_2_10B_LENGTH_TO</text:span></text:span><text:span text:style-name="Courier"><text:span text:style-name="T99"><text:line-break/></text:span></text:span><text:span text:style-name="T100">This variable </text:span><text:bookmark text:name="result_box28119"/><text:span text:style-name="T100">has meaning </text:span><text:span text:style-name="T104">only </text:span><text:span text:style-name="T100">if </text:span><text:span text:style-name="Command"><text:span text:style-name="T234">WORK_NETMHCPAN_2_10B</text:span></text:span><text:span text:style-name="Command"><text:span text:style-name="T100"> is set.</text:span></text:span><text:span text:style-name="Command"><text:span text:style-name="T113"> </text:span></text:span><text:span text:style-name="T113">Specify </text:span><text:span text:style-name="T106">to which length of peptide predictor work</text:span><text:span text:style-name="T114">s</text:span><text:span text:style-name="T106">.</text:span><text:span text:style-name="T113"> </text:span><text:span text:style-name="Courier"><text:span text:style-name="T102">Parameter </text:span></text:span><text:span text:style-name="Courier"><text:span text:style-name="T12">value</text:span></text:span><text:span text:style-name="Courier"><text:span text:style-name="T102"> is</text:span></text:span><text:span text:style-name="Courier"><text:span text:style-name="T110"> number</text:span></text:span><text:span text:style-name="Courier"><text:span text:style-name="T105">, </text:span></text:span><text:span text:style-name="Courier"><text:span text:style-name="T102">with </text:span></text:span><text:span text:style-name="Courier"><text:span text:style-name="T110">default</text:span></text:span><text:span text:style-name="Courier"><text:span text:style-name="T108"> </text:span></text:span><text:span text:style-name="Command"><text:span text:style-name="T234">15</text:span></text:span><text:span text:style-name="T107">.</text:span></text:p>
        </text:list-item>
      </text:list>
      <text:list xml:id="list5187878082085911680" text:style-name="L48">
        <text:list-item>
          <text:p text:style-name="P143"><text:span text:style-name="Command"><text:span text:style-name="T201">WORK_NETMHCPAN_2_20B</text:span></text:span><text:span text:style-name="Courier"><text:span text:style-name="T71"><text:line-break/></text:span></text:span><text:span text:style-name="T97">Specify</text:span><text:span text:style-name="T79"> </text:span><text:span text:style-name="T81">execution of </text:span><text:span text:style-name="T82">netMHCIIpan </text:span><text:span text:style-name="T97">predictor, </text:span><text:span text:style-name="T82">ver</text:span><text:span text:style-name="T83">sion</text:span><text:span text:style-name="T82"> 2.0b.</text:span><text:span text:style-name="T97"> </text:span><text:span text:style-name="T91">Parameter </text:span><text:span text:style-name="T11">value</text:span><text:span text:style-name="T91"> is</text:span><text:span text:style-name="T92"> string with default value "</text:span><text:span text:style-name="Command"><text:span text:style-name="T201">no</text:span></text:span><text:span text:style-name="T92">". Possible values are </text:span><text:span text:style-name="T93">"</text:span><text:span text:style-name="Command"><text:span text:style-name="T201">yes</text:span></text:span><text:span text:style-name="T93">" </text:span><text:span text:style-name="T80">or</text:span><text:span text:style-name="T93"> "</text:span><text:span text:style-name="Command"><text:span text:style-name="T201">no</text:span></text:span><text:span text:style-name="T93">"</text:span><text:span text:style-name="T92">.</text:span></text:p>
        </text:list-item>
      </text:list>
      <text:list xml:id="list1189015822151386123" text:style-name="L49">
        <text:list-item>
          <text:p text:style-name="P144"><text:span text:style-name="Command"><text:span text:style-name="T234">NETMHCPAN_2_20B_ALLELE_FILE</text:span></text:span><text:span text:style-name="Courier"><text:span text:style-name="T99"><text:line-break/></text:span></text:span><text:span text:style-name="Courier"><text:span text:style-name="T100">This variable </text:span></text:span><text:bookmark text:name="result_box28126111111"/><text:span text:style-name="Courier"><text:span text:style-name="T100">has meaning </text:span></text:span><text:span text:style-name="Courier"><text:span text:style-name="T104">only </text:span></text:span><text:span text:style-name="Courier"><text:span text:style-name="T100">if </text:span></text:span><text:span text:style-name="Command"><text:span text:style-name="T234">WORK_NETMHCPAN_2_20B</text:span></text:span><text:span text:style-name="Command"><text:span text:style-name="T100"> is set.</text:span></text:span><text:span text:style-name="Command"><text:span text:style-name="T101"> </text:span></text:span><text:span text:style-name="Courier"><text:span text:style-name="T101">Specify</text:span></text:span><text:span text:style-name="Courier"><text:span text:style-name="T105"> </text:span></text:span><text:span text:style-name="Courier"><text:span text:style-name="T106">file with allele. Path is specified absolute or relative </text:span></text:span><text:bookmark text:name="result_box332111111"/><text:span text:style-name="Courier"><text:span text:style-name="T106">with regard to configuration file</text:span></text:span><text:span text:style-name="Courier"><text:span text:style-name="T107">.</text:span></text:span><text:span text:style-name="Courier"><text:span text:style-name="T101"> </text:span></text:span><text:span text:style-name="Command"><text:span text:style-name="T102">Parameter </text:span></text:span><text:span text:style-name="Command"><text:span text:style-name="T12">value</text:span></text:span><text:span text:style-name="Command"><text:span text:style-name="T102"> is</text:span></text:span><text:span text:style-name="Command"><text:span text:style-name="T103"> string with default value</text:span></text:span><text:span text:style-name="Courier"><text:span text:style-name="T101"> </text:span></text:span><text:span text:style-name="T107">"</text:span><text:span text:style-name="Command"><text:span text:style-name="T234">NetMhcIIPan.2.0b.pseudo</text:span></text:span><text:span text:style-name="T107">".</text:span></text:p>
        </text:list-item>
      </text:list>
      <text:list xml:id="list1499642664147425727" text:style-name="L50">
        <text:list-item>
          <text:p text:style-name="P145"><text:span text:style-name="Command"><text:span text:style-name="T234">NETMHCPAN_2_20B_LENGTH_FROM</text:span></text:span><text:span text:style-name="Courier"><text:span text:style-name="T99"><text:line-break/></text:span></text:span><text:span text:style-name="T100">This variable </text:span><text:bookmark text:name="result_box28121"/><text:span text:style-name="T100">has meaning </text:span><text:span text:style-name="T104">only </text:span><text:span text:style-name="T100">if </text:span><text:span text:style-name="Command"><text:span text:style-name="T234">WORK_NETMHCPAN_2_20B</text:span></text:span><text:span text:style-name="Command"><text:span text:style-name="T100"> is set.</text:span></text:span><text:span text:style-name="Command"><text:span text:style-name="T113"> </text:span></text:span><text:span text:style-name="T113">Specify </text:span><text:span text:style-name="T106">from which length of peptide predictor work</text:span><text:span text:style-name="T114">s</text:span><text:span text:style-name="T106">.</text:span><text:span text:style-name="T113"> </text:span><text:span text:style-name="Courier"><text:span text:style-name="T102">Parameter </text:span></text:span><text:span text:style-name="Courier"><text:span text:style-name="T12">value</text:span></text:span><text:span text:style-name="Courier"><text:span text:style-name="T102"> is</text:span></text:span><text:span text:style-name="Courier"><text:span text:style-name="T110"> number</text:span></text:span><text:span text:style-name="Courier"><text:span text:style-name="T105">, </text:span></text:span><text:span text:style-name="Courier"><text:span text:style-name="T102">with </text:span></text:span><text:span text:style-name="Courier"><text:span text:style-name="T110">default</text:span></text:span><text:span text:style-name="T107"> </text:span><text:span text:style-name="Command"><text:span text:style-name="T234">9</text:span></text:span><text:span text:style-name="T107">.</text:span></text:p>
        </text:list-item>
      </text:list>
      <text:list xml:id="list1289608078088785337" text:style-name="L51">
        <text:list-item>
          <text:p text:style-name="P146"><text:span text:style-name="Command"><text:span text:style-name="T234">NETMHCPAN_2_20B_LENGTH_TO</text:span></text:span><text:span text:style-name="Courier"><text:span text:style-name="T99"><text:line-break/></text:span></text:span><text:span text:style-name="T100">This variable </text:span><text:bookmark text:name="result_box28122"/><text:span text:style-name="T100">has meaning </text:span><text:span text:style-name="T104">only </text:span><text:span text:style-name="T100">if </text:span><text:span text:style-name="Command"><text:span text:style-name="T234">WORK_NETMHCPAN_2_20B</text:span></text:span><text:span text:style-name="Command"><text:span text:style-name="T100"> is set.</text:span></text:span><text:span text:style-name="Command"><text:span text:style-name="T113"> </text:span></text:span><text:span text:style-name="T113">Specify </text:span><text:span text:style-name="T106">to which length of peptide predictor work</text:span><text:span text:style-name="T114">s</text:span><text:span text:style-name="T106">.</text:span><text:span text:style-name="T113"> </text:span><text:span text:style-name="Courier"><text:span text:style-name="T102">Parameter </text:span></text:span><text:span text:style-name="Courier"><text:span text:style-name="T12">value</text:span></text:span><text:span text:style-name="Courier"><text:span text:style-name="T102"> is</text:span></text:span><text:span text:style-name="Courier"><text:span text:style-name="T110"> number</text:span></text:span><text:span text:style-name="Courier"><text:span text:style-name="T105">, </text:span></text:span><text:span text:style-name="Courier"><text:span text:style-name="T102">with </text:span></text:span><text:span text:style-name="Courier"><text:span text:style-name="T110">default</text:span></text:span><text:span text:style-name="Courier"><text:span text:style-name="T108"> </text:span></text:span><text:span text:style-name="Command"><text:span text:style-name="T234">15</text:span></text:span><text:span text:style-name="T107">.</text:span></text:p>
        </text:list-item>
      </text:list>
      <text:list xml:id="list14537560589584" text:continue-list="list5187878082085911680" text:style-name="L48">
        <text:list-item>
          <text:p text:style-name="P143"><text:span text:style-name="Command"><text:span text:style-name="T201">WORK_NETMHCPAN_2_30</text:span></text:span><text:span text:style-name="Command"><text:span text:style-name="T212">C</text:span></text:span><text:span text:style-name="Courier"><text:span text:style-name="T71"><text:line-break/></text:span></text:span><text:span text:style-name="T97">Specify</text:span><text:span text:style-name="T79"> </text:span><text:span text:style-name="T81">execution of </text:span><text:span text:style-name="T82">netMHCIIpan </text:span><text:span text:style-name="T97">predictor, </text:span><text:span text:style-name="T82">ver</text:span><text:span text:style-name="T83">sion</text:span><text:span text:style-name="T82"> 3.0</text:span><text:span text:style-name="T84">c</text:span><text:span text:style-name="T82">.</text:span><text:span text:style-name="T97"> </text:span><text:span text:style-name="T91">Parameter </text:span><text:span text:style-name="T11">value</text:span><text:span text:style-name="T91"> is</text:span><text:span text:style-name="T92"> string with default value "</text:span><text:span text:style-name="Command"><text:span text:style-name="T201">no</text:span></text:span><text:span text:style-name="T92">". Possible values are </text:span><text:span text:style-name="T93">"</text:span><text:span text:style-name="Command"><text:span text:style-name="T201">yes</text:span></text:span><text:span text:style-name="T93">" </text:span><text:span text:style-name="T80">or</text:span><text:span text:style-name="T93"> "</text:span><text:span text:style-name="Command"><text:span text:style-name="T201">no</text:span></text:span><text:span text:style-name="T93">"</text:span><text:span text:style-name="T92">.</text:span></text:p>
        </text:list-item>
      </text:list>
      <text:list xml:id="list1378806514554769882" text:style-name="L52">
        <text:list-item>
          <text:p text:style-name="P147"><text:span text:style-name="Command"><text:span text:style-name="T234">NETMHCPAN_2_30</text:span></text:span><text:span text:style-name="Command"><text:span text:style-name="T235">C</text:span></text:span><text:span text:style-name="Command"><text:span text:style-name="T234">_ALLELE_FILE</text:span></text:span><text:span text:style-name="Courier"><text:span text:style-name="T99"><text:line-break/></text:span></text:span><text:span text:style-name="Courier"><text:span text:style-name="T100">This variable </text:span></text:span><text:bookmark text:name="result_box281261111111"/><text:span text:style-name="Courier"><text:span text:style-name="T100">has meaning </text:span></text:span><text:span text:style-name="Courier"><text:span text:style-name="T104">only </text:span></text:span><text:span text:style-name="Courier"><text:span text:style-name="T100">if </text:span></text:span><text:span text:style-name="Command"><text:span text:style-name="T234">WORK_NETMHCPAN_2_30</text:span></text:span><text:span text:style-name="Command"><text:span text:style-name="T235">C</text:span></text:span><text:span text:style-name="Command"><text:span text:style-name="T100"> is set.</text:span></text:span><text:span text:style-name="Command"><text:span text:style-name="T101"> </text:span></text:span><text:span text:style-name="Courier"><text:span text:style-name="T101">Specify</text:span></text:span><text:span text:style-name="Courier"><text:span text:style-name="T105"> </text:span></text:span><text:span text:style-name="Courier"><text:span text:style-name="T106">file with allele. Path is specified absolute or relative </text:span></text:span><text:bookmark text:name="result_box3321111111"/><text:span text:style-name="Courier"><text:span text:style-name="T106">with regard to configuration file</text:span></text:span><text:span text:style-name="Courier"><text:span text:style-name="T107">.</text:span></text:span><text:span text:style-name="Courier"><text:span text:style-name="T101"> </text:span></text:span><text:span text:style-name="Command"><text:span text:style-name="T102">Parameter </text:span></text:span><text:span text:style-name="Command"><text:span text:style-name="T12">value</text:span></text:span><text:span text:style-name="Command"><text:span text:style-name="T102"> is</text:span></text:span><text:span text:style-name="Command"><text:span text:style-name="T103"> string with default value</text:span></text:span><text:span text:style-name="Courier"><text:span text:style-name="T108"> </text:span></text:span><text:span text:style-name="T107">"</text:span><text:span text:style-name="Command"><text:span text:style-name="T234">NetMhcIIPan.3.0</text:span></text:span><text:span text:style-name="Command"><text:span text:style-name="T235">c</text:span></text:span><text:span text:style-name="Command"><text:span text:style-name="T234">.pseudo</text:span></text:span><text:span text:style-name="T107">".</text:span></text:p>
        </text:list-item>
      </text:list>
      <text:list xml:id="list4493142897150718026" text:style-name="L53">
        <text:list-item>
          <text:p text:style-name="P148"><text:span text:style-name="Command"><text:span text:style-name="T234">NETMHCPAN_2_30</text:span></text:span><text:span text:style-name="Command"><text:span text:style-name="T235">C</text:span></text:span><text:span text:style-name="Command"><text:span text:style-name="T234">_LENGTH_FROM</text:span></text:span><text:span text:style-name="Courier"><text:span text:style-name="T99"><text:line-break/></text:span></text:span><text:span text:style-name="T100">This variable </text:span><text:bookmark text:name="result_box28124"/><text:span text:style-name="T100">has meaning </text:span><text:span text:style-name="T104">only </text:span><text:span text:style-name="T100">if </text:span><text:span text:style-name="Command"><text:span text:style-name="T234">WORK_NETMHCPAN_2_30</text:span></text:span><text:span text:style-name="Command"><text:span text:style-name="T235">C</text:span></text:span><text:span text:style-name="Command"><text:span text:style-name="T100"> is set.</text:span></text:span><text:span text:style-name="Command"><text:span text:style-name="T113"> </text:span></text:span><text:span text:style-name="T113">Specify </text:span><text:span text:style-name="T106">from which length of peptide predictor work</text:span><text:span text:style-name="T114">s</text:span><text:span text:style-name="T106">.</text:span><text:span text:style-name="T113"> </text:span><text:span text:style-name="T102">Parameter </text:span><text:span text:style-name="T12">value</text:span><text:span text:style-name="T102"> is</text:span><text:span text:style-name="T110"> number</text:span><text:span text:style-name="T105">, </text:span><text:span text:style-name="T102">with </text:span><text:span text:style-name="T110">default </text:span><text:span text:style-name="Command"><text:span text:style-name="T234">9</text:span></text:span><text:span text:style-name="T107">.</text:span></text:p>
        </text:list-item>
      </text:list>
      <text:list xml:id="list2832462691356594013" text:style-name="L54">
        <text:list-item>
          <text:p text:style-name="P161"><text:span text:style-name="Command"><text:span text:style-name="T234">NETMHCPAN_2_30</text:span></text:span><text:span text:style-name="Command"><text:span text:style-name="T235">C</text:span></text:span><text:span text:style-name="Command"><text:span text:style-name="T234">_LENGTH_TO</text:span></text:span><text:span text:style-name="Courier"><text:span text:style-name="T99"><text:line-break/></text:span></text:span><text:span text:style-name="T100">This variable </text:span><text:bookmark text:name="result_box28125"/><text:span text:style-name="T100">has meaning </text:span><text:span text:style-name="T104">only </text:span><text:span text:style-name="T100">if </text:span><text:span text:style-name="Command"><text:span text:style-name="T234">WORK_NETMHCPAN_2_30</text:span></text:span><text:span text:style-name="Command"><text:span text:style-name="T235">C</text:span></text:span><text:span text:style-name="Command"><text:span text:style-name="T100"> is set.</text:span></text:span><text:span text:style-name="Command"><text:span text:style-name="T113"> </text:span></text:span><text:span text:style-name="T113">Specify </text:span><text:span text:style-name="T106">to which length of peptide predictor work</text:span><text:span text:style-name="T114">s</text:span><text:span text:style-name="T106">.</text:span><text:span text:style-name="T113"> </text:span><text:span text:style-name="Courier"><text:span text:style-name="T102">Parameter </text:span></text:span><text:span text:style-name="Courier"><text:span text:style-name="T12">value</text:span></text:span><text:span text:style-name="Courier"><text:span text:style-name="T102"> is</text:span></text:span><text:span text:style-name="Courier"><text:span text:style-name="T110"> number</text:span></text:span><text:span text:style-name="Courier"><text:span text:style-name="T105">, </text:span></text:span><text:span text:style-name="Courier"><text:span text:style-name="T102">with </text:span></text:span><text:span text:style-name="Courier"><text:span text:style-name="T110">default</text:span></text:span><text:span text:style-name="Courier"><text:span text:style-name="T108"> </text:span></text:span><text:span text:style-name="Command"><text:span text:style-name="T234">15</text:span></text:span><text:span text:style-name="T99">.</text:span></text:p>
        </text:list-item>
        <text:list-item>
          <text:p text:style-name="P149"><text:soft-page-break/><text:span text:style-name="Command"><text:span text:style-name="T201">WORK_NETMHCPAN_2_3</text:span></text:span><text:span text:style-name="Command"><text:span text:style-name="T241">1A</text:span></text:span><text:span text:style-name="Courier"><text:span text:style-name="T71"><text:line-break/></text:span></text:span><text:span text:style-name="T97">Specify</text:span><text:span text:style-name="T79"> </text:span><text:span text:style-name="T81">execution of </text:span><text:span text:style-name="T82">netMHCIIpan </text:span><text:span text:style-name="T97">predictor, </text:span><text:span text:style-name="T82">ver</text:span><text:span text:style-name="T83">sion</text:span><text:span text:style-name="T82"> 3.</text:span><text:span text:style-name="T98">1a</text:span><text:span text:style-name="T82">.</text:span><text:span text:style-name="T97"> </text:span><text:span text:style-name="T91">Parameter </text:span><text:span text:style-name="T11">value</text:span><text:span text:style-name="T91"> is</text:span><text:span text:style-name="T92"> string with default value "</text:span><text:span text:style-name="Command"><text:span text:style-name="T201">no</text:span></text:span><text:span text:style-name="T92">". Possible values are </text:span><text:span text:style-name="T93">"</text:span><text:span text:style-name="Command"><text:span text:style-name="T201">yes</text:span></text:span><text:span text:style-name="T93">" </text:span><text:span text:style-name="T80">or</text:span><text:span text:style-name="T93"> "</text:span><text:span text:style-name="Command"><text:span text:style-name="T201">no</text:span></text:span><text:span text:style-name="T93">"</text:span><text:span text:style-name="T92">.</text:span></text:p>
        </text:list-item>
        <text:list-item>
          <text:p text:style-name="P149"><text:span text:style-name="Command"><text:span text:style-name="T234">NETMHCPAN_2_3</text:span></text:span><text:span text:style-name="Command"><text:span text:style-name="T236">1A</text:span></text:span><text:span text:style-name="Command"><text:span text:style-name="T234">_ALLELE_FILE</text:span></text:span><text:span text:style-name="Courier"><text:span text:style-name="T99"><text:line-break/></text:span></text:span><text:span text:style-name="Courier"><text:span text:style-name="T100">This variable </text:span></text:span><text:bookmark text:name="result_box2812611111111"/><text:span text:style-name="Courier"><text:span text:style-name="T100">has meaning </text:span></text:span><text:span text:style-name="Courier"><text:span text:style-name="T104">only </text:span></text:span><text:span text:style-name="Courier"><text:span text:style-name="T100">if </text:span></text:span><text:span text:style-name="Command"><text:span text:style-name="T234">WORK_NETMHCPAN_2_3</text:span></text:span><text:span text:style-name="Command"><text:span text:style-name="T236">1A</text:span></text:span><text:span text:style-name="Command"><text:span text:style-name="T100"> is set.</text:span></text:span><text:span text:style-name="Command"><text:span text:style-name="T101"> </text:span></text:span><text:span text:style-name="Courier"><text:span text:style-name="T101">Specify</text:span></text:span><text:span text:style-name="Courier"><text:span text:style-name="T105"> </text:span></text:span><text:span text:style-name="Courier"><text:span text:style-name="T106">file with allele. Path is specified absolute or relative </text:span></text:span><text:bookmark text:name="result_box33211111111"/><text:span text:style-name="Courier"><text:span text:style-name="T106">with regard to configuration file</text:span></text:span><text:span text:style-name="Courier"><text:span text:style-name="T107">.</text:span></text:span><text:span text:style-name="Courier"><text:span text:style-name="T101"> </text:span></text:span><text:span text:style-name="Command"><text:span text:style-name="T102">Parameter </text:span></text:span><text:span text:style-name="Command"><text:span text:style-name="T12">value</text:span></text:span><text:span text:style-name="Command"><text:span text:style-name="T102"> is</text:span></text:span><text:span text:style-name="Command"><text:span text:style-name="T103"> string with default value</text:span></text:span><text:span text:style-name="Courier"><text:span text:style-name="T108"> </text:span></text:span><text:span text:style-name="T107">"</text:span><text:span text:style-name="Command"><text:span text:style-name="T234">NetMhcIIPan.3.</text:span></text:span><text:span text:style-name="Command"><text:span text:style-name="T236">1a</text:span></text:span><text:span text:style-name="Command"><text:span text:style-name="T234">.pseudo</text:span></text:span><text:span text:style-name="T107">".</text:span></text:p>
        </text:list-item>
        <text:list-item>
          <text:p text:style-name="P149"><text:span text:style-name="Command"><text:span text:style-name="T234">NETMHCPAN_2_3</text:span></text:span><text:span text:style-name="Command"><text:span text:style-name="T236">1A</text:span></text:span><text:span text:style-name="Command"><text:span text:style-name="T234">_LENGTH_FROM</text:span></text:span><text:span text:style-name="Courier"><text:span text:style-name="T99"><text:line-break/></text:span></text:span><text:span text:style-name="T100">This variable </text:span><text:bookmark text:name="result_box281241"/><text:span text:style-name="T100">has meaning </text:span><text:span text:style-name="T104">only </text:span><text:span text:style-name="T100">if </text:span><text:span text:style-name="Command"><text:span text:style-name="T234">WORK_NETMHCPAN_2_3</text:span></text:span><text:span text:style-name="Command"><text:span text:style-name="T236">1A</text:span></text:span><text:span text:style-name="Command"><text:span text:style-name="T100"> is set.</text:span></text:span><text:span text:style-name="Command"><text:span text:style-name="T113"> </text:span></text:span><text:span text:style-name="T113">Specify </text:span><text:span text:style-name="T106">from which length of peptide predictor work</text:span><text:span text:style-name="T114">s</text:span><text:span text:style-name="T106">.</text:span><text:span text:style-name="T113"> </text:span><text:span text:style-name="T102">Parameter </text:span><text:span text:style-name="T12">value</text:span><text:span text:style-name="T102"> is</text:span><text:span text:style-name="T110"> number</text:span><text:span text:style-name="T105">, </text:span><text:span text:style-name="T102">with </text:span><text:span text:style-name="T110">default </text:span><text:span text:style-name="Command"><text:span text:style-name="T234">9</text:span></text:span><text:span text:style-name="T107">.</text:span></text:p>
        </text:list-item>
        <text:list-item>
          <text:p text:style-name="P162"><text:span text:style-name="Command"><text:span text:style-name="T234">NETMHCPAN_2_3</text:span></text:span><text:span text:style-name="Command"><text:span text:style-name="T236">1A</text:span></text:span><text:span text:style-name="Command"><text:span text:style-name="T234">_LENGTH_TO</text:span></text:span><text:span text:style-name="Courier"><text:span text:style-name="T99"><text:line-break/></text:span></text:span><text:span text:style-name="T100">This variable has meaning </text:span><text:span text:style-name="T104">only </text:span><text:span text:style-name="T100">if </text:span><text:span text:style-name="Command"><text:span text:style-name="T234">WORK_NETMHCPAN_2_3</text:span></text:span><text:span text:style-name="Command"><text:span text:style-name="T236">1A</text:span></text:span><text:span text:style-name="Command"><text:span text:style-name="T100"> is set.</text:span></text:span><text:span text:style-name="Command"><text:span text:style-name="T113"> </text:span></text:span><text:span text:style-name="T113">Specify </text:span><text:span text:style-name="T106">to which length of peptide predictor work</text:span><text:span text:style-name="T114">s</text:span><text:span text:style-name="T106">.</text:span><text:span text:style-name="T113"> </text:span><text:span text:style-name="Courier"><text:span text:style-name="T102">Parameter </text:span></text:span><text:span text:style-name="Courier"><text:span text:style-name="T12">value</text:span></text:span><text:span text:style-name="Courier"><text:span text:style-name="T102"> is</text:span></text:span><text:span text:style-name="Courier"><text:span text:style-name="T110"> number</text:span></text:span><text:span text:style-name="Courier"><text:span text:style-name="T105">, </text:span></text:span><text:span text:style-name="Courier"><text:span text:style-name="T102">with </text:span></text:span><text:span text:style-name="Courier"><text:span text:style-name="T110">default</text:span></text:span><text:span text:style-name="Courier"><text:span text:style-name="T108"> </text:span></text:span><text:span text:style-name="Command"><text:span text:style-name="T234">15</text:span></text:span><text:span text:style-name="T99">.</text:span></text:p>
        </text:list-item>
      </text:list>
      <text:h text:style-name="P202" text:outline-level="1"><text:bookmark-start text:name="__RefHeading__4472_442860805"/>Running<text:bookmark-end text:name="__RefHeading__4472_442860805"/></text:h>
      <text:p text:style-name="P23">MassPred can be started with command in installed directory:</text:p>
      <text:p text:style-name="P36"><text:span text:style-name="Command"><text:span text:style-name="T201">./work.sh &lt;</text:span></text:span><text:span text:style-name="Command"><text:span text:style-name="T213">configuration_file</text:span></text:span><text:span text:style-name="Command"><text:span text:style-name="T201">&gt; &lt;</text:span></text:span><text:span text:style-name="Command"><text:span text:style-name="T213">input</text:span></text:span><text:span text:style-name="Command"><text:span text:style-name="T201">&gt;</text:span></text:span></text:p>
      <text:p text:style-name="P49"/>
      <text:p text:style-name="P50"><text:span text:style-name="T193">Input is a directory with FASTA</text:span> <text:span text:style-name="T193">files or a single FASTA</text:span> <text:span text:style-name="T193">file with multiple FASTA formats.</text:span>.</text:p>
      <text:p text:style-name="P52"><text:span text:style-name="T193">For each protein in each FASTA file, MassPred execute required predictors and/or command </text:span><text:bookmark text:name="result_box8"/>if the command is given<text:span text:style-name="T193">.</text:span></text:p>
      <text:p text:style-name="P16"/>
      <text:h text:style-name="P203" text:outline-level="1"><text:bookmark-start text:name="__RefHeading__4474_442860805"/>Re<text:span text:style-name="T193">sults</text:span><text:bookmark-end text:name="__RefHeading__4474_442860805"/></text:h>
      <text:p text:style-name="P25"><text:bookmark text:name="result_box24"/>After <text:span text:style-name="T244">MassPred's </text:span>successful <text:span text:style-name="T198">ending, the </text:span>result will be <text:span text:style-name="T244">found </text:span>in the output directory that is printed at the end of <text:span text:style-name="T198">execution</text:span>.</text:p>
      <text:p text:style-name="P25"><text:span text:style-name="T244">The </text:span>Name <text:span text:style-name="T244">of </text:span>the output directory is calculated as the name of the <text:span text:style-name="T198">input with added "</text:span><text:span text:style-name="T6">.</text:span><text:span text:style-name="T2">out</text:span><text:span text:style-name="T146">"</text:span><text:span text:style-name="T145">.</text:span><text:line-break/>If <text:span text:style-name="T244">command is </text:span>specified<text:span text:style-name="T198">,</text:span> in the output directory will <text:span text:style-name="T244">be found</text:span> the <text:span text:style-name="T246">sub </text:span>directory <text:span text:style-name="T2">command</text:span> with the results of the <text:span text:style-name="T198">execution </text:span>command<text:span text:style-name="T198"> for each protein</text:span>. Other files are the results of predictors.</text:p>
      <text:h text:style-name="P209" text:outline-level="2"><text:bookmark-start text:name="__RefHeading__4591_442860805"/>SQL<text:bookmark-end text:name="__RefHeading__4591_442860805"/></text:h>
      <text:p text:style-name="P17"><text:bookmark text:name="result_box25"/><text:span text:style-name="T244">The r</text:span>esults <text:span text:style-name="T198">of the </text:span>predictors <text:span text:style-name="T246">can be</text:span> found in the output directory. Depending on which predictors are <text:span text:style-name="T246">applied, the appropriate </text:span>file with the results<text:span text:style-name="T246"> is generated</text:span>. The files are <text:span text:style-name="T198">g</text:span>zip<text:span text:style-name="T198">e</text:span>d.<text:line-break/><text:span text:style-name="T244">The process</text:span> always generate the LOAD files, while generating <text:span text:style-name="T244">the </text:span>SQL files <text:span text:style-name="T198">is </text:span>optional.<text:line-break/><text:span text:style-name="T244">The </text:span>FAIL files appear if the error occurred <text:span text:style-name="T246">during</text:span> the execution <text:span text:style-name="T246">for some </text:span>predictors<text:span text:style-name="T246"> (the most common example is execution of VSL2b predictor which can not be applied on proteins with letters denotes ambiguous AAs)</text:span>.</text:p>
      <text:p text:style-name="P18"/>
      <text:p text:style-name="P24"><text:span text:style-name="T195">Possible files in the output directory</text:span>:</text:p>
      <text:list xml:id="list6301580211348914776" text:style-name="L55">
        <text:list-item>
          <text:p text:style-name="P150"><text:span text:style-name="Command"><text:span text:style-name="T201">epitope_fail.load.gz</text:span></text:span><text:span text:style-name="Courier"><text:span text:style-name="T201"><text:line-break/></text:span></text:span><text:span text:style-name="T214">gziped LOAD file with list of netMHC failed predictors. This file is generated if the error occurred in the execution of netMHC predictors.</text:span></text:p>
        </text:list-item>
        <text:list-item>
          <text:p text:style-name="P151"><text:span text:style-name="Command"><text:span text:style-name="T201">epitope_fail.sql.gz</text:span></text:span><text:span text:style-name="Courier"><text:span text:style-name="T201"><text:line-break/></text:span></text:span><text:span text:style-name="T214">gziped SQL file with list of netMHC failed predictors.</text:span><text:span text:style-name="T223"> </text:span><text:span text:style-name="T214">This file is generated if the error occurred in the execution of netMHC predictors.</text:span></text:p>
        </text:list-item>
      </text:list>
      <text:list xml:id="list7819600253480846878" text:style-name="L56">
        <text:list-item>
          <text:p text:style-name="P152"><text:span text:style-name="Command"><text:span text:style-name="T201">region_fail.load.gz</text:span></text:span><text:span text:style-name="Courier"><text:span text:style-name="T201"><text:line-break/></text:span></text:span><text:span text:style-name="T214">gziped LOAD file with list of disorder failed predictors. This file is generated if the error occurred in the execution of disorder predictors.</text:span></text:p>
        </text:list-item>
      </text:list>
      <text:list xml:id="list196611611380634440" text:style-name="L57">
        <text:list-item>
          <text:p text:style-name="P153"><text:span text:style-name="Command"><text:span text:style-name="T201">region_fail.sql.gz</text:span></text:span><text:span text:style-name="Courier"><text:span text:style-name="T201"><text:line-break/></text:span></text:span><text:span text:style-name="T214">gziped SQL file with list of disorder failed predictors. This file is generated if the error occurred in the execution of disorder predictors.</text:span></text:p>
        </text:list-item>
      </text:list>
      <text:list xml:id="list5389079012346825065" text:style-name="L58">
        <text:list-item>
          <text:p text:style-name="P154"><text:span text:style-name="Command"><text:span text:style-name="T201">hydro.load.gz</text:span></text:span><text:span text:style-name="Courier"><text:span text:style-name="T201"><text:line-break/></text:span></text:span><text:span text:style-name="T214">gziped LOAD file with </text:span><text:span text:style-name="T223">the </text:span><text:span text:style-name="T214">results of hydrophobia.</text:span></text:p>
        </text:list-item>
      </text:list>
      <text:list xml:id="list4694201895723813465" text:style-name="L59">
        <text:list-item>
          <text:p text:style-name="P155"><text:span text:style-name="Command"><text:span text:style-name="T201">hydro.sql.gz</text:span></text:span><text:span text:style-name="Courier"><text:span text:style-name="T201"><text:line-break/></text:span></text:span><text:span text:style-name="Courier"><text:span text:style-name="T85">gziped</text:span></text:span><text:span text:style-name="T82"> </text:span><text:span text:style-name="T214">SQL file with </text:span><text:span text:style-name="T223">the </text:span><text:span text:style-name="T214">results of hydrophobia.</text:span></text:p>
        </text:list-item>
      </text:list>
      <text:list xml:id="list6633124478364359521" text:style-name="L60">
        <text:list-item>
          <text:p text:style-name="P156"><text:span text:style-name="Command"><text:span text:style-name="T201">epitope_success.load.gz<text:line-break/></text:span></text:span><text:span text:style-name="T214">gziped LOAD file with </text:span><text:span text:style-name="T223">the </text:span><text:span text:style-name="T214">results of netMHC predictors.</text:span></text:p>
        </text:list-item>
      </text:list>
      <text:list xml:id="list5175237865602358983" text:style-name="L61">
        <text:list-item>
          <text:p text:style-name="P158"><text:span text:style-name="Command"><text:span text:style-name="T201">epitope_success.sql.gz<text:line-break/></text:span></text:span><text:span text:style-name="T214">gziped SQL file with </text:span><text:span text:style-name="T223">the </text:span><text:span text:style-name="T214">results of netMHC predictors.</text:span></text:p>
        </text:list-item>
      </text:list>
      <text:list xml:id="list14536304598091" text:continue-list="list6633124478364359521" text:style-name="L60">
        <text:list-item>
          <text:p text:style-name="P157"><text:span text:style-name="Command"><text:span text:style-name="T201">epitope_success</text:span></text:span><text:span text:style-name="Command"><text:span text:style-name="T215">_numeric</text:span></text:span><text:span text:style-name="Command"><text:span text:style-name="T201">.load.gz<text:line-break/></text:span></text:span><text:span text:style-name="T214">gziped LOAD file with numeric results of netMHC predictors. This file is generated if</text:span><text:span text:style-name="T223"> </text:span><text:span text:style-name="Command"><text:span text:style-name="T201">WORK_NUMERIC</text:span></text:span><text:span text:style-name="T223"> o</text:span><text:span text:style-name="T214">ption</text:span><text:span text:style-name="T223"> is given</text:span><text:span text:style-name="T214">.</text:span></text:p>
        </text:list-item>
      </text:list>
      <text:list xml:id="list3552435888756472669" text:style-name="L62">
        <text:list-item>
          <text:p text:style-name="P163"><text:span text:style-name="Command"><text:span text:style-name="T201">epitope_success</text:span></text:span><text:span text:style-name="Command"><text:span text:style-name="T215">_numeric</text:span></text:span><text:span text:style-name="Command"><text:span text:style-name="T201">.sql.gz<text:line-break/></text:span></text:span><text:span text:style-name="T201">gzip</text:span><text:span text:style-name="T216">ed</text:span><text:span text:style-name="T201"> SQL </text:span><text:span text:style-name="T216">file with numeric results of </text:span><text:span text:style-name="T201">net</text:span><text:span text:style-name="T215">MHC</text:span><text:span text:style-name="T201"> predi</text:span><text:span text:style-name="T216">ctors</text:span><text:span text:style-name="T201">. This file is generated if</text:span><text:span text:style-name="T223"> </text:span><text:span text:style-name="Command"><text:span text:style-name="T201">WORK_NUMERIC</text:span></text:span><text:span text:style-name="T223"> o</text:span><text:span text:style-name="T201">ption</text:span><text:span text:style-name="T223"> is given</text:span><text:span text:style-name="T201">.</text:span></text:p>
        </text:list-item>
      </text:list>
      <text:list xml:id="list14537663059071" text:continue-list="list5175237865602358983" text:style-name="L61">
        <text:list-item>
          <text:p text:style-name="P158"><text:span text:style-name="Command"><text:span text:style-name="T201">region_success.load.gz<text:line-break/></text:span></text:span><text:span text:style-name="T214">gziped LOAD file with </text:span><text:span text:style-name="T223">the </text:span><text:span text:style-name="T214">results of disorder predictors.</text:span></text:p>
        </text:list-item>
        <text:list-item>
          <text:p text:style-name="P158"><text:span text:style-name="Command"><text:span text:style-name="T201">region_success.sql.gz<text:line-break/></text:span></text:span><text:soft-page-break/><text:span text:style-name="T214">gziped SQL file with </text:span><text:span text:style-name="T223">the </text:span><text:span text:style-name="T214">results of disorder predictors.</text:span></text:p>
        </text:list-item>
        <text:list-item>
          <text:p text:style-name="P159"><text:span text:style-name="Command"><text:span text:style-name="T201">region_success_numeric.load.gz<text:line-break/></text:span></text:span><text:span text:style-name="T214">gziped LOAD file with numeric results of disorder predictors. This file is generated if</text:span><text:span text:style-name="T223"> </text:span><text:span text:style-name="Command"><text:span text:style-name="T201">WORK_NUMERIC</text:span></text:span><text:span text:style-name="T223"> o</text:span><text:span text:style-name="T214">ption</text:span><text:span text:style-name="T223"> is given</text:span><text:span text:style-name="T214">.</text:span></text:p>
        </text:list-item>
      </text:list>
      <text:list xml:id="list3746027801213946071" text:style-name="L63">
        <text:list-item>
          <text:p text:style-name="P160"><text:span text:style-name="Command"><text:span text:style-name="T201">region_success_numeric.sql.gz<text:line-break/></text:span></text:span><text:span text:style-name="T214">gziped SQL file with numeric results of disorder predictors. This file is generated if</text:span><text:span text:style-name="T223"> </text:span><text:span text:style-name="Command"><text:span text:style-name="T201">WORK_NUMERIC</text:span></text:span><text:span text:style-name="T223"> o</text:span><text:span text:style-name="T214">ption</text:span><text:span text:style-name="T223"> is given</text:span><text:span text:style-name="T214">.</text:span></text:p>
        </text:list-item>
      </text:list>
      <text:p text:style-name="P18"/>
      <text:p text:style-name="P4"><text:span text:style-name="T19">MassPred collects the results and filters them in a CSV file format in order to prepare the results in a form that can be used as an input in a </text:span><text:span text:style-name="T52">load</text:span><text:span text:style-name="T19"> utility program for loading results in RDBMS tables. By default, the results are filtered for IBM DB2 RDBMS</text:span></text:p>
      <text:p text:style-name="P4"><text:span text:style-name="T247">Load files includes data in CSV like format that </text:span><text:span text:style-name="T19">can be used as an input in a </text:span><text:span text:style-name="T53">LOAD</text:span><text:span text:style-name="T19"> utility</text:span><text:span text:style-name="T23"> </text:span><text:span text:style-name="T19">program for loading results in RDBMS tables</text:span><text:span text:style-name="T23">. Structure of tables that can be used are:</text:span></text:p>
      <text:p text:style-name="P2"/>
      <text:p text:style-name="P13"><text:span text:style-name="Command"><text:span text:style-name="T201">epitope_fail</text:span></text:span></text:p>
      <text:p text:style-name="P13"><text:span text:style-name="Command"><text:span text:style-name="T201">(</text:span></text:span></text:p>
      <text:p text:style-name="P13"><text:span text:style-name="Command"><text:span text:style-name="T201"><text:s text:c="2"/>protein_id <text:s text:c="7"/>VARCHAR(64),</text:span></text:span></text:p>
      <text:p text:style-name="P13"><text:span text:style-name="Command"><text:span text:style-name="T201"><text:s text:c="2"/>protein_reference VARCHAR(64),</text:span></text:span></text:p>
      <text:p text:style-name="P13"><text:span text:style-name="Command"><text:span text:style-name="T201"><text:s text:c="2"/>protein_file_name VARCHAR(64),</text:span></text:span></text:p>
      <text:p text:style-name="P13"><text:span text:style-name="Command"><text:span text:style-name="T201"><text:s text:c="2"/>type <text:s text:c="13"/>VARCHAR(32),</text:span></text:span></text:p>
      <text:p text:style-name="P13"><text:span text:style-name="Command"><text:span text:style-name="T201"><text:s text:c="2"/>allele <text:s text:c="11"/>VARCHAR(32),</text:span></text:span></text:p>
      <text:p text:style-name="P13"><text:span text:style-name="Command"><text:span text:style-name="T201"><text:s text:c="2"/>length <text:s text:c="11"/>INTEGER</text:span></text:span></text:p>
      <text:p text:style-name="P13"><text:span text:style-name="Command"><text:span text:style-name="T201">)</text:span></text:span></text:p>
      <text:p text:style-name="P13"><text:span text:style-name="Command"><text:span text:style-name="T201"/></text:span></text:p>
      <text:p text:style-name="P13"><text:span text:style-name="Command"><text:span text:style-name="T201">region_fail</text:span></text:span></text:p>
      <text:p text:style-name="P13"><text:span text:style-name="Command"><text:span text:style-name="T201">(</text:span></text:span></text:p>
      <text:p text:style-name="P13"><text:span text:style-name="Command"><text:span text:style-name="T201"><text:s text:c="2"/>protein_id <text:s text:c="7"/>VARCHAR(64),</text:span></text:span></text:p>
      <text:p text:style-name="P13"><text:span text:style-name="Command"><text:span text:style-name="T201"><text:s text:c="2"/>protein_reference VARCHAR(64),</text:span></text:span></text:p>
      <text:p text:style-name="P13"><text:span text:style-name="Command"><text:span text:style-name="T201"><text:s text:c="2"/>protein_file_name VARCHAR(64),</text:span></text:span></text:p>
      <text:p text:style-name="P13"><text:span text:style-name="Command"><text:span text:style-name="T201"><text:s text:c="2"/>type <text:s text:c="13"/>VARCHAR(32)</text:span></text:span></text:p>
      <text:p text:style-name="P13"><text:span text:style-name="Command"><text:span text:style-name="T201">)</text:span></text:span></text:p>
      <text:p text:style-name="P13"><text:span text:style-name="Command"><text:span text:style-name="T201"/></text:span></text:p>
      <text:p text:style-name="P13"><text:span text:style-name="Command"><text:span text:style-name="T201">hydro</text:span></text:span></text:p>
      <text:p text:style-name="P13"><text:span text:style-name="Command"><text:span text:style-name="T201">(</text:span></text:span></text:p>
      <text:p text:style-name="P13"><text:span text:style-name="Command"><text:span text:style-name="T201"><text:s text:c="2"/>protein_id <text:s text:c="7"/>VARCHAR(64),</text:span></text:span></text:p>
      <text:p text:style-name="P13"><text:span text:style-name="Command"><text:span text:style-name="T201"><text:s text:c="2"/>protein_reference VARCHAR(64),</text:span></text:span></text:p>
      <text:p text:style-name="P13"><text:span text:style-name="Command"><text:span text:style-name="T201"><text:s text:c="2"/>protein_file_name VARCHAR(64),</text:span></text:span></text:p>
      <text:p text:style-name="P13"><text:span text:style-name="Command"><text:span text:style-name="T201"><text:s text:c="2"/>position <text:s text:c="9"/>INTEGER,</text:span></text:span></text:p>
      <text:p text:style-name="P13"><text:span text:style-name="Command"><text:span text:style-name="T201"><text:s text:c="2"/>aa <text:s text:c="15"/>CHAR(1),</text:span></text:span></text:p>
      <text:p text:style-name="P13"><text:span text:style-name="Command"><text:span text:style-name="T201"><text:s text:c="2"/>hydro_kd <text:s text:c="9"/>DECIMAL,</text:span></text:span></text:p>
      <text:p text:style-name="P13"><text:span text:style-name="Command"><text:span text:style-name="T201"><text:s text:c="2"/>hydro_hw <text:s text:c="9"/>DECIMAL</text:span></text:span></text:p>
      <text:p text:style-name="P13"><text:span text:style-name="Command"><text:span text:style-name="T201">)</text:span></text:span></text:p>
      <text:p text:style-name="P13"><text:span text:style-name="Command"><text:span text:style-name="T201"/></text:span></text:p>
      <text:p text:style-name="P13"><text:span text:style-name="Command"><text:span text:style-name="T201">epitope</text:span></text:span></text:p>
      <text:p text:style-name="P13"><text:span text:style-name="Command"><text:span text:style-name="T201">(</text:span></text:span></text:p>
      <text:p text:style-name="P13"><text:span text:style-name="Command"><text:span text:style-name="T201"><text:s text:c="2"/>protein_id <text:s text:c="7"/>VARCHAR(64),</text:span></text:span></text:p>
      <text:p text:style-name="P13"><text:span text:style-name="Command"><text:span text:style-name="T201"><text:s text:c="2"/>protein_reference VARCHAR(64),</text:span></text:span></text:p>
      <text:p text:style-name="P13"><text:span text:style-name="Command"><text:span text:style-name="T201"><text:s text:c="2"/>protein_file_name VARCHAR(64),</text:span></text:span></text:p>
      <text:p text:style-name="P13"><text:span text:style-name="Command"><text:span text:style-name="T201"><text:s text:c="2"/>position <text:s text:c="9"/>INTEGER,</text:span></text:span></text:p>
      <text:p text:style-name="P13"><text:soft-page-break/><text:span text:style-name="Command"><text:span text:style-name="T201"><text:s text:c="2"/>epitope <text:s text:c="10"/>VARCHAR(32),</text:span></text:span></text:p>
      <text:p text:style-name="P13"><text:span text:style-name="Command"><text:span text:style-name="T201"><text:s text:c="2"/>pos <text:s text:c="14"/>INTEGER,</text:span></text:span></text:p>
      <text:p text:style-name="P13"><text:span text:style-name="Command"><text:span text:style-name="T201"><text:s text:c="2"/>core <text:s text:c="13"/>VARCHAR(32),</text:span></text:span></text:p>
      <text:p text:style-name="P13"><text:span text:style-name="Command"><text:span text:style-name="T201"><text:s text:c="2"/>aff_log <text:s text:c="10"/>DECIMAL,</text:span></text:span></text:p>
      <text:p text:style-name="P13"><text:span text:style-name="Command"><text:span text:style-name="T201"><text:s text:c="2"/>aff <text:s text:c="14"/>DECIMAL,</text:span></text:span></text:p>
      <text:p text:style-name="P13"><text:span text:style-name="Command"><text:span text:style-name="T201"><text:s text:c="2"/>rank <text:s text:c="13"/>DECIMAL,</text:span></text:span></text:p>
      <text:p text:style-name="P13"><text:span text:style-name="Command"><text:span text:style-name="T201"><text:s text:c="2"/>binding <text:s text:c="10"/>CHAR(2),</text:span></text:span></text:p>
      <text:p text:style-name="P13"><text:span text:style-name="Command"><text:span text:style-name="T201"><text:s text:c="2"/>type <text:s text:c="13"/>VARCHAR(32),</text:span></text:span></text:p>
      <text:p text:style-name="P13"><text:span text:style-name="Command"><text:span text:style-name="T201"><text:s text:c="2"/>allele <text:s text:c="11"/>VARCHAR(32),</text:span></text:span></text:p>
      <text:p text:style-name="P13"><text:span text:style-name="Command"><text:span text:style-name="T201"><text:s text:c="2"/>length <text:s text:c="11"/>INTEGER</text:span></text:span></text:p>
      <text:p text:style-name="P13"><text:span text:style-name="Command"><text:span text:style-name="T201">)</text:span></text:span></text:p>
      <text:p text:style-name="P13"><text:span text:style-name="Command"><text:span text:style-name="T201"/></text:span></text:p>
      <text:p text:style-name="P14"><text:span text:style-name="Command"><text:span text:style-name="T201">epitope_numeric</text:span></text:span></text:p>
      <text:p text:style-name="P14"><text:span text:style-name="Command"><text:span text:style-name="T201">(</text:span></text:span></text:p>
      <text:p text:style-name="P14"><text:span text:style-name="Command"><text:span text:style-name="T201"><text:s text:c="2"/>protein_id <text:s text:c="7"/>VARCHAR(64),</text:span></text:span></text:p>
      <text:p text:style-name="P14"><text:span text:style-name="Command"><text:span text:style-name="T201"><text:s text:c="2"/>protein_reference VARCHAR(64),</text:span></text:span></text:p>
      <text:p text:style-name="P14"><text:span text:style-name="Command"><text:span text:style-name="T201"><text:s text:c="2"/>protein_file_name VARCHAR(64),</text:span></text:span></text:p>
      <text:p text:style-name="P14"><text:span text:style-name="Command"><text:span text:style-name="T201"><text:s text:c="2"/>position <text:s text:c="9"/>INTEGER,</text:span></text:span></text:p>
      <text:p text:style-name="P14"><text:span text:style-name="Command"><text:span text:style-name="T201"><text:s text:c="2"/>epitope <text:s text:c="10"/>VARCHAR(32),</text:span></text:span></text:p>
      <text:p text:style-name="P14"><text:span text:style-name="Command"><text:span text:style-name="T201"><text:s text:c="2"/>pos <text:s text:c="14"/>INTEGER,</text:span></text:span></text:p>
      <text:p text:style-name="P14"><text:span text:style-name="Command"><text:span text:style-name="T201"><text:s text:c="2"/>core <text:s text:c="13"/>VARCHAR(32),</text:span></text:span></text:p>
      <text:p text:style-name="P14"><text:span text:style-name="Command"><text:span text:style-name="T201"><text:s text:c="2"/>aff_log <text:s text:c="10"/>DECIMAL,</text:span></text:span></text:p>
      <text:p text:style-name="P14"><text:span text:style-name="Command"><text:span text:style-name="T201"><text:s text:c="2"/>aff <text:s text:c="14"/>DECIMAL,</text:span></text:span></text:p>
      <text:p text:style-name="P14"><text:span text:style-name="Command"><text:span text:style-name="T201"><text:s text:c="2"/>rank <text:s text:c="13"/>DECIMAL,</text:span></text:span></text:p>
      <text:p text:style-name="P14"><text:span text:style-name="Command"><text:span text:style-name="T201"><text:s text:c="2"/>binding <text:s text:c="10"/>CHAR(2),</text:span></text:span></text:p>
      <text:p text:style-name="P14"><text:span text:style-name="Command"><text:span text:style-name="T201"><text:s text:c="2"/>type <text:s text:c="13"/>VARCHAR(32),</text:span></text:span></text:p>
      <text:p text:style-name="P14"><text:span text:style-name="Command"><text:span text:style-name="T201"><text:s text:c="2"/>allele <text:s text:c="11"/>VARCHAR(32),</text:span></text:span></text:p>
      <text:p text:style-name="P14"><text:span text:style-name="Command"><text:span text:style-name="T201"><text:s text:c="2"/>length <text:s text:c="11"/>INTEGER</text:span></text:span></text:p>
      <text:p text:style-name="P14"><text:span text:style-name="Command"><text:span text:style-name="T201">)</text:span></text:span></text:p>
      <text:p text:style-name="P14"><text:span text:style-name="Command"><text:span text:style-name="T201"/></text:span></text:p>
      <text:p text:style-name="P12"><text:span text:style-name="Command"><text:span text:style-name="T201">region</text:span></text:span></text:p>
      <text:p text:style-name="P12"><text:span text:style-name="Command"><text:span text:style-name="T201">(</text:span></text:span></text:p>
      <text:p text:style-name="P12"><text:span text:style-name="Command"><text:span text:style-name="T201"><text:s text:c="2"/>protein_id <text:s text:c="7"/>VARCHAR(64),</text:span></text:span></text:p>
      <text:p text:style-name="P12"><text:span text:style-name="Command"><text:span text:style-name="T201"><text:s text:c="2"/>protein_reference VARCHAR(64),</text:span></text:span></text:p>
      <text:p text:style-name="P12"><text:span text:style-name="Command"><text:span text:style-name="T201"><text:s text:c="2"/>protein_file_name VARCHAR(64),</text:span></text:span></text:p>
      <text:p text:style-name="P12"><text:span text:style-name="Command"><text:span text:style-name="T201"><text:s text:c="2"/>begin <text:s text:c="12"/>INTEGER,</text:span></text:span></text:p>
      <text:p text:style-name="P12"><text:span text:style-name="Command"><text:span text:style-name="T201"><text:s text:c="2"/>end <text:s text:c="14"/>INTEGER,</text:span></text:span></text:p>
      <text:p text:style-name="P12"><text:span text:style-name="Command"><text:span text:style-name="T201"><text:s text:c="2"/>order <text:s text:c="12"/>CHAR(1),</text:span></text:span></text:p>
      <text:p text:style-name="P12"><text:span text:style-name="Command"><text:span text:style-name="T201"><text:s text:c="2"/>type <text:s text:c="13"/>VARCHAR(32)</text:span></text:span></text:p>
      <text:p text:style-name="P12"><text:span text:style-name="Command"><text:span text:style-name="T201">)</text:span></text:span></text:p>
      <text:p text:style-name="P12"><text:span text:style-name="Command"><text:span text:style-name="T201"/></text:span></text:p>
      <text:p text:style-name="P13"><text:span text:style-name="Command"><text:span text:style-name="T201">region_numeric</text:span></text:span></text:p>
      <text:p text:style-name="P13"><text:span text:style-name="Command"><text:span text:style-name="T201">(</text:span></text:span></text:p>
      <text:p text:style-name="P13"><text:span text:style-name="Command"><text:span text:style-name="T201"><text:s text:c="2"/>protein_id <text:s text:c="7"/>VARCHAR(64),</text:span></text:span></text:p>
      <text:p text:style-name="P13"><text:span text:style-name="Command"><text:span text:style-name="T201"><text:s text:c="2"/>protein_reference VARCHAR(64),</text:span></text:span></text:p>
      <text:p text:style-name="P13"><text:span text:style-name="Command"><text:span text:style-name="T201"><text:s text:c="2"/>protein_file_name VARCHAR(64),</text:span></text:span></text:p>
      <text:p text:style-name="P13"><text:span text:style-name="Command"><text:span text:style-name="T201"><text:s text:c="2"/>position <text:s text:c="9"/>INTEGER,</text:span></text:span></text:p>
      <text:p text:style-name="P13"><text:span text:style-name="Command"><text:span text:style-name="T201"><text:s text:c="2"/>aa <text:s text:c="15"/>CHAR(1),</text:span></text:span></text:p>
      <text:p text:style-name="P13"><text:span text:style-name="Command"><text:span text:style-name="T201"><text:s text:c="2"/>value <text:s text:c="12"/>DECIMAL,</text:span></text:span></text:p>
      <text:p text:style-name="P13"><text:span text:style-name="Command"><text:span text:style-name="T201"><text:s text:c="2"/>order <text:s text:c="12"/>CHAR(1),</text:span></text:span></text:p>
      <text:p text:style-name="P13"><text:soft-page-break/><text:span text:style-name="Command"><text:span text:style-name="T201"><text:s text:c="2"/>type <text:s text:c="13"/>VARCHAR(32)</text:span></text:span></text:p>
      <text:p text:style-name="P13"><text:span text:style-name="Command"><text:span text:style-name="T201">)</text:span></text:span></text:p>
      <text:h text:style-name="P208" text:outline-level="2"><text:bookmark-start text:name="__RefHeading__4593_442860805"/>Command<text:bookmark-end text:name="__RefHeading__4593_442860805"/></text:h>
      <text:p text:style-name="P8"><text:span text:style-name="T217">If </text:span><text:span text:style-name="T224">the </text:span><text:span text:style-name="T217">option </text:span><text:span text:style-name="Command"><text:span text:style-name="T201">WORK_COMMAND</text:span></text:span><text:span text:style-name="Command"><text:span text:style-name="T81"> is se</text:span></text:span><text:span text:style-name="Command"><text:span text:style-name="T86">t</text:span></text:span><text:span text:style-name="Command"><text:span text:style-name="T90">,</text:span></text:span><text:span text:style-name="Command"><text:span text:style-name="T86"> then in </text:span></text:span><text:span text:style-name="T218">directory </text:span><text:span text:style-name="Command"><text:span text:style-name="T201">command</text:span></text:span><text:span text:style-name="T224">, </text:span><text:span text:style-name="T218">for each protein from input FASTA files, </text:span><text:span text:style-name="T224">can be found </text:span><text:span text:style-name="T218">three file</text:span><text:span text:style-name="T224">s</text:span><text:span text:style-name="T218"> with file name in form:</text:span></text:p>
      <text:p text:style-name="P9"><text:span text:style-name="Command"><text:span text:style-name="T201">&lt;</text:span></text:span><text:span text:style-name="Command"><text:span text:style-name="T219">name</text:span></text:span><text:span text:style-name="Command"><text:span text:style-name="T201">&gt;.&lt;</text:span></text:span><text:span text:style-name="Command"><text:span text:style-name="T219">number</text:span></text:span><text:span text:style-name="Command"><text:span text:style-name="T201">&gt;.&lt;suffix&gt;</text:span></text:span></text:p>
      <text:p text:style-name="P3"/>
      <text:p text:style-name="P3"><text:span text:style-name="T196">Name is the name of input file</text:span>.</text:p>
      <text:p text:style-name="P5"><text:span text:style-name="T196">Number is the position of the protein in FASTA</text:span> <text:span text:style-name="T196">file</text:span>.</text:p>
      <text:p text:style-name="P5">Suffix <text:span text:style-name="T196">is</text:span>:</text:p>
      <text:list xml:id="list310185355292985808" text:style-name="L64">
        <text:list-item>
          <text:p text:style-name="P164"><text:span text:style-name="T218">"</text:span><text:span text:style-name="Command"><text:span text:style-name="T201">rc</text:span></text:span><text:span text:style-name="T218">" </text:span><text:span text:style-name="T201">- </text:span><text:span text:style-name="T219">file with result code of executed command</text:span><text:span text:style-name="T201">,</text:span></text:p>
        </text:list-item>
        <text:list-item>
          <text:p text:style-name="P164"><text:span text:style-name="T218">"</text:span><text:span text:style-name="Command"><text:span text:style-name="T201">out</text:span></text:span><text:span text:style-name="T218">" </text:span><text:span text:style-name="T201">- </text:span><text:span text:style-name="T219">file with standard output of executed command</text:span><text:span text:style-name="T201">,</text:span></text:p>
        </text:list-item>
        <text:list-item>
          <text:p text:style-name="P164"><text:span text:style-name="T218">"</text:span><text:span text:style-name="Command"><text:span text:style-name="T201">err</text:span></text:span><text:span text:style-name="T218">" </text:span><text:span text:style-name="T201">- </text:span><text:span text:style-name="T219">file with standard error output of executed command</text:span><text:span text:style-name="T201">.</text:span></text:p>
        </text:list-item>
      </text:list>
      <text:p text:style-name="P96"/>
      <text:p text:style-name="P5"><text:bookmark text:name="result_box31"/>The command gets <text:span text:style-name="T199">in </text:span>standard input content <text:span text:style-name="T199">of </text:span>FASTA <text:span text:style-name="T199">file </text:span>(which refers to <text:span text:style-name="T245">the </text:span>specific protein in <text:span text:style-name="T245">the order</text:span>).</text:p>
      <text:p text:style-name="P6">Before <text:span text:style-name="T245">the </text:span>execution of command, <text:span text:style-name="T245">the </text:span>next environment variables are set:</text:p>
      <text:list xml:id="list5393281666696035686" text:style-name="L65">
        <text:list-item>
          <text:p text:style-name="P167"><text:span text:style-name="Command"><text:span text:style-name="T201">MASSPRED_INPUT</text:span></text:span><text:span text:style-name="T220"> - name of input FASTA file,</text:span></text:p>
        </text:list-item>
        <text:list-item>
          <text:p text:style-name="P167"><text:span text:style-name="Command"><text:span text:style-name="T201">MASSPRED_INPUT_POSITION</text:span></text:span><text:span text:style-name="T220"> - position of protein in input FASTA file,</text:span></text:p>
        </text:list-item>
        <text:list-item>
          <text:p text:style-name="P167"><text:span text:style-name="Command"><text:span text:style-name="T201">MASSPRED_OUTPUT</text:span></text:span><text:span text:style-name="T220"> - prefix of file name output files,</text:span></text:p>
        </text:list-item>
        <text:list-item>
          <text:p text:style-name="P167"><text:span text:style-name="Command"><text:span text:style-name="T201">MASSPRED_FASTA_DB</text:span></text:span><text:span text:style-name="T220"> - first field from header of input FASTA file,</text:span></text:p>
        </text:list-item>
        <text:list-item>
          <text:p text:style-name="P167"><text:span text:style-name="Command"><text:span text:style-name="T201">MASSPRED_FASTA_ID</text:span></text:span><text:span text:style-name="T220"> - second field from header of input FASTA file,</text:span></text:p>
        </text:list-item>
        <text:list-item>
          <text:p text:style-name="P167"><text:span text:style-name="Command"><text:span text:style-name="T201">MASSPRED_FASTA_REFERENCE_DB</text:span></text:span><text:span text:style-name="T220"> - third field from header of input FASTA file,</text:span></text:p>
        </text:list-item>
        <text:list-item>
          <text:p text:style-name="P168"><text:span text:style-name="Command"><text:span text:style-name="T201">MASSPRED_FASTA_REFERENCE</text:span></text:span><text:span text:style-name="T123"> - </text:span><text:bookmark text:name="result_box29"/><text:span text:style-name="T201">fourth</text:span><text:span text:style-name="T221"> field from header of input FASTA file</text:span><text:span text:style-name="T124">,</text:span></text:p>
        </text:list-item>
        <text:list-item>
          <text:p text:style-name="P167"><text:span text:style-name="Command"><text:span text:style-name="T201">MASSPRED_FILE_NAME</text:span></text:span><text:span text:style-name="T220"> - base part of input FASTA file name.</text:span></text:p>
        </text:list-item>
      </text:list>
      <text:p text:style-name="P38"><text:span text:style-name="Courier"><text:span text:style-name="T201"/></text:span></text:p>
      <text:h text:style-name="P204" text:outline-level="1"><text:bookmark-start text:name="__RefHeading__4595_442860805"/>Test<text:span text:style-name="T193">s</text:span><text:bookmark-end text:name="__RefHeading__4595_442860805"/></text:h>
      <text:p text:style-name="P69"><text:span text:style-name="T213">C</text:span><text:span text:style-name="T201">alling MassP</text:span><text:span text:style-name="T225">e</text:span><text:span text:style-name="T201">ed is very simple. On the command line from directory where </text:span><text:span text:style-name="T225">M</text:span><text:span text:style-name="T201">ass</text:span><text:span text:style-name="T225">P</text:span><text:span text:style-name="T201">red is unpacked <text:s/>(for example in directory </text:span><text:span text:style-name="T9">/usr/local/masspred</text:span><text:span text:style-name="T201">), <text:s/>just execute </text:span><text:span text:style-name="T9">work.sh</text:span><text:span text:style-name="T201"> script: </text:span></text:p>
      <text:p text:style-name="P81">./work.sh my_directory/configuration.ish my_directory/my_file.faa</text:p>
      <text:p text:style-name="P22"/>
      <text:p text:style-name="P22"><text:span text:style-name="Command"><text:span text:style-name="T147">Where </text:span></text:span><text:span text:style-name="Command"><text:span text:style-name="T7">configuration.ish</text:span></text:span><text:span text:style-name="Command"><text:span text:style-name="T147"> is configuration file de</text:span></text:span><text:span text:style-name="Command"><text:span text:style-name="T148">s</text:span></text:span><text:span text:style-name="Command"><text:span text:style-name="T147">cribed in chapter 3, and</text:span></text:span><text:span text:style-name="Command"><text:span text:style-name="T148"> </text:span></text:span><text:span text:style-name="Command"><text:span text:style-name="T8">my_file.faa</text:span></text:span><text:span text:style-name="Command"><text:span text:style-name="T147"> is file with </text:span></text:span><text:span text:style-name="Command"><text:span text:style-name="T148">FASTA</text:span></text:span><text:span text:style-name="Command"><text:span text:style-name="T147"> format of proteins. For example, t</text:span></text:span><text:span text:style-name="T145">hese commands can be </text:span><text:span text:style-name="T147">used for </text:span><text:span text:style-name="T145">test </text:span><text:span text:style-name="T147">of successful instal</text:span><text:span text:style-name="T148">l</text:span><text:span text:style-name="T147">ation </text:span><text:span text:style-name="T149">of MassPred:</text:span></text:p>
      <text:p text:style-name="P19"/>
      <text:p text:style-name="P43"><text:span text:style-name="Command"><text:span text:style-name="T201">./work.sh test/configuration.ish test/cancer.faa</text:span></text:span></text:p>
      <text:p text:style-name="P38"><text:span text:style-name="Command"><text:span text:style-name="T201">./work.sh test/configuration.ish test/iedb_9014-9017.faa</text:span></text:span></text:p>
      <text:p text:style-name="P38"><text:span text:style-name="Command"><text:span text:style-name="T201">./work.sh test/configuration.ish test/iedb_9000.faa</text:span></text:span></text:p>
      <text:p text:style-name="P38"><text:span text:style-name="Command"><text:span text:style-name="T201">./work.sh test/configuration.ish test/dir</text:span></text:span></text:p>
      <text:p text:style-name="P38"><text:span text:style-name="Command"><text:span text:style-name="T201">./work.sh test/configuration.ish test/p03211.faa</text:span></text:span></text:p>
      <text:p text:style-name="P38"><text:span text:style-name="Courier"><text:span text:style-name="T201"/></text:span></text:p>
      <text:h text:style-name="P205" text:outline-level="1"><text:bookmark-start text:name="__RefHeading__4476_442860805"/>Uninstall<text:bookmark-end text:name="__RefHeading__4476_442860805"/></text:h>
      <text:p text:style-name="P26"><text:bookmark text:name="result_box9"/><text:span text:style-name="T246">For uninstalling MassPred just delete </text:span>the directory in which <text:span text:style-name="T245">MassPred </text:span>is installed.</text:p>
      <text:p text:style-name="P58"/>
      <text:h text:style-name="P197" text:outline-level="1"><text:bookmark-start text:name="__RefHeading__4597_442860805"/>Update<text:bookmark-end text:name="__RefHeading__4597_442860805"/></text:h>
      <text:p text:style-name="P26"><text:bookmark text:name="result_box15"/><text:span text:style-name="T245">The l</text:span>onger and more secure way is to <text:span text:style-name="T245">uninstall MassPred </text:span>first and then install<text:span text:style-name="T245"> it </text:span>again.</text:p>
      <text:p text:style-name="P51"/>
      <text:p text:style-name="P37"><text:span text:style-name="Command"><text:span text:style-name="T90">The</text:span></text:span><text:span text:style-name="Command"><text:span text:style-name="T87"> shorter way </text:span></text:span><text:span text:style-name="Command"><text:span text:style-name="T90">allows</text:span></text:span><text:span text:style-name="Command"><text:span text:style-name="T87"> retain i</text:span></text:span><text:span text:style-name="Command"><text:span text:style-name="T90">ns</text:span></text:span><text:span text:style-name="Command"><text:span text:style-name="T87">tal</text:span></text:span><text:span text:style-name="Command"><text:span text:style-name="T88">led</text:span></text:span><text:span text:style-name="Command"><text:span text:style-name="T87"> predictors. </text:span></text:span><text:span text:style-name="Command"><text:span text:style-name="T88">F</text:span></text:span><text:span text:style-name="Command"><text:span text:style-name="T87">irst all installed predictors </text:span></text:span><text:span text:style-name="Command"><text:span text:style-name="T88">from </text:span></text:span><text:span text:style-name="Command"><text:span text:style-name="T90">the </text:span></text:span><text:span text:style-name="Command"><text:span text:style-name="T87">directories </text:span></text:span><text:span text:style-name="Command"><text:span text:style-name="T10">predictors</text:span></text:span><text:span text:style-name="Command"><text:span text:style-name="T87"> move to a temporary location, </text:span></text:span><text:span text:style-name="Command"><text:span text:style-name="T88">then delete</text:span></text:span><text:span text:style-name="Command"><text:span text:style-name="T87"> the directory containing the MassPred, </text:span></text:span><text:span text:style-name="Command"><text:span text:style-name="T90">after </text:span></text:span><text:span text:style-name="Command"><text:span text:style-name="T88">th</text:span></text:span><text:span text:style-name="Command"><text:span text:style-name="T90">at</text:span></text:span><text:span text:style-name="Command"><text:span text:style-name="T88"> </text:span></text:span><text:span text:style-name="Command"><text:span text:style-name="T87">unpack</text:span></text:span><text:span text:style-name="Command"><text:span text:style-name="T88"> </text:span></text:span><text:span text:style-name="Command"><text:span text:style-name="T87">again </text:span></text:span><text:span text:style-name="Command"><text:span text:style-name="T88">MassPred (</text:span></text:span><text:span text:style-name="Command"><text:span text:style-name="T90">in the </text:span></text:span><text:span text:style-name="Command"><text:span text:style-name="T88">same directory) </text:span></text:span><text:span text:style-name="Command"><text:span text:style-name="T87">and replace directory </text:span></text:span><text:span text:style-name="Command"><text:span text:style-name="T10">predictors</text:span></text:span><text:span text:style-name="Command"><text:span text:style-name="T87"> with the old version</text:span></text:span><text:span text:style-name="Command"><text:span text:style-name="T88"> (from </text:span></text:span><text:span text:style-name="Command"><text:span text:style-name="T90">the </text:span></text:span><text:span text:style-name="Command"><text:span text:style-name="T88">temporary location).</text:span></text:span></text:p>
      <text:p text:style-name="P70"><text:span text:style-name="Command"><text:span text:style-name="T87"/></text:span></text:p>
      <text:p text:style-name="P27"><text:bookmark text:name="result_box17"/>It is important that the complete path to the <text:span text:style-name="T200">predictors directory</text:span> <text:span text:style-name="T245">is </text:span>not changed. In order to ensure <text:span text:style-name="T245">that, </text:span>it is essential <text:span text:style-name="T245">to always install the </text:span>MassPred in the same <text:span text:style-name="T200">directory (for example </text:span><text:span text:style-name="T5">/usr/local/masspred</text:span><text:span text:style-name="T200">).</text:span></text:p>
      <text:p text:style-name="P53"/>
      <text:h text:style-name="P205" text:outline-level="1"><text:bookmark-start text:name="__RefHeading__4478_442860805"/>Possible problems<text:bookmark-end text:name="__RefHeading__4478_442860805"/></text:h>
      <text:p text:style-name="P28"><text:span text:style-name="T193">In case of error in execution, or </text:span><text:bookmark text:name="result_box11"/>interruption<text:span text:style-name="T193"> it is necessary to remove all temporary directories, which have form:</text:span></text:p>
      <text:p text:style-name="P39"><text:span text:style-name="Command"><text:span text:style-name="T201">/tmp/masspred-dir-&lt;</text:span></text:span><text:span text:style-name="Command"><text:span text:style-name="T213">number</text:span></text:span><text:span text:style-name="Command"><text:span text:style-name="T201">&gt;-&lt;</text:span></text:span><text:span text:style-name="Command"><text:span text:style-name="T213">number</text:span></text:span><text:span text:style-name="Command"><text:span text:style-name="T201">&gt;</text:span></text:span><text:span text:style-name="T214">.</text:span></text:p>
      <text:p text:style-name="P20"/>
      <text:p text:style-name="P29"><text:span text:style-name="T245">When the execution is normal, the MassPred clean all the temporary directories, but in case breaking of execution, it is possible </text:span><text:bookmark text:name="result_box13"/><text:span text:style-name="T245">that some temporary directories will not be properly removed</text:span>.</text:p>
      <text:p text:style-name="P31"><text:bookmark-start text:name="__RefHeading__4480_442860805"/><text:bookmark-end text:name="__RefHeading__4480_4428608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Courier2" svg:font-family="Courier" style:font-family-generic="modern" style:font-pitch="fixed"/>
    <style:font-face style:name="Courier1" svg:font-family="Courier" style:font-adornments="Bold" style:font-family-generic="modern" style:font-pitch="fixed"/>
    <style:font-face style:name="Courier" svg:font-family="Courier"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2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shadow="none">
        <style:tab-stops/>
        <style:drop-cap/>
      </style:paragraph-properties>
      <style:text-properties fo:font-size="115%"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urier" style:family="text">
      <style:text-properties style:font-name="Courier" fo:font-weight="bold" officeooo:rsid="0010b5e9" fo:background-color="transparent" style:font-weight-asian="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ommand" style:family="text">
      <style:text-properties style:font-name="Courier1" fo:font-weight="bold" officeooo:rsid="002f026e" style:font-weight-asian="normal"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6T01:36:39</meta:creation-date>
    <dc:date>2015-12-04T01:45:35.649964411</dc:date>
    <meta:editing-duration>PT9H56M15S</meta:editing-duration>
    <meta:editing-cycles>62</meta:editing-cycles>
    <meta:generator>LibreOffice/4.1.0.4$Linux_X86_64 LibreOffice_project/89ea49ddacd9aa532507cbf852f2bb22b1ace28</meta:generator>
    <meta:document-statistic meta:table-count="0" meta:image-count="0" meta:object-count="0" meta:page-count="25" meta:paragraph-count="489" meta:word-count="4272" meta:character-count="35017" meta:non-whitespace-character-count="30661"/>
  </office:meta>
</office:document-meta>
</file>